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style:style>
    <style:style style:name="gr2" style:family="graphic" style:parent-style-name="standard">
      <style:graphic-properties svg:stroke-color="#000000" draw:fill="solid" draw:fill-color="#000000"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0.004cm"/>
    </style:style>
    <style:style style:name="gr5" style:family="graphic" style:parent-style-name="standard">
      <style:graphic-properties svg:stroke-color="#000000" draw:fill="solid" draw:fill-color="#ffffff" draw:textarea-horizontal-align="justify" draw:textarea-vertical-align="middle" draw:auto-grow-height="false"/>
    </style:style>
    <style:style style:name="gr6" style:family="graphic" style:parent-style-name="standard">
      <style:graphic-properties draw:stroke="solid" svg:stroke-color="#000000" draw:fill="solid" draw:fill-color="#e6ff00" fo:min-height="0.766cm"/>
    </style:style>
    <style:style style:name="gr7" style:family="graphic" style:parent-style-name="standard">
      <style:graphic-properties draw:stroke="dash" draw:stroke-dash="Ultrafine_20_Dashed" draw:fill="solid" draw:fill-color="#ffcc99" draw:textarea-horizontal-align="justify" draw:textarea-vertical-align="middle" draw:auto-grow-height="false"/>
    </style:style>
    <style:style style:name="gr8" style:family="graphic" style:parent-style-name="standard">
      <style:graphic-properties draw:stroke="dash" draw:stroke-dash="Ultrafine_20_Dashed" draw:fill="solid" draw:fill-color="#00dcff" draw:textarea-horizontal-align="justify" draw:textarea-vertical-align="middle" draw:auto-grow-height="false"/>
    </style:style>
    <style:style style:name="gr9" style:family="graphic" style:parent-style-name="standard">
      <style:graphic-properties draw:stroke="none" svg:stroke-color="#000000" draw:fill="none" draw:fill-color="#ffffff" fo:min-height="5.08cm"/>
    </style:style>
    <style:style style:name="gr10" style:family="graphic" style:parent-style-name="standard">
      <style:graphic-properties draw:fill="solid" draw:fill-color="#ffcc99" draw:textarea-horizontal-align="justify" draw:textarea-vertical-align="middle" draw:auto-grow-height="fals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fo:min-height="0.315cm"/>
    </style:style>
    <style:style style:name="gr13" style:family="graphic" style:parent-style-name="standard">
      <style:graphic-properties draw:stroke="none" svg:stroke-color="#000000" draw:fill="none" draw:fill-color="#ffffff" fo:min-height="0.415cm"/>
    </style:style>
    <style:style style:name="gr14" style:family="graphic" style:parent-style-name="standard">
      <style:graphic-properties draw:stroke="none" svg:stroke-color="#000000" draw:fill="none" draw:fill-color="#ffffff" fo:min-height="0.32cm"/>
    </style:style>
    <style:style style:name="gr15" style:family="graphic" style:parent-style-name="standard">
      <style:graphic-properties draw:stroke="solid" svg:stroke-color="#000000" draw:fill="solid" draw:fill-color="#e6ff00" fo:min-height="0.004cm"/>
    </style:style>
    <style:style style:name="gr16" style:family="graphic" style:parent-style-name="objectwithoutfill">
      <style:graphic-properties svg:stroke-color="#000000" draw:marker-end="Arrow" draw:marker-end-width="0.3cm" draw:fill="none" draw:textarea-vertical-align="middle"/>
    </style:style>
    <style:style style:name="gr17" style:family="graphic" style:parent-style-name="standard">
      <style:graphic-properties draw:stroke="none" svg:stroke-color="#000000" draw:fill="none" draw:fill-color="#ffffff" fo:min-height="0cm"/>
    </style:style>
    <style:style style:name="gr18" style:family="graphic" style:parent-style-name="standard">
      <style:graphic-properties draw:stroke="none" svg:stroke-color="#000000" draw:fill="none" draw:fill-color="#ffffff" fo:min-height="0.385cm"/>
    </style:style>
    <style:style style:name="gr19" style:family="graphic" style:parent-style-name="standard">
      <style:graphic-properties draw:fill="solid" draw:fill-color="#cfe7f5" draw:textarea-horizontal-align="justify" draw:textarea-vertical-align="middle" draw:auto-grow-height="false"/>
    </style:style>
    <style:style style:name="gr20" style:family="graphic" style:parent-style-name="standard">
      <style:graphic-properties draw:stroke="none" svg:stroke-color="#000000" draw:fill="none" draw:fill-color="#ffffff" fo:min-height="0.362cm"/>
    </style:style>
    <style:style style:name="gr21" style:family="graphic" style:parent-style-name="standard">
      <style:graphic-properties draw:stroke="none" svg:stroke-color="#000000" draw:fill="none" draw:fill-color="#ffffff" fo:min-height="0.906cm"/>
    </style:style>
    <style:style style:name="gr22" style:family="graphic" style:parent-style-name="standard">
      <style:graphic-properties draw:stroke="none" svg:stroke-color="#000000" draw:fill="none" draw:fill-color="#ffffff" fo:min-height="0.141cm"/>
    </style:style>
    <style:style style:name="gr23" style:family="graphic" style:parent-style-name="standard">
      <style:graphic-properties draw:stroke="none" svg:stroke-color="#000000" draw:fill="none" draw:fill-color="#ffffff" fo:min-height="0.069cm"/>
    </style:style>
    <style:style style:name="gr24" style:family="graphic" style:parent-style-name="standard">
      <style:graphic-properties draw:stroke="none" svg:stroke-color="#000000" draw:fill="none" draw:fill-color="#ffffff" fo:min-height="0.377cm"/>
    </style:style>
    <style:style style:name="gr25" style:family="graphic" style:parent-style-name="standard">
      <style:graphic-properties draw:stroke="none" svg:stroke-color="#000000" draw:fill="none" draw:fill-color="#ffffff" fo:min-height="0.258cm"/>
    </style:style>
    <style:style style:name="gr26" style:family="graphic" style:parent-style-name="standard">
      <style:graphic-properties draw:stroke="none" svg:stroke-color="#000000" draw:fill="none" draw:fill-color="#ffffff" fo:min-height="0.357cm"/>
    </style:style>
    <style:style style:name="gr27" style:family="graphic" style:parent-style-name="standard">
      <style:graphic-properties draw:stroke="none" svg:stroke-color="#000000" draw:fill="none" draw:fill-color="#ffffff" fo:min-height="1.143cm"/>
    </style:style>
    <style:style style:name="gr28" style:family="graphic" style:parent-style-name="standard">
      <style:graphic-properties draw:stroke="none" svg:stroke-color="#000000" draw:fill="none" draw:fill-color="#ffffff" fo:min-height="0.487cm"/>
    </style:style>
    <style:style style:name="gr29" style:family="graphic" style:parent-style-name="standard">
      <style:graphic-properties draw:stroke="none" svg:stroke-color="#000000" draw:fill="none" draw:fill-color="#ffffff" fo:min-height="0.376cm"/>
    </style:style>
    <style:style style:name="gr30" style:family="graphic" style:parent-style-name="standard">
      <style:graphic-properties draw:stroke="none" svg:stroke-color="#000000" draw:fill="none" draw:fill-color="#ffffff" fo:min-height="0.295cm"/>
    </style:style>
    <style:style style:name="gr31" style:family="graphic" style:parent-style-name="standard">
      <style:graphic-properties draw:stroke="none" svg:stroke-color="#000000" draw:fill="none" draw:fill-color="#ffffff" fo:min-height="3.084cm"/>
    </style:style>
    <style:style style:name="gr32" style:family="graphic" style:parent-style-name="standard">
      <style:graphic-properties draw:stroke="none" svg:stroke-color="#000000" draw:fill="none" draw:fill-color="#ffffff" fo:min-height="7.239cm"/>
    </style:style>
    <style:style style:name="gr33" style:family="graphic" style:parent-style-name="standard">
      <style:graphic-properties draw:stroke="none" svg:stroke-color="#000000" draw:fill="none" draw:fill-color="#ffffff" fo:min-height="2.54cm"/>
    </style:style>
    <style:style style:name="gr34" style:family="graphic" style:parent-style-name="standard">
      <style:graphic-properties draw:stroke="solid" svg:stroke-color="#000000" draw:fill="solid" draw:fill-color="#e6ff00" draw:textarea-vertical-align="middle" fo:min-height="0.766cm"/>
    </style:style>
    <style:style style:name="gr35" style:family="graphic" style:parent-style-name="standard">
      <style:graphic-properties draw:stroke="none" svg:stroke-color="#000000" draw:fill="none" draw:fill-color="#ffffff" fo:min-height="7.798cm"/>
    </style:style>
    <style:style style:name="gr36" style:family="graphic" style:parent-style-name="standard">
      <style:graphic-properties draw:stroke="none" svg:stroke-color="#000000" draw:fill="none" draw:fill-color="#ffffff" fo:min-height="0.136cm"/>
    </style:style>
    <style:style style:name="gr37" style:family="graphic" style:parent-style-name="standard">
      <style:graphic-properties draw:stroke="none" svg:stroke-color="#000000" draw:fill="none" draw:fill-color="#ffffff" fo:min-height="4.957cm"/>
    </style:style>
    <style:style style:name="gr38" style:family="graphic" style:parent-style-name="standard">
      <style:graphic-properties draw:stroke="none" svg:stroke-color="#000000" draw:fill="none" draw:fill-color="#ffffff" fo:min-height="0.893cm"/>
    </style:style>
    <style:style style:name="gr39" style:family="graphic" style:parent-style-name="standard">
      <style:graphic-properties draw:stroke="none" svg:stroke-color="#000000" draw:fill="none" draw:fill-color="#ffffff" fo:min-height="2.164cm"/>
    </style:style>
    <style:style style:name="gr40" style:family="graphic" style:parent-style-name="standard">
      <style:graphic-properties draw:fill="solid" draw:fill-color="#e6e6e6" draw:textarea-horizontal-align="justify" draw:textarea-vertical-align="middle" draw:auto-grow-height="fals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P4" style:family="paragraph">
      <style:text-properties fo:font-size="14pt" style:font-size-asian="14pt" style:font-size-complex="14pt"/>
    </style:style>
    <style:style style:name="P5" style:family="paragraph">
      <style:text-properties fo:font-size="12pt" style:font-size-asian="12pt" style:font-size-complex="12pt"/>
    </style:style>
    <style:style style:name="P6" style:family="paragraph">
      <style:paragraph-properties fo:text-align="justify"/>
      <style:text-properties fo:font-size="16pt" style:font-size-asian="16pt" style:font-size-complex="16pt"/>
    </style:style>
    <style:style style:name="P7" style:family="paragraph">
      <style:paragraph-properties fo:text-align="center"/>
      <style:text-properties fo:font-size="16pt" style:font-size-asian="16pt" style:font-size-complex="16pt"/>
    </style:style>
    <style:style style:name="P8" style:family="paragraph">
      <style:paragraph-properties fo:text-align="center"/>
      <style:text-properties fo:color="#ff0000" fo:font-size="28pt" fo:font-weight="bold" style:font-size-asian="28pt" style:font-weight-asian="bold" style:font-size-complex="28pt" style:font-weight-complex="bold"/>
    </style:style>
    <style:style style:name="P9" style:family="paragraph">
      <style:paragraph-properties fo:text-align="center"/>
      <style:text-properties fo:font-size="10pt"/>
    </style:style>
    <style:style style:name="P10" style:family="paragraph">
      <style:text-properties fo:font-size="10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color="#ff0000" fo:font-size="28pt" fo:font-weight="bold" style:font-size-asian="28pt" style:font-weight-asian="bold" style:font-size-complex="28pt" style:font-weight-complex="bold"/>
    </style:style>
    <style:style style:name="T6"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649cm" svg:height="8.964cm" svg:x="1.178cm" svg:y="1.18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1" draw:id="id1" draw:layer="layout" svg:width="0.7cm" svg:height="0.7cm" svg:x="6.253cm" svg:y="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6.603cm" svg:y1="2.169cm" svg:x2="6.605cm" svg:y2="3.158cm" draw:start-shape="id1" draw:start-glue-point="8" draw:end-shape="id2" draw:end-glue-point="0" svg:d="m6603 2169v495h2v494" svg:viewBox="0 0 3 990">
          <text:p/>
        </draw:connector>
        <draw:frame draw:style-name="gr4" draw:text-style-name="P2" draw:layer="layout" svg:width="2.679cm" svg:height="0.645cm" svg:x="6.877cm" svg:y="1.511cm">
          <draw:text-box>
            <text:p><text:span text:style-name="T1">Start</text:span></text:p>
          </draw:text-box>
        </draw:frame>
        <draw:custom-shape draw:style-name="gr5" draw:text-style-name="P1" xml:id="id3" draw:id="id3" draw:layer="layout" svg:width="0.508cm" svg:height="0.762cm" svg:x="6.347cm" svg:y="5.137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line-skew="3.598cm" svg:x1="6.855cm" svg:y1="5.518cm" svg:x2="8.33cm" svg:y2="9.259cm" draw:start-shape="id3" draw:start-glue-point="7" draw:end-shape="id4" draw:end-glue-point="10" svg:d="m6855 5518h5575v3741h-4100" svg:viewBox="0 0 5576 3742">
          <text:p/>
        </draw:connector>
        <draw:custom-shape draw:style-name="gr2" draw:text-style-name="P1" xml:id="id4" draw:id="id4" draw:layer="layout" svg:width="0.7cm" svg:height="0.7cm" svg:x="7.63cm" svg:y="8.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6.461cm" svg:y="8.909cm">
          <draw:text-box>
            <text:p><text:span text:style-name="T1">End</text:span></text:p>
          </draw:text-box>
        </draw:frame>
        <draw:connector draw:style-name="gr3" draw:text-style-name="P1" draw:layer="layout" svg:x1="6.347cm" svg:y1="5.518cm" svg:x2="3.345cm" svg:y2="5.518cm" draw:start-shape="id3" draw:start-glue-point="5" draw:end-shape="id5" draw:end-glue-point="7" svg:d="m6347 5518h-3002" svg:viewBox="0 0 3003 1">
          <text:p/>
        </draw:connector>
        <draw:frame draw:style-name="gr4" draw:text-style-name="P2" draw:layer="layout" svg:width="3.383cm" svg:height="0.645cm" svg:x="1.981cm" svg:y="4.61cm">
          <draw:text-box>
            <text:p><text:span text:style-name="T1">More Packages?</text:span></text:p>
          </draw:text-box>
        </draw:frame>
        <draw:frame draw:style-name="gr4" draw:text-style-name="P2" draw:layer="layout" svg:width="2.148cm" svg:height="0.645cm" svg:x="4.729cm" svg:y="5.599cm">
          <draw:text-box>
            <text:p><text:span text:style-name="T1">Success</text:span></text:p>
          </draw:text-box>
        </draw:frame>
        <draw:frame draw:style-name="gr6" draw:text-style-name="P3" draw:layer="layout" svg:width="2.437cm" svg:height="1.039cm" svg:x="11.394cm" svg:y="1.18cm">
          <draw:text-box>
            <text:p text:style-name="P1"><text:span text:style-name="T1"><text:s/></text:span><text:span text:style-name="T1">Installation Validation</text:span></text:p>
          </draw:text-box>
        </draw:frame>
        <draw:custom-shape draw:style-name="gr7" draw:text-style-name="P3" xml:id="id2" draw:id="id2" draw:layer="layout" svg:width="7.874cm" svg:height="1.016cm" svg:x="2.668cm" svg:y="3.158cm">
          <text:p text:style-name="P1"><text:span text:style-name="T1">validate install &lt;new-version&gt; [&lt;old-version&gt;]</text:span></text:p>
          <draw:enhanced-geometry svg:viewBox="0 0 21600 21600" draw:type="rectangle" draw:enhanced-path="M 0 0 L 21600 0 21600 21600 0 21600 0 0 Z N"/>
        </draw:custom-shape>
        <draw:connector draw:style-name="gr3" draw:text-style-name="P1" draw:layer="layout" svg:x1="6.605cm" svg:y1="4.174cm" svg:x2="6.601cm" svg:y2="5.137cm" draw:start-shape="id2" draw:start-glue-point="2" draw:end-shape="id3" draw:end-glue-point="4" svg:d="m6605 4174v482h-4v481" svg:viewBox="0 0 5 964">
          <text:p/>
        </draw:connector>
        <draw:frame draw:style-name="gr4" draw:text-style-name="P2" draw:layer="layout" svg:width="2.135cm" svg:height="0.645cm" svg:x="6.666cm" svg:y="5.604cm">
          <draw:text-box>
            <text:p><text:span text:style-name="T1">Failed</text:span></text:p>
          </draw:text-box>
        </draw:frame>
        <draw:custom-shape draw:style-name="gr8" draw:text-style-name="P3" xml:id="id6" draw:id="id6" draw:layer="layout" svg:width="7.366cm" svg:height="1.016cm" svg:x="4.29cm" svg:y="6.804cm">
          <text:p text:style-name="P1"><text:span text:style-name="T1">validate install &lt;package name&gt; ...</text:span></text:p>
          <draw:enhanced-geometry svg:viewBox="0 0 21600 21600" draw:type="rectangle" draw:enhanced-path="M 0 0 L 21600 0 21600 21600 0 21600 0 0 Z N"/>
        </draw:custom-shape>
        <draw:connector draw:style-name="gr3" draw:text-style-name="P1" draw:layer="layout" svg:x1="7.973cm" svg:y1="7.82cm" svg:x2="7.98cm" svg:y2="8.909cm" draw:start-shape="id6" draw:start-glue-point="2" draw:end-shape="id4" draw:end-glue-point="4" svg:d="m7973 7820v545h7v544" svg:viewBox="0 0 8 1090">
          <text:p/>
        </draw:connector>
        <draw:custom-shape draw:style-name="gr1" draw:text-style-name="P1" draw:layer="layout" svg:width="12.649cm" svg:height="8.964cm" svg:x="1.174cm" svg:y="11.467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7" draw:id="id7" draw:layer="layout" svg:width="0.7cm" svg:height="0.7cm" svg:x="6.249cm" svg:y="1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6.599cm" svg:y1="12.456cm" svg:x2="6.592cm" svg:y2="13.445cm" draw:start-shape="id7" draw:start-glue-point="8" draw:end-shape="id8" draw:end-glue-point="0" svg:d="m6599 12456v495h-7v494" svg:viewBox="0 0 8 990">
          <text:p/>
        </draw:connector>
        <draw:frame draw:style-name="gr4" draw:text-style-name="P2" draw:layer="layout" svg:width="2.679cm" svg:height="0.645cm" svg:x="6.873cm" svg:y="11.798cm">
          <draw:text-box>
            <text:p><text:span text:style-name="T1">Start</text:span></text:p>
          </draw:text-box>
        </draw:frame>
        <draw:custom-shape draw:style-name="gr5" draw:text-style-name="P1" xml:id="id9" draw:id="id9" draw:layer="layout" svg:width="0.508cm" svg:height="0.762cm" svg:x="6.343cm" svg:y="15.458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line-skew="3.903cm" svg:x1="6.851cm" svg:y1="15.839cm" svg:x2="8.406cm" svg:y2="19.546cm" draw:start-shape="id9" draw:start-glue-point="7" draw:end-shape="id10" draw:end-glue-point="10" svg:d="m6851 15839h5960v3707h-4405" svg:viewBox="0 0 5961 3708">
          <text:p/>
        </draw:connector>
        <draw:custom-shape draw:style-name="gr2" draw:text-style-name="P1" xml:id="id10" draw:id="id10" draw:layer="layout" svg:width="0.7cm" svg:height="0.7cm" svg:x="7.706cm" svg:y="19.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6.615cm" svg:y="19.261cm">
          <draw:text-box>
            <text:p><text:span text:style-name="T1">End</text:span></text:p>
          </draw:text-box>
        </draw:frame>
        <draw:connector draw:style-name="gr3" draw:text-style-name="P1" draw:layer="layout" draw:line-skew="-0.529cm" svg:x1="2.742cm" svg:y1="15.838cm" svg:x2="2.655cm" svg:y2="13.953cm" draw:start-shape="id11" draw:start-glue-point="5" draw:end-shape="id8" draw:end-glue-point="3" svg:d="m2742 15838h-1117v-1885h1030" svg:viewBox="0 0 1118 1886">
          <text:p/>
        </draw:connector>
        <draw:frame draw:style-name="gr4" draw:text-style-name="P2" draw:layer="layout" svg:width="3.383cm" svg:height="0.645cm" svg:x="1.825cm" svg:y="14.919cm">
          <draw:text-box>
            <text:p><text:span text:style-name="T1">More Packages?</text:span></text:p>
          </draw:text-box>
        </draw:frame>
        <draw:frame draw:style-name="gr4" draw:text-style-name="P2" draw:layer="layout" svg:width="1.89cm" svg:height="0.645cm" svg:x="4.683cm" svg:y="15.886cm">
          <draw:text-box>
            <text:p><text:span text:style-name="T1">Success</text:span></text:p>
          </draw:text-box>
        </draw:frame>
        <draw:frame draw:style-name="gr6" draw:text-style-name="P3" draw:layer="layout" svg:width="2.437cm" svg:height="1.039cm" svg:x="11.39cm" svg:y="11.467cm">
          <draw:text-box>
            <text:p text:style-name="P1"><text:span text:style-name="T1">Removal Validation</text:span></text:p>
          </draw:text-box>
        </draw:frame>
        <draw:custom-shape draw:style-name="gr7" draw:text-style-name="P3" xml:id="id8" draw:id="id8" draw:layer="layout" svg:width="7.874cm" svg:height="1.016cm" svg:x="2.655cm" svg:y="13.445cm">
          <text:p text:style-name="P1"><text:span text:style-name="T1">validate remove &lt;version&gt;</text:span></text:p>
          <draw:enhanced-geometry svg:viewBox="0 0 21600 21600" draw:type="rectangle" draw:enhanced-path="M 0 0 L 21600 0 21600 21600 0 21600 0 0 Z N"/>
        </draw:custom-shape>
        <draw:connector draw:style-name="gr3" draw:text-style-name="P1" draw:layer="layout" svg:x1="6.592cm" svg:y1="14.461cm" svg:x2="6.597cm" svg:y2="15.458cm" draw:start-shape="id8" draw:start-glue-point="2" draw:end-shape="id9" draw:end-glue-point="4" svg:d="m6592 14461v499h5v498" svg:viewBox="0 0 6 998">
          <text:p/>
        </draw:connector>
        <draw:frame draw:style-name="gr4" draw:text-style-name="P2" draw:layer="layout" svg:width="1.504cm" svg:height="0.645cm" svg:x="6.662cm" svg:y="15.891cm">
          <draw:text-box>
            <text:p><text:span text:style-name="T1">Failed</text:span></text:p>
          </draw:text-box>
        </draw:frame>
        <draw:custom-shape draw:style-name="gr8" draw:text-style-name="P3" xml:id="id12" draw:id="id12" draw:layer="layout" svg:width="7.473cm" svg:height="1.016cm" svg:x="4.322cm" svg:y="17.164cm">
          <text:p text:style-name="P1"><text:span text:style-name="T1">validate remove &lt;package name&gt; ...</text:span></text:p>
          <draw:enhanced-geometry svg:viewBox="0 0 21600 21600" draw:type="rectangle" draw:enhanced-path="M 0 0 L 21600 0 21600 21600 0 21600 0 0 Z N"/>
        </draw:custom-shape>
        <draw:connector draw:style-name="gr3" draw:text-style-name="P1" draw:layer="layout" svg:x1="8.058cm" svg:y1="18.18cm" svg:x2="8.056cm" svg:y2="19.196cm" draw:start-shape="id12" draw:start-glue-point="2" draw:end-shape="id10" draw:end-glue-point="4" svg:d="m8058 18180v508h-2v508" svg:viewBox="0 0 3 1017">
          <text:p/>
        </draw:connector>
        <draw:custom-shape draw:style-name="gr5" draw:text-style-name="P1" xml:id="id5" draw:id="id5" draw:layer="layout" svg:width="0.508cm" svg:height="0.762cm" svg:x="2.837cm" svg:y="5.137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2" draw:layer="layout" svg:width="1.189cm" svg:height="0.645cm" svg:x="1.878cm" svg:y="5.565cm">
          <draw:text-box>
            <text:p><text:span text:style-name="T1">Yes</text:span></text:p>
          </draw:text-box>
        </draw:frame>
        <draw:frame draw:style-name="gr4" draw:text-style-name="P2" draw:layer="layout" svg:width="1.189cm" svg:height="0.645cm" svg:x="3.356cm" svg:y="5.57cm">
          <draw:text-box>
            <text:p><text:span text:style-name="T1">No</text:span></text:p>
          </draw:text-box>
        </draw:frame>
        <draw:connector draw:style-name="gr3" draw:text-style-name="P1" draw:layer="layout" svg:x1="3.091cm" svg:y1="5.899cm" svg:x2="4.29cm" svg:y2="7.312cm" draw:start-shape="id5" draw:start-glue-point="2" draw:end-shape="id6" draw:end-glue-point="3" svg:d="m3091 5899v1413h1199" svg:viewBox="0 0 1200 1414">
          <text:p/>
        </draw:connector>
        <draw:custom-shape draw:style-name="gr5" draw:text-style-name="P1" xml:id="id11" draw:id="id11" draw:layer="layout" svg:width="0.508cm" svg:height="0.762cm" svg:x="2.742cm" svg:y="15.457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2.996cm" svg:y1="16.219cm" svg:x2="4.322cm" svg:y2="17.672cm" draw:start-shape="id11" draw:start-glue-point="6" draw:end-shape="id12" draw:end-glue-point="3" svg:d="m2996 16219v1453h1326" svg:viewBox="0 0 1327 1454">
          <text:p/>
        </draw:connector>
        <draw:frame draw:style-name="gr4" draw:text-style-name="P2" draw:layer="layout" svg:width="1.189cm" svg:height="0.645cm" svg:x="1.889cm" svg:y="15.859cm">
          <draw:text-box>
            <text:p><text:span text:style-name="T1">Yes</text:span></text:p>
          </draw:text-box>
        </draw:frame>
        <draw:frame draw:style-name="gr4" draw:text-style-name="P2" draw:layer="layout" svg:width="1.189cm" svg:height="0.645cm" svg:x="3.086cm" svg:y="15.876cm">
          <draw:text-box>
            <text:p><text:span text:style-name="T1">No</text:span></text:p>
          </draw:text-box>
        </draw:frame>
        <draw:connector draw:style-name="gr3" draw:text-style-name="P1" draw:layer="layout" svg:x1="6.343cm" svg:y1="15.839cm" svg:x2="3.25cm" svg:y2="15.838cm" draw:start-shape="id9" draw:start-glue-point="3" draw:end-shape="id11" draw:end-glue-point="7" svg:d="m6343 15839h-1546v-1h-1547" svg:viewBox="0 0 3094 2">
          <text:p/>
        </draw:connector>
        <draw:connector draw:style-name="gr3" draw:text-style-name="P1" draw:layer="layout" draw:line-skew="-0.523cm" svg:x1="2.837cm" svg:y1="5.518cm" svg:x2="2.668cm" svg:y2="3.666cm" draw:start-shape="id5" draw:start-glue-point="5" draw:end-shape="id2" draw:end-glue-point="3" svg:d="m2837 5518h-1193v-1852h1024" svg:viewBox="0 0 1194 1853">
          <text:p/>
        </draw:connector>
        <draw:frame draw:style-name="gr9" draw:text-style-name="P4" draw:layer="layout" svg:width="5.334cm" svg:height="5.33cm" svg:x="15.097cm" svg:y="2.524cm">
          <draw:text-box>
            <text:p text:style-name="P4"><text:span text:style-name="T2">This is the validation step using user scripts while verifying that the installation can be performed.</text:span></text:p>
            <text:p text:style-name="P4"><text:span text:style-name="T2"/></text:p>
            <text:p text:style-name="P4"><text:span text:style-name="T2">If any validation fails, then the installation is canceled.</text:span></text:p>
          </draw:text-box>
        </draw:frame>
        <draw:frame draw:style-name="gr9" draw:text-style-name="P4" draw:layer="layout" svg:width="5.334cm" svg:height="5.33cm" svg:x="14.716cm" svg:y="12.938cm">
          <draw:text-box>
            <text:p text:style-name="P4"><text:span text:style-name="T2">This is the validation step using user scripts while verifying that the removal can be performed.</text:span></text:p>
            <text:p text:style-name="P4"><text:span text:style-name="T2"/></text:p>
            <text:p text:style-name="P4"><text:span text:style-name="T2">If any validation fails, then the removal is canceled.</text:span></text:p>
          </draw:text-box>
        </draw:frame>
      </draw:page>
      <draw:page draw:name="page2" draw:style-name="dp1" draw:master-page-name="Default">
        <draw:custom-shape draw:style-name="gr1" draw:text-style-name="P1" draw:layer="layout" svg:width="14.553cm" svg:height="18.996cm" svg:x="1.179cm" svg:y="1.181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5" draw:id="id15" draw:layer="layout" svg:width="5.08cm" svg:height="1.016cm" svg:x="5.572cm" svg:y="5.194cm">
          <text:p text:style-name="P1"><text:span text:style-name="T1">preinst install [&lt;old-version&gt;]</text:span></text:p>
          <draw:enhanced-geometry svg:viewBox="0 0 21600 21600" draw:type="rectangle" draw:enhanced-path="M 0 0 L 21600 0 21600 21600 0 21600 0 0 Z N"/>
        </draw:custom-shape>
        <draw:custom-shape draw:style-name="gr2" draw:text-style-name="P1" xml:id="id13" draw:id="id13" draw:layer="layout" svg:width="0.7cm" svg:height="0.7cm" svg:x="7.754cm" svg:y="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8.104cm" svg:y1="2.17cm" svg:x2="8.112cm" svg:y2="3.159cm" draw:start-shape="id13" draw:start-glue-point="8" draw:end-shape="id14" draw:end-glue-point="0" svg:d="m8104 2170v495h8v494" svg:viewBox="0 0 9 990">
          <text:p/>
        </draw:connector>
        <draw:frame draw:style-name="gr4" draw:text-style-name="P2" draw:layer="layout" svg:width="2.679cm" svg:height="1.039cm" svg:x="8.378cm" svg:y="1.312cm">
          <draw:text-box>
            <text:p><text:span text:style-name="T1">Start Unpack or Install</text:span></text:p>
          </draw:text-box>
        </draw:frame>
        <draw:custom-shape draw:style-name="gr10" draw:text-style-name="P3" xml:id="id17" draw:id="id17" draw:layer="layout" svg:width="5.969cm" svg:height="1.016cm" svg:x="9.422cm" svg:y="10.392cm">
          <text:p text:style-name="P1"><text:span text:style-name="T1">postrm abort-install [&lt;old-version&gt;]</text:span></text:p>
          <draw:enhanced-geometry svg:viewBox="0 0 21600 21600" draw:type="rectangle" draw:enhanced-path="M 0 0 L 21600 0 21600 21600 0 21600 0 0 Z N"/>
        </draw:custom-shape>
        <draw:custom-shape draw:style-name="gr5" draw:text-style-name="P1" xml:id="id16" draw:id="id16" draw:layer="layout" svg:width="0.508cm" svg:height="0.762cm" svg:x="7.858cm" svg:y="7.172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8.112cm" svg:y1="6.21cm" svg:x2="8.112cm" svg:y2="7.172cm" draw:start-shape="id15" draw:start-glue-point="2" draw:end-shape="id16" draw:end-glue-point="4" svg:d="m8112 6210v962" svg:viewBox="0 0 1 963">
          <text:p/>
        </draw:connector>
        <draw:connector draw:style-name="gr3" draw:text-style-name="P1" draw:layer="layout" svg:x1="8.366cm" svg:y1="7.553cm" svg:x2="12.406cm" svg:y2="10.392cm" draw:start-shape="id16" draw:start-glue-point="7" draw:end-shape="id17" draw:end-glue-point="0" svg:d="m8366 7553h4040v2839" svg:viewBox="0 0 4041 2840">
          <text:p/>
        </draw:connector>
        <draw:custom-shape draw:style-name="gr2" draw:text-style-name="P1" xml:id="id19" draw:id="id19" draw:layer="layout" svg:width="0.7cm" svg:height="0.7cm" svg:x="12.055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11.827cm" svg:y="15.416cm">
          <draw:text-box>
            <text:p><text:span text:style-name="T1">End</text:span></text:p>
          </draw:text-box>
        </draw:frame>
        <draw:connector draw:style-name="gr3" draw:text-style-name="P1" draw:layer="layout" svg:x1="7.858cm" svg:y1="7.553cm" svg:x2="5.999cm" svg:y2="8.65cm" draw:start-shape="id16" draw:start-glue-point="5" draw:end-shape="id18" draw:end-glue-point="0" svg:d="m7858 7553h-1859v1097" svg:viewBox="0 0 1860 1098">
          <text:p/>
        </draw:connector>
        <draw:connector draw:style-name="gr3" draw:text-style-name="P1" draw:layer="layout" svg:x1="12.406cm" svg:y1="11.408cm" svg:x2="12.405cm" svg:y2="14.66cm" draw:start-shape="id17" draw:start-glue-point="2" draw:end-shape="id19" draw:end-glue-point="4" svg:d="m12406 11408v1626h-1v1626" svg:viewBox="0 0 2 3253">
          <text:p/>
        </draw:connector>
        <draw:frame draw:style-name="gr4" draw:text-style-name="P2" draw:layer="layout" svg:width="1.905cm" svg:height="0.645cm" svg:x="8.159cm" svg:y="7.6cm">
          <draw:text-box>
            <text:p><text:span text:style-name="T1">Failure</text:span></text:p>
          </draw:text-box>
        </draw:frame>
        <draw:frame draw:style-name="gr4" draw:text-style-name="P2" draw:layer="layout" svg:width="1.905cm" svg:height="0.645cm" svg:x="6.289cm" svg:y="7.6cm">
          <draw:text-box>
            <text:p><text:span text:style-name="T1">Success</text:span></text:p>
          </draw:text-box>
        </draw:frame>
        <draw:frame draw:style-name="gr6" draw:text-style-name="P3" draw:layer="layout" svg:width="2.437cm" svg:height="1.039cm" svg:x="13.295cm" svg:y="1.181cm">
          <draw:text-box>
            <text:p text:style-name="P1"><text:span text:style-name="T1">New Installation</text:span></text:p>
          </draw:text-box>
        </draw:frame>
        <draw:custom-shape draw:style-name="gr11" draw:text-style-name="P3" xml:id="id18" draw:id="id18" draw:layer="layout" svg:width="2.794cm" svg:height="1.016cm" svg:x="4.602cm" svg:y="8.65cm">
          <text:p text:style-name="P1"><text:span text:style-name="T1">unpack</text:span></text:p>
          <draw:enhanced-geometry svg:viewBox="0 0 21600 21600" draw:type="rectangle" draw:enhanced-path="M 0 0 L 21600 0 21600 21600 0 21600 0 0 Z N"/>
        </draw:custom-shape>
        <draw:custom-shape draw:style-name="gr5" draw:text-style-name="P1" xml:id="id20" draw:id="id20" draw:layer="layout" svg:width="0.508cm" svg:height="0.762cm" svg:x="5.745cm" svg:y="10.528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5.999cm" svg:y1="9.666cm" svg:x2="5.999cm" svg:y2="10.528cm" draw:start-shape="id18" draw:start-glue-point="2" draw:end-shape="id20" draw:end-glue-point="4" svg:d="m5999 9666v862" svg:viewBox="0 0 1 863">
          <text:p/>
        </draw:connector>
        <draw:frame draw:style-name="gr4" draw:text-style-name="P2" draw:layer="layout" svg:width="1.905cm" svg:height="0.645cm" svg:x="6.091cm" svg:y="10.956cm">
          <draw:text-box>
            <text:p><text:span text:style-name="T1">Failure</text:span></text:p>
          </draw:text-box>
        </draw:frame>
        <draw:frame draw:style-name="gr12" draw:text-style-name="P2" draw:layer="layout" svg:width="1.905cm" svg:height="0.645cm" svg:x="4.121cm" svg:y="10.936cm">
          <draw:text-box>
            <text:p><text:span text:style-name="T1">Success</text:span></text:p>
          </draw:text-box>
        </draw:frame>
        <draw:connector draw:style-name="gr3" draw:text-style-name="P1" draw:layer="layout" svg:x1="5.745cm" svg:y1="10.909cm" svg:x2="3.764cm" svg:y2="12.56cm" draw:start-shape="id20" draw:start-glue-point="5" draw:end-shape="id21" draw:end-glue-point="4" svg:d="m5745 10909h-1981v1651" svg:viewBox="0 0 1982 1652">
          <text:p/>
        </draw:connector>
        <draw:custom-shape draw:style-name="gr5" draw:text-style-name="P1" xml:id="id21" draw:id="id21" draw:layer="layout" svg:width="0.508cm" svg:height="0.762cm" svg:x="3.51cm" svg:y="12.5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3" draw:layer="layout" svg:width="2.718cm" svg:height="0.645cm" svg:x="3.894cm" svg:y="12.323cm">
          <draw:text-box>
            <text:p text:style-name="P1"><text:span text:style-name="T1">Unpack Only</text:span></text:p>
          </draw:text-box>
        </draw:frame>
        <draw:frame draw:style-name="gr13" draw:text-style-name="P2" draw:layer="layout" svg:width="2.348cm" svg:height="0.665cm" svg:x="3.702cm" svg:y="13.249cm">
          <draw:text-box>
            <text:p><text:span text:style-name="T1">Full Install</text:span></text:p>
          </draw:text-box>
        </draw:frame>
        <draw:connector draw:style-name="gr3" draw:text-style-name="P1" draw:layer="layout" svg:x1="3.764cm" svg:y1="13.322cm" svg:x2="4.618cm" svg:y2="15.008cm" draw:start-shape="id21" draw:start-glue-point="6" draw:end-shape="id22" draw:end-glue-point="3" svg:d="m3764 13322v1686h854" svg:viewBox="0 0 855 1687">
          <text:p/>
        </draw:connector>
        <draw:connector draw:style-name="gr3" draw:text-style-name="P1" draw:layer="layout" svg:x1="6.253cm" svg:y1="10.909cm" svg:x2="9.422cm" svg:y2="10.9cm" draw:start-shape="id20" draw:start-glue-point="7" draw:end-shape="id17" draw:end-glue-point="3" svg:d="m6253 10909h1585v-9h1584" svg:viewBox="0 0 3170 10">
          <text:p/>
        </draw:connector>
        <draw:connector draw:style-name="gr3" draw:text-style-name="P1" draw:layer="layout" svg:x1="4.018cm" svg:y1="12.941cm" svg:x2="12.405cm" svg:y2="14.66cm" draw:start-shape="id21" draw:start-glue-point="7" draw:end-shape="id19" draw:end-glue-point="4" svg:d="m4018 12941h8387v1719" svg:viewBox="0 0 8388 1720">
          <text:p/>
        </draw:connector>
        <draw:custom-shape draw:style-name="gr10" draw:text-style-name="P3" xml:id="id22" draw:id="id22" draw:layer="layout" svg:width="5.715cm" svg:height="1.016cm" svg:x="4.618cm" svg:y="14.5cm">
          <text:p text:style-name="P1"><text:span text:style-name="T1">postinst configure &lt;new-version&gt;</text:span></text:p>
          <draw:enhanced-geometry svg:viewBox="0 0 21600 21600" draw:type="rectangle" draw:enhanced-path="M 0 0 L 21600 0 21600 21600 0 21600 0 0 Z N"/>
        </draw:custom-shape>
        <draw:connector draw:style-name="gr3" draw:text-style-name="P1" draw:layer="layout" svg:x1="7.475cm" svg:y1="15.516cm" svg:x2="7.485cm" svg:y2="16.494cm" draw:start-shape="id22" draw:start-glue-point="2" draw:end-shape="id23" draw:end-glue-point="4" svg:d="m7475 15516v489h10v489" svg:viewBox="0 0 11 979">
          <text:p/>
        </draw:connector>
        <draw:custom-shape draw:style-name="gr2" draw:text-style-name="P1" xml:id="id24" draw:id="id24" draw:layer="layout" svg:width="0.7cm" svg:height="0.7cm" svg:x="1.815cm" svg:y="1.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165cm" svg:y1="2.643cm" svg:x2="4.618cm" svg:y2="15.008cm" draw:start-shape="id24" draw:start-glue-point="8" draw:end-shape="id22" draw:end-glue-point="3" svg:d="m2165 2643v12365h2453" svg:viewBox="0 0 2454 12366">
          <text:p/>
        </draw:connector>
        <draw:frame draw:style-name="gr4" draw:text-style-name="P2" draw:layer="layout" svg:width="3.568cm" svg:height="0.645cm" svg:x="2.439cm" svg:y="1.985cm">
          <draw:text-box>
            <text:p><text:span text:style-name="T1">Start Configuration</text:span></text:p>
          </draw:text-box>
        </draw:frame>
        <draw:custom-shape draw:style-name="gr8" draw:text-style-name="P3" xml:id="id14" draw:id="id14" draw:layer="layout" svg:width="10.668cm" svg:height="1.016cm" svg:x="2.778cm" svg:y="3.159cm">
          <text:p text:style-name="P1"><text:span text:style-name="T1">preinst install &lt;package name&gt; &lt;new-version&gt; [&lt;old-version&gt;]</text:span></text:p>
          <draw:enhanced-geometry svg:viewBox="0 0 21600 21600" draw:type="rectangle" draw:enhanced-path="M 0 0 L 21600 0 21600 21600 0 21600 0 0 Z N"/>
        </draw:custom-shape>
        <draw:connector draw:style-name="gr3" draw:text-style-name="P1" draw:layer="layout" svg:x1="8.112cm" svg:y1="4.175cm" svg:x2="8.112cm" svg:y2="5.194cm" draw:start-shape="id14" draw:start-glue-point="2" draw:end-shape="id15" draw:end-glue-point="0" svg:d="m8112 4175v1019" svg:viewBox="0 0 1 1020">
          <text:p/>
        </draw:connector>
        <draw:custom-shape draw:style-name="gr5" draw:text-style-name="P1" xml:id="id23" draw:id="id23" draw:layer="layout" svg:width="0.508cm" svg:height="0.762cm" svg:x="7.231cm" svg:y="16.494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2" draw:layer="layout" svg:width="1.905cm" svg:height="0.645cm" svg:x="7.542cm" svg:y="16.922cm">
          <draw:text-box>
            <text:p><text:span text:style-name="T1">Failure</text:span></text:p>
          </draw:text-box>
        </draw:frame>
        <draw:frame draw:style-name="gr4" draw:text-style-name="P2" draw:layer="layout" svg:width="1.905cm" svg:height="0.645cm" svg:x="5.572cm" svg:y="16.922cm">
          <draw:text-box>
            <text:p><text:span text:style-name="T1">Success</text:span></text:p>
          </draw:text-box>
        </draw:frame>
        <draw:custom-shape draw:style-name="gr8" draw:text-style-name="P3" xml:id="id25" draw:id="id25" draw:layer="layout" svg:width="9.525cm" svg:height="1.016cm" svg:x="4.048cm" svg:y="18.399cm">
          <text:p text:style-name="P1"><text:span text:style-name="T1">postinst configure &lt;package name&gt; &lt;new-version&gt;</text:span></text:p>
          <draw:enhanced-geometry svg:viewBox="0 0 21600 21600" draw:type="rectangle" draw:enhanced-path="M 0 0 L 21600 0 21600 21600 0 21600 0 0 Z N"/>
        </draw:custom-shape>
        <draw:connector draw:style-name="gr3" draw:text-style-name="P1" draw:layer="layout" draw:line-skew="-0.641cm" svg:x1="7.231cm" svg:y1="16.875cm" svg:x2="4.048cm" svg:y2="18.907cm" draw:start-shape="id23" draw:start-glue-point="5" draw:end-shape="id25" draw:end-glue-point="3" svg:d="m7231 16875h-4326v2032h1143" svg:viewBox="0 0 4327 2033">
          <text:p/>
        </draw:connector>
        <draw:connector draw:style-name="gr3" draw:text-style-name="P1" draw:layer="layout" draw:line-skew="1.332cm" svg:x1="7.739cm" svg:y1="16.875cm" svg:x2="12.755cm" svg:y2="15.01cm" draw:start-shape="id23" draw:start-glue-point="7" draw:end-shape="id19" draw:end-glue-point="10" svg:d="m7739 16875h6850v-1865h-1834" svg:viewBox="0 0 6851 1866">
          <text:p/>
        </draw:connector>
        <draw:connector draw:style-name="gr3" draw:text-style-name="P1" draw:layer="layout" draw:line-skew="0.516cm" svg:x1="13.573cm" svg:y1="18.907cm" svg:x2="12.755cm" svg:y2="15.01cm" draw:start-shape="id25" draw:start-glue-point="1" draw:end-shape="id19" draw:end-glue-point="10" svg:d="m13573 18907h1016v-3897h-1834" svg:viewBox="0 0 1835 3898">
          <text:p/>
        </draw:connector>
        <draw:frame draw:style-name="gr9" draw:text-style-name="P4" draw:layer="layout" svg:width="17.78cm" svg:height="5.33cm" svg:x="2.016cm" svg:y="21.193cm">
          <draw:text-box>
            <text:p text:style-name="P4"><text:span text:style-name="T2">The installation process when a package is either installed for the first time, configured, or re-installed which means re-run wpkg to install the same version of a package (opposed to re-running wpkg to install a newer or older version of the package.)</text:span></text:p>
            <text:p text:style-name="P4"><text:span text:style-name="T2"/></text:p>
            <text:p text:style-name="P4"><text:span text:style-name="T2">Notice also that in case of unpack the process stops early without running the post installation scripts that are normally used to configure the package (i.e. start a server, initialize a database, etc.)</text:span></text:p>
          </draw:text-box>
        </draw:frame>
      </draw:page>
      <draw:page draw:name="page3" draw:style-name="dp1" draw:master-page-name="Default">
        <draw:custom-shape draw:style-name="gr1" draw:text-style-name="P1" draw:layer="layout" svg:width="19.204cm" svg:height="23.876cm" svg:x="1.1cm" svg:y="1.254cm">
          <text:p/>
          <draw:enhanced-geometry svg:viewBox="0 0 21600 21600" draw:path-stretchpoint-x="10800" draw:path-stretchpoint-y="10800" draw:text-areas="?f3 ?f4 ?f5 ?f6" draw:type="round-rectangle" draw:modifiers="583.6734693877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48" draw:id="id48" draw:layer="layout" svg:width="8.255cm" svg:height="1.016cm" svg:x="6.109cm" svg:y="2.395cm">
          <text:p text:style-name="P1"><text:span text:style-name="T1">prerm upgrade &lt;package name&gt; &lt;new-version&gt;</text:span></text:p>
          <draw:enhanced-geometry svg:viewBox="0 0 21600 21600" draw:type="rectangle" draw:enhanced-path="M 0 0 L 21600 0 21600 21600 0 21600 0 0 Z N"/>
        </draw:custom-shape>
        <draw:custom-shape draw:style-name="gr2" draw:text-style-name="P1" xml:id="id26" draw:id="id26" draw:layer="layout" svg:width="0.7cm" svg:height="0.7cm" svg:x="1.508cm" svg:y="1.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858cm" svg:y1="2.081cm" svg:x2="3.592cm" svg:y2="2.903cm" draw:start-shape="id26" draw:start-glue-point="8" draw:end-shape="id27" draw:end-glue-point="5" svg:d="m1858 2081v822h1734" svg:viewBox="0 0 1735 823">
          <text:p/>
        </draw:connector>
        <draw:frame draw:style-name="gr4" draw:text-style-name="P2" draw:layer="layout" svg:width="3.302cm" svg:height="0.645cm" svg:x="2.17cm" svg:y="1.408cm">
          <draw:text-box>
            <text:p><text:span text:style-name="T1">Start Upgrade</text:span></text:p>
          </draw:text-box>
        </draw:frame>
        <draw:custom-shape draw:style-name="gr10" draw:text-style-name="P3" xml:id="id30" draw:id="id30" draw:layer="layout" svg:width="5.842cm" svg:height="1.016cm" svg:x="13.13cm" svg:y="8.06cm">
          <text:p text:style-name="P1"><text:span text:style-name="T1">prerm failed-upgrade &lt;old-version&gt;</text:span></text:p>
          <draw:enhanced-geometry svg:viewBox="0 0 21600 21600" draw:type="rectangle" draw:enhanced-path="M 0 0 L 21600 0 21600 21600 0 21600 0 0 Z N"/>
        </draw:custom-shape>
        <draw:custom-shape draw:style-name="gr5" draw:text-style-name="P1" xml:id="id29" draw:id="id29" draw:layer="layout" svg:width="0.508cm" svg:height="0.762cm" svg:x="15.8cm" svg:y="6.302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line-skew="-0.21cm" svg:x1="16.05cm" svg:y1="5.321cm" svg:x2="16.054cm" svg:y2="6.302cm" draw:start-shape="id28" draw:start-glue-point="2" draw:end-shape="id29" draw:end-glue-point="4" svg:d="m16050 5321v281h4v700" svg:viewBox="0 0 5 982">
          <text:p/>
        </draw:connector>
        <draw:connector draw:style-name="gr3" draw:text-style-name="P1" draw:layer="layout" draw:line-skew="-0.21cm" svg:x1="16.054cm" svg:y1="7.064cm" svg:x2="16.051cm" svg:y2="8.06cm" draw:start-shape="id29" draw:start-glue-point="6" draw:end-shape="id30" draw:end-glue-point="0" svg:d="m16054 7064v289h-3v707" svg:viewBox="0 0 4 997">
          <text:p/>
        </draw:connector>
        <draw:custom-shape draw:style-name="gr2" draw:text-style-name="P1" xml:id="id38" draw:id="id38" draw:layer="layout" svg:width="0.7cm" svg:height="0.7cm" svg:x="19.499cm" svg:y="17.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8cm" svg:y1="6.683cm" svg:x2="12.049cm" svg:y2="6.145cm" draw:start-shape="id29" draw:start-glue-point="5" draw:end-shape="id31" draw:end-glue-point="1" svg:d="m15800 6683h-1875v-538h-1876" svg:viewBox="0 0 3752 539">
          <text:p/>
        </draw:connector>
        <draw:frame draw:style-name="gr14" draw:text-style-name="P2" draw:layer="layout" svg:width="1.905cm" svg:height="0.645cm" svg:x="15.983cm" svg:y="6.889cm">
          <draw:text-box>
            <text:p><text:span text:style-name="T1">Failure</text:span></text:p>
          </draw:text-box>
        </draw:frame>
        <draw:frame draw:style-name="gr14" draw:text-style-name="P2" draw:layer="layout" svg:width="1.905cm" svg:height="0.645cm" svg:x="14.124cm" svg:y="6.083cm">
          <draw:text-box>
            <text:p><text:span text:style-name="T1">Success</text:span></text:p>
          </draw:text-box>
        </draw:frame>
        <draw:frame draw:style-name="gr15" draw:text-style-name="P3" draw:layer="layout" svg:width="2.413cm" svg:height="1.039cm" svg:x="17.891cm" svg:y="1.254cm">
          <draw:text-box>
            <text:p text:style-name="P1"><text:span text:style-name="T1">Upgrade Installation</text:span></text:p>
          </draw:text-box>
        </draw:frame>
        <draw:custom-shape draw:style-name="gr5" draw:text-style-name="P1" xml:id="id32" draw:id="id32" draw:layer="layout" svg:width="0.508cm" svg:height="0.762cm" svg:x="16.294cm" svg:y="9.693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18.972cm" svg:y1="8.568cm" svg:x2="16.802cm" svg:y2="10.074cm" draw:start-shape="id30" draw:start-glue-point="1" draw:end-shape="id32" draw:end-glue-point="7" svg:d="m18972 8568h501v1506h-2671" svg:viewBox="0 0 2672 1507">
          <text:p/>
        </draw:connector>
        <draw:connector draw:style-name="gr3" draw:text-style-name="P1" draw:layer="layout" svg:x1="16.548cm" svg:y1="10.455cm" svg:x2="16.551cm" svg:y2="15.237cm" draw:start-shape="id32" draw:start-glue-point="6" draw:end-shape="id33" draw:end-glue-point="0" svg:d="m16548 10455v2392h3v2390" svg:viewBox="0 0 4 4783">
          <text:p/>
        </draw:connector>
        <draw:connector draw:style-name="gr16" draw:text-style-name="P1" draw:layer="layout" draw:line-skew="-1.434cm" svg:x1="16.294cm" svg:y1="10.074cm" svg:x2="12.049cm" svg:y2="6.145cm" draw:start-shape="id32" draw:start-glue-point="5" draw:end-shape="id31" draw:end-glue-point="1" svg:d="m16294 10074h-3556v-3929h-689" svg:viewBox="0 0 4246 3930">
          <text:p/>
        </draw:connector>
        <draw:frame draw:style-name="gr17" draw:text-style-name="P2" draw:layer="layout" svg:width="1.843cm" svg:height="0.645cm" svg:x="16.729cm" svg:y="10.272cm">
          <draw:text-box>
            <text:p><text:span text:style-name="T1">Failure</text:span></text:p>
          </draw:text-box>
        </draw:frame>
        <draw:frame draw:style-name="gr18" draw:text-style-name="P2" draw:layer="layout" svg:width="1.905cm" svg:height="0.645cm" svg:x="14.516cm" svg:y="10.199cm">
          <draw:text-box>
            <text:p><text:span text:style-name="T1">Success</text:span></text:p>
          </draw:text-box>
        </draw:frame>
        <draw:custom-shape draw:style-name="gr10" draw:text-style-name="P3" xml:id="id34" draw:id="id34" draw:layer="layout" svg:width="5.334cm" svg:height="1.016cm" svg:x="5.56cm" svg:y="8.05cm">
          <text:p text:style-name="P1"><text:span text:style-name="T1">preinst upgrade &lt;old-version&gt;</text:span></text:p>
          <draw:enhanced-geometry svg:viewBox="0 0 21600 21600" draw:type="rectangle" draw:enhanced-path="M 0 0 L 21600 0 21600 21600 0 21600 0 0 Z N"/>
        </draw:custom-shape>
        <draw:custom-shape draw:style-name="gr5" draw:text-style-name="P1" xml:id="id35" draw:id="id35" draw:layer="layout" svg:width="0.508cm" svg:height="0.762cm" svg:x="7.962cm" svg:y="10.043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line-skew="0.132cm" svg:x1="8.227cm" svg:y1="9.066cm" svg:x2="8.216cm" svg:y2="10.043cm" draw:start-shape="id34" draw:start-glue-point="2" draw:end-shape="id35" draw:end-glue-point="4" svg:d="m8227 9066v621h-11v356" svg:viewBox="0 0 12 978">
          <text:p/>
        </draw:connector>
        <draw:connector draw:style-name="gr3" draw:text-style-name="P1" draw:layer="layout" svg:x1="8.216cm" svg:y1="10.805cm" svg:x2="9.32cm" svg:y2="11.805cm" draw:start-shape="id35" draw:start-glue-point="2" draw:end-shape="id36" draw:end-glue-point="3" svg:d="m8216 10805v1000h1104" svg:viewBox="0 0 1105 1001">
          <text:p/>
        </draw:connector>
        <draw:frame draw:style-name="gr4" draw:text-style-name="P2" draw:layer="layout" svg:width="1.905cm" svg:height="0.645cm" svg:x="8.193cm" svg:y="10.701cm">
          <draw:text-box>
            <text:p><text:span text:style-name="T1">Failure</text:span></text:p>
          </draw:text-box>
        </draw:frame>
        <draw:frame draw:style-name="gr4" draw:text-style-name="P2" draw:layer="layout" svg:width="1.905cm" svg:height="0.645cm" svg:x="6.323cm" svg:y="10.501cm">
          <draw:text-box>
            <text:p><text:span text:style-name="T1">Success</text:span></text:p>
          </draw:text-box>
        </draw:frame>
        <draw:custom-shape draw:style-name="gr10" draw:text-style-name="P3" xml:id="id36" draw:id="id36" draw:layer="layout" svg:width="6.223cm" svg:height="1.016cm" svg:x="9.32cm" svg:y="11.297cm">
          <text:p text:style-name="P1"><text:span text:style-name="T1">postrm abort-upgrade &lt;old-version&gt;</text:span></text:p>
          <draw:enhanced-geometry svg:viewBox="0 0 21600 21600" draw:type="rectangle" draw:enhanced-path="M 0 0 L 21600 0 21600 21600 0 21600 0 0 Z N"/>
        </draw:custom-shape>
        <draw:connector draw:style-name="gr3" draw:text-style-name="P1" draw:layer="layout" draw:line-skew="-0.144cm" svg:x1="12.431cm" svg:y1="12.313cm" svg:x2="12.434cm" svg:y2="13.287cm" draw:start-shape="id36" draw:start-glue-point="2" draw:end-shape="id37" draw:end-glue-point="4" svg:d="m12431 12313v343h3v631" svg:viewBox="0 0 4 975">
          <text:p/>
        </draw:connector>
        <draw:connector draw:style-name="gr3" draw:text-style-name="P1" draw:layer="layout" svg:x1="12.434cm" svg:y1="14.049cm" svg:x2="19.499cm" svg:y2="17.873cm" draw:start-shape="id37" draw:start-glue-point="6" draw:end-shape="id38" draw:end-glue-point="6" svg:d="m12434 14049v3824h7065" svg:viewBox="0 0 7066 3825">
          <text:p/>
        </draw:connector>
        <draw:frame draw:style-name="gr4" draw:text-style-name="P2" draw:layer="layout" svg:width="1.905cm" svg:height="0.645cm" svg:x="12.43cm" svg:y="13.984cm">
          <draw:text-box>
            <text:p><text:span text:style-name="T1">Failure</text:span></text:p>
          </draw:text-box>
        </draw:frame>
        <draw:frame draw:style-name="gr4" draw:text-style-name="P2" draw:layer="layout" svg:width="1.905cm" svg:height="0.645cm" svg:x="12.584cm" svg:y="13.085cm">
          <draw:text-box>
            <text:p><text:span text:style-name="T1">Success</text:span></text:p>
          </draw:text-box>
        </draw:frame>
        <draw:custom-shape draw:style-name="gr5" draw:text-style-name="P1" xml:id="id37" draw:id="id37" draw:layer="layout" svg:width="0.508cm" svg:height="0.762cm" svg:x="12.18cm" svg:y="13.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 xml:id="id33" draw:id="id33" draw:layer="layout" svg:width="6.223cm" svg:height="1.016cm" svg:x="13.44cm" svg:y="15.237cm">
          <text:p text:style-name="P1"><text:span text:style-name="T1">postinst abort-upgrade &lt;new-version&gt;</text:span></text:p>
          <draw:enhanced-geometry svg:viewBox="0 0 21600 21600" draw:type="rectangle" draw:enhanced-path="M 0 0 L 21600 0 21600 21600 0 21600 0 0 Z N"/>
        </draw:custom-shape>
        <draw:connector draw:style-name="gr3" draw:text-style-name="P1" draw:layer="layout" svg:x1="12.688cm" svg:y1="13.668cm" svg:x2="16.551cm" svg:y2="15.237cm" draw:start-shape="id37" draw:start-glue-point="7" draw:end-shape="id33" draw:end-glue-point="0" svg:d="m12688 13668h3863v1569" svg:viewBox="0 0 3864 1570">
          <text:p/>
        </draw:connector>
        <draw:connector draw:style-name="gr3" draw:text-style-name="P1" draw:layer="layout" svg:x1="16.551cm" svg:y1="16.253cm" svg:x2="19.499cm" svg:y2="17.873cm" draw:start-shape="id33" draw:start-glue-point="2" draw:end-shape="id38" draw:end-glue-point="6" svg:d="m16551 16253v1620h2948" svg:viewBox="0 0 2949 1621">
          <text:p/>
        </draw:connector>
        <draw:custom-shape draw:style-name="gr19" draw:text-style-name="P3" xml:id="id40" draw:id="id40" draw:layer="layout" svg:width="5.334cm" svg:height="1.016cm" svg:x="1.665cm" svg:y="13.679cm">
          <text:p text:style-name="P1"><text:span text:style-name="T1">postrm upgrade &lt;new-version&gt;</text:span></text:p>
          <draw:enhanced-geometry svg:viewBox="0 0 21600 21600" draw:type="rectangle" draw:enhanced-path="M 0 0 L 21600 0 21600 21600 0 21600 0 0 Z N"/>
        </draw:custom-shape>
        <draw:connector draw:style-name="gr3" draw:text-style-name="P1" draw:layer="layout" svg:x1="7.962cm" svg:y1="10.424cm" svg:x2="5.734cm" svg:y2="10.427cm" draw:start-shape="id35" draw:start-glue-point="5" draw:end-shape="id39" draw:end-glue-point="1" svg:d="m7962 10424h-1114v3h-1114" svg:viewBox="0 0 2229 4">
          <text:p/>
        </draw:connector>
        <draw:custom-shape draw:style-name="gr10" draw:text-style-name="P3" xml:id="id42" draw:id="id42" draw:layer="layout" svg:width="6.488cm" svg:height="1.016cm" svg:x="2.994cm" svg:y="18.444cm">
          <text:p text:style-name="P1"><text:span text:style-name="T1">postrm failed-upgrade &lt;old-version&gt;</text:span></text:p>
          <draw:enhanced-geometry svg:viewBox="0 0 21600 21600" draw:type="rectangle" draw:enhanced-path="M 0 0 L 21600 0 21600 21600 0 21600 0 0 Z N"/>
        </draw:custom-shape>
        <draw:custom-shape draw:style-name="gr5" draw:text-style-name="P1" xml:id="id41" draw:id="id41" draw:layer="layout" svg:width="0.508cm" svg:height="0.762cm" svg:x="4.078cm" svg:y="16.784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4.332cm" svg:y1="14.695cm" svg:x2="4.332cm" svg:y2="16.784cm" draw:start-shape="id40" draw:start-glue-point="2" draw:end-shape="id41" draw:end-glue-point="4" svg:d="m4332 14695v2089" svg:viewBox="0 0 1 2090">
          <text:p/>
        </draw:connector>
        <draw:connector draw:style-name="gr3" draw:text-style-name="P1" draw:layer="layout" svg:x1="4.586cm" svg:y1="17.165cm" svg:x2="6.238cm" svg:y2="18.444cm" draw:start-shape="id41" draw:start-glue-point="7" draw:end-shape="id42" draw:end-glue-point="0" svg:d="m4586 17165h1652v1279" svg:viewBox="0 0 1653 1280">
          <text:p/>
        </draw:connector>
        <draw:frame draw:style-name="gr4" draw:text-style-name="P2" draw:layer="layout" svg:width="1.905cm" svg:height="0.645cm" svg:x="18.653cm" svg:y="18.262cm">
          <draw:text-box>
            <text:p><text:span text:style-name="T1">End</text:span></text:p>
          </draw:text-box>
        </draw:frame>
        <draw:connector draw:style-name="gr3" draw:text-style-name="P1" draw:layer="layout" draw:line-skew="-1.434cm 0.868cm" svg:x1="4.078cm" svg:y1="17.165cm" svg:x2="10.764cm" svg:y2="20.679cm" draw:start-shape="id41" draw:start-glue-point="5" draw:end-shape="id43" draw:end-glue-point="0" svg:d="m4078 17165h-1935v2816h8621v698" svg:viewBox="0 0 8622 3515">
          <text:p/>
        </draw:connector>
        <draw:frame draw:style-name="gr4" draw:text-style-name="P2" draw:layer="layout" svg:width="1.905cm" svg:height="0.645cm" svg:x="4.513cm" svg:y="17.192cm">
          <draw:text-box>
            <text:p><text:span text:style-name="T1">Failure</text:span></text:p>
          </draw:text-box>
        </draw:frame>
        <draw:frame draw:style-name="gr4" draw:text-style-name="P2" draw:layer="layout" svg:width="1.905cm" svg:height="0.645cm" svg:x="2.346cm" svg:y="17.182cm">
          <draw:text-box>
            <text:p><text:span text:style-name="T1">Success</text:span></text:p>
          </draw:text-box>
        </draw:frame>
        <draw:custom-shape draw:style-name="gr5" draw:text-style-name="P1" xml:id="id44" draw:id="id44" draw:layer="layout" svg:width="0.508cm" svg:height="0.762cm" svg:x="10.502cm" svg:y="18.563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9.482cm" svg:y1="18.952cm" svg:x2="10.502cm" svg:y2="18.944cm" draw:start-shape="id42" draw:start-glue-point="1" draw:end-shape="id44" draw:end-glue-point="5" svg:d="m9482 18952h510v-8h510" svg:viewBox="0 0 1021 9">
          <text:p/>
        </draw:connector>
        <draw:connector draw:style-name="gr3" draw:text-style-name="P1" draw:layer="layout" svg:x1="10.756cm" svg:y1="18.563cm" svg:x2="8.237cm" svg:y2="16.484cm" draw:start-shape="id44" draw:start-glue-point="4" draw:end-shape="id45" draw:end-glue-point="2" svg:d="m10756 18563v-1039h-2519v-1040" svg:viewBox="0 0 2520 2080">
          <text:p/>
        </draw:connector>
        <draw:connector draw:style-name="gr3" draw:text-style-name="P1" draw:layer="layout" svg:x1="10.756cm" svg:y1="19.325cm" svg:x2="10.764cm" svg:y2="20.679cm" draw:start-shape="id44" draw:start-glue-point="6" draw:end-shape="id43" draw:end-glue-point="0" svg:d="m10756 19325v678h8v676" svg:viewBox="0 0 9 1355">
          <text:p/>
        </draw:connector>
        <draw:frame draw:style-name="gr4" draw:text-style-name="P2" draw:layer="layout" svg:width="1.905cm" svg:height="0.645cm" svg:x="10.706cm" svg:y="18.024cm">
          <draw:text-box>
            <text:p><text:span text:style-name="T1">Failure</text:span></text:p>
          </draw:text-box>
        </draw:frame>
        <draw:frame draw:style-name="gr17" draw:text-style-name="P2" draw:layer="layout" svg:width="2.073cm" svg:height="0.645cm" svg:x="10.711cm" svg:y="19.386cm">
          <draw:text-box>
            <text:p><text:span text:style-name="T1">Success</text:span></text:p>
          </draw:text-box>
        </draw:frame>
        <draw:custom-shape draw:style-name="gr19" draw:text-style-name="P3" xml:id="id45" draw:id="id45" draw:layer="layout" svg:width="6.477cm" svg:height="1.016cm" svg:x="4.999cm" svg:y="15.468cm">
          <text:p text:style-name="P1"><text:span text:style-name="T1">preinst abort-upgrade &lt;new-version&gt;</text:span></text:p>
          <draw:enhanced-geometry svg:viewBox="0 0 21600 21600" draw:type="rectangle" draw:enhanced-path="M 0 0 L 21600 0 21600 21600 0 21600 0 0 Z N"/>
        </draw:custom-shape>
        <draw:connector draw:style-name="gr3" draw:text-style-name="P1" draw:layer="layout" svg:x1="8.237cm" svg:y1="15.468cm" svg:x2="8.224cm" svg:y2="14.625cm" draw:start-shape="id45" draw:start-glue-point="0" draw:end-shape="id46" draw:end-glue-point="6" svg:d="m8237 15468v-421h-13v-422" svg:viewBox="0 0 14 844">
          <text:p/>
        </draw:connector>
        <draw:custom-shape draw:style-name="gr11" draw:text-style-name="P3" xml:id="id39" draw:id="id39" draw:layer="layout" svg:width="2.794cm" svg:height="1.016cm" svg:x="2.94cm" svg:y="9.919cm">
          <text:p text:style-name="P1"><text:span text:style-name="T1">unpack</text:span></text:p>
          <draw:enhanced-geometry svg:viewBox="0 0 21600 21600" draw:type="rectangle" draw:enhanced-path="M 0 0 L 21600 0 21600 21600 0 21600 0 0 Z N"/>
        </draw:custom-shape>
        <draw:connector draw:style-name="gr3" draw:text-style-name="P1" draw:layer="layout" svg:x1="4.337cm" svg:y1="10.935cm" svg:x2="4.334cm" svg:y2="11.92cm" draw:start-shape="id39" draw:start-glue-point="2" draw:end-shape="id47" draw:end-glue-point="4" svg:d="m4337 10935v493h-3v492" svg:viewBox="0 0 4 986">
          <text:p/>
        </draw:connector>
        <draw:frame draw:style-name="gr4" draw:text-style-name="P2" draw:layer="layout" svg:width="1.905cm" svg:height="0.645cm" svg:x="8.293cm" svg:y="14.22cm">
          <draw:text-box>
            <text:p><text:span text:style-name="T1">Failure</text:span></text:p>
          </draw:text-box>
        </draw:frame>
        <draw:frame draw:style-name="gr20" draw:text-style-name="P2" draw:layer="layout" svg:width="1.905cm" svg:height="0.645cm" svg:x="8.112cm" svg:y="13.312cm">
          <draw:text-box>
            <text:p><text:span text:style-name="T1">Success</text:span></text:p>
          </draw:text-box>
        </draw:frame>
        <draw:custom-shape draw:style-name="gr5" draw:text-style-name="P1" xml:id="id46" draw:id="id46" draw:layer="layout" svg:width="0.508cm" svg:height="0.762cm" svg:x="7.97cm" svg:y="13.863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onnector draw:style-name="gr3" draw:text-style-name="P1" draw:layer="layout" svg:x1="8.224cm" svg:y1="13.863cm" svg:x2="9.32cm" svg:y2="11.805cm" draw:start-shape="id46" draw:start-glue-point="4" draw:end-shape="id36" draw:end-glue-point="3" svg:d="m8224 13863v-2058h1096" svg:viewBox="0 0 1097 2059">
          <text:p/>
        </draw:connector>
        <draw:connector draw:style-name="gr3" draw:text-style-name="P1" draw:layer="layout" draw:line-skew="-1.559cm" svg:x1="8.478cm" svg:y1="14.244cm" svg:x2="19.499cm" svg:y2="17.873cm" draw:start-shape="id46" draw:start-glue-point="7" draw:end-shape="id38" draw:end-glue-point="6" svg:d="m8478 14244h3952v3629h7069" svg:viewBox="0 0 11022 3630">
          <text:p/>
        </draw:connector>
        <draw:custom-shape draw:style-name="gr5" draw:text-style-name="P1" xml:id="id47" draw:id="id47" draw:layer="layout" svg:width="0.508cm" svg:height="0.762cm" svg:x="4.08cm" svg:y="11.92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4.334cm" svg:y1="12.682cm" svg:x2="4.332cm" svg:y2="13.679cm" draw:start-shape="id47" draw:start-glue-point="6" draw:end-shape="id40" draw:end-glue-point="0" svg:d="m4334 12682v499h-2v498" svg:viewBox="0 0 3 998">
          <text:p/>
        </draw:connector>
        <draw:connector draw:style-name="gr3" draw:text-style-name="P1" draw:layer="layout" draw:line-skew="-2.198cm 5.77cm" svg:x1="4.08cm" svg:y1="12.301cm" svg:x2="19.849cm" svg:y2="18.223cm" draw:start-shape="id47" draw:start-glue-point="5" draw:end-shape="id38" draw:end-glue-point="8" svg:d="m4080 12301h-2699v12194h18468v-6272" svg:viewBox="0 0 18469 12195">
          <text:p/>
        </draw:connector>
        <draw:frame draw:style-name="gr4" draw:text-style-name="P2" draw:layer="layout" svg:width="2.54cm" svg:height="0.645cm" svg:x="1.708cm" svg:y="11.62cm">
          <draw:text-box>
            <text:p><text:span text:style-name="T1">Unpack Only</text:span></text:p>
          </draw:text-box>
        </draw:frame>
        <draw:frame draw:style-name="gr4" draw:text-style-name="P2" draw:layer="layout" svg:width="2.54cm" svg:height="0.645cm" svg:x="4.356cm" svg:y="12.526cm">
          <draw:text-box>
            <text:p><text:span text:style-name="T1">Full Install</text:span></text:p>
          </draw:text-box>
        </draw:frame>
        <draw:custom-shape draw:style-name="gr5" draw:text-style-name="P1" xml:id="id27" draw:id="id27" draw:layer="layout" svg:width="0.508cm" svg:height="0.762cm" svg:x="3.592cm" svg:y="2.522cm">
          <text:p/>
          <draw:enhanced-geometry svg:viewBox="0 0 21600 21600" draw:glue-points="10800 0 0 10800 10800 21600 21600 10800" draw:text-areas="5400 5400 16200 16200" draw:type="diamond" draw:enhanced-path="M 10800 0 L 21600 10800 10800 21600 0 10800 10800 0 Z N"/>
        </draw:custom-shape>
        <draw:frame draw:style-name="gr21" draw:text-style-name="P2" draw:layer="layout" svg:width="1.87cm" svg:height="1.156cm" svg:x="3.918cm" svg:y="3.081cm">
          <draw:text-box>
            <text:p><text:span text:style-name="T1">Not Installed</text:span></text:p>
          </draw:text-box>
        </draw:frame>
        <draw:frame draw:style-name="gr22" draw:text-style-name="P2" draw:layer="layout" svg:width="1.905cm" svg:height="0.645cm" svg:x="3.937cm" svg:y="2.278cm">
          <draw:text-box>
            <text:p><text:span text:style-name="T1">Installed</text:span></text:p>
          </draw:text-box>
        </draw:frame>
        <draw:connector draw:style-name="gr3" draw:text-style-name="P1" draw:layer="layout" svg:x1="3.846cm" svg:y1="3.284cm" svg:x2="6.715cm" svg:y2="5.637cm" draw:start-shape="id27" draw:start-glue-point="6" draw:end-shape="id31" draw:end-glue-point="0" svg:d="m3846 3284v1177h2869v1176" svg:viewBox="0 0 2870 2354">
          <text:p/>
        </draw:connector>
        <draw:connector draw:style-name="gr3" draw:text-style-name="P1" draw:layer="layout" svg:x1="4.1cm" svg:y1="2.903cm" svg:x2="6.109cm" svg:y2="2.903cm" draw:start-shape="id27" draw:start-glue-point="7" draw:end-shape="id48" draw:end-glue-point="3" svg:d="m4100 2903h2009" svg:viewBox="0 0 2010 1">
          <text:p/>
        </draw:connector>
        <draw:custom-shape draw:style-name="gr19" draw:text-style-name="P3" xml:id="id28" draw:id="id28" draw:layer="layout" svg:width="5.08cm" svg:height="1.016cm" svg:x="13.51cm" svg:y="4.305cm">
          <text:p text:style-name="P1"><text:span text:style-name="T1">prerm upgrade &lt;new-version&gt;</text:span></text:p>
          <draw:enhanced-geometry svg:viewBox="0 0 21600 21600" draw:type="rectangle" draw:enhanced-path="M 0 0 L 21600 0 21600 21600 0 21600 0 0 Z N"/>
        </draw:custom-shape>
        <draw:connector draw:style-name="gr3" draw:text-style-name="P1" draw:layer="layout" svg:x1="14.364cm" svg:y1="2.903cm" svg:x2="15.8cm" svg:y2="2.911cm" draw:start-shape="id48" draw:start-glue-point="1" draw:end-shape="id49" draw:end-glue-point="5" svg:d="m14364 2903h718v8h718" svg:viewBox="0 0 1437 9">
          <text:p/>
        </draw:connector>
        <draw:custom-shape draw:style-name="gr8" draw:text-style-name="P3" xml:id="id31" draw:id="id31" draw:layer="layout" svg:width="10.668cm" svg:height="1.016cm" svg:x="1.381cm" svg:y="5.637cm">
          <text:p text:style-name="P1"><text:span text:style-name="T1">preinst upgrade &lt;package name&gt; &lt;new-version&gt; &lt;old-version&gt;</text:span></text:p>
          <draw:enhanced-geometry svg:viewBox="0 0 21600 21600" draw:type="rectangle" draw:enhanced-path="M 0 0 L 21600 0 21600 21600 0 21600 0 0 Z N"/>
        </draw:custom-shape>
        <draw:connector draw:style-name="gr3" draw:text-style-name="P1" draw:layer="layout" draw:line-skew="-0.062cm" svg:x1="6.715cm" svg:y1="6.653cm" svg:x2="3.215cm" svg:y2="8.177cm" draw:start-shape="id31" draw:start-glue-point="2" draw:end-shape="id50" draw:end-glue-point="4" svg:d="m6715 6653v700h-3500v824" svg:viewBox="0 0 3501 1525">
          <text:p/>
        </draw:connector>
        <draw:custom-shape draw:style-name="gr5" draw:text-style-name="P1" xml:id="id50" draw:id="id50" draw:layer="layout" svg:width="0.508cm" svg:height="0.762cm" svg:x="2.961cm" svg:y="8.177cm">
          <text:p/>
          <draw:enhanced-geometry svg:viewBox="0 0 21600 21600" draw:glue-points="10800 0 0 10800 10800 21600 21600 10800" draw:text-areas="5400 5400 16200 16200" draw:type="diamond" draw:enhanced-path="M 10800 0 L 21600 10800 10800 21600 0 10800 10800 0 Z N"/>
        </draw:custom-shape>
        <draw:frame draw:style-name="gr23" draw:text-style-name="P2" draw:layer="layout" svg:width="1.905cm" svg:height="0.645cm" svg:x="1.562cm" svg:y="8.613cm">
          <draw:text-box>
            <text:p><text:span text:style-name="T1">Failure</text:span></text:p>
          </draw:text-box>
        </draw:frame>
        <draw:frame draw:style-name="gr24" draw:text-style-name="P2" draw:layer="layout" svg:width="1.905cm" svg:height="0.645cm" svg:x="3.34cm" svg:y="8.623cm">
          <draw:text-box>
            <text:p><text:span text:style-name="T1">Success</text:span></text:p>
          </draw:text-box>
        </draw:frame>
        <draw:connector draw:style-name="gr3" draw:text-style-name="P1" draw:layer="layout" svg:x1="3.469cm" svg:y1="8.558cm" svg:x2="5.56cm" svg:y2="8.558cm" draw:start-shape="id50" draw:start-glue-point="7" draw:end-shape="id34" draw:end-glue-point="3" svg:d="m3469 8558h2091" svg:viewBox="0 0 2092 1">
          <text:p/>
        </draw:connector>
        <draw:connector draw:style-name="gr3" draw:text-style-name="P1" draw:layer="layout" draw:line-skew="-1.079cm 5.77cm" svg:x1="2.961cm" svg:y1="8.558cm" svg:x2="19.849cm" svg:y2="18.223cm" draw:start-shape="id50" draw:start-glue-point="5" draw:end-shape="id38" draw:end-glue-point="8" svg:d="m2961 8558h-1580v15937h18468v-6272" svg:viewBox="0 0 18469 15938">
          <text:p/>
        </draw:connector>
        <draw:custom-shape draw:style-name="gr8" draw:text-style-name="P3" xml:id="id43" draw:id="id43" draw:layer="layout" svg:width="10.668cm" svg:height="1.016cm" svg:x="5.43cm" svg:y="20.679cm">
          <text:p text:style-name="P1"><text:span text:style-name="T1">postrm upgrade &lt;package name&gt; &lt;new-version&gt; &lt;old-version&gt;</text:span></text:p>
          <draw:enhanced-geometry svg:viewBox="0 0 21600 21600" draw:type="rectangle" draw:enhanced-path="M 0 0 L 21600 0 21600 21600 0 21600 0 0 Z N"/>
        </draw:custom-shape>
        <draw:connector draw:style-name="gr3" draw:text-style-name="P1" draw:layer="layout" svg:x1="5.43cm" svg:y1="21.187cm" svg:x2="3.667cm" svg:y2="21.191cm" draw:start-shape="id43" draw:start-glue-point="3" draw:end-shape="id51" draw:end-glue-point="7" svg:d="m5430 21187h-881v4h-882" svg:viewBox="0 0 1764 5">
          <text:p/>
        </draw:connector>
        <draw:custom-shape draw:style-name="gr10" draw:text-style-name="P3" xml:id="id52" draw:id="id52" draw:layer="layout" svg:width="5.715cm" svg:height="1.016cm" svg:x="1.689cm" svg:y="22.89cm">
          <text:p text:style-name="P1"><text:span text:style-name="T1">postinst configure &lt;new-version&gt;</text:span></text:p>
          <draw:enhanced-geometry svg:viewBox="0 0 21600 21600" draw:type="rectangle" draw:enhanced-path="M 0 0 L 21600 0 21600 21600 0 21600 0 0 Z N"/>
        </draw:custom-shape>
        <draw:connector draw:style-name="gr3" draw:text-style-name="P1" draw:layer="layout" svg:x1="7.404cm" svg:y1="23.398cm" svg:x2="8.355cm" svg:y2="23.406cm" draw:start-shape="id52" draw:start-glue-point="1" draw:end-shape="id53" draw:end-glue-point="5" svg:d="m7404 23398h475v8h476" svg:viewBox="0 0 952 9">
          <text:p/>
        </draw:connector>
        <draw:custom-shape draw:style-name="gr5" draw:text-style-name="P1" xml:id="id53" draw:id="id53" draw:layer="layout" svg:width="0.508cm" svg:height="0.762cm" svg:x="8.355cm" svg:y="23.025cm">
          <text:p/>
          <draw:enhanced-geometry svg:viewBox="0 0 21600 21600" draw:glue-points="10800 0 0 10800 10800 21600 21600 10800" draw:text-areas="5400 5400 16200 16200" draw:type="diamond" draw:enhanced-path="M 10800 0 L 21600 10800 10800 21600 0 10800 10800 0 Z N"/>
        </draw:custom-shape>
        <draw:frame draw:style-name="gr17" draw:text-style-name="P2" draw:layer="layout" svg:width="1.805cm" svg:height="0.645cm" svg:x="8.52cm" svg:y="23.642cm">
          <draw:text-box>
            <text:p><text:span text:style-name="T1">Failure</text:span></text:p>
          </draw:text-box>
        </draw:frame>
        <draw:frame draw:style-name="gr4" draw:text-style-name="P2" draw:layer="layout" svg:width="1.905cm" svg:height="0.645cm" svg:x="7.704cm" svg:y="22.145cm">
          <draw:text-box>
            <text:p><text:span text:style-name="T1">Success</text:span></text:p>
          </draw:text-box>
        </draw:frame>
        <draw:custom-shape draw:style-name="gr8" draw:text-style-name="P3" xml:id="id54" draw:id="id54" draw:layer="layout" svg:width="9.525cm" svg:height="1.016cm" svg:x="9.79cm" svg:y="22.3cm">
          <text:p text:style-name="P1"><text:span text:style-name="T1">postinst configure &lt;package name&gt; &lt;new-version&gt;</text:span></text:p>
          <draw:enhanced-geometry svg:viewBox="0 0 21600 21600" draw:type="rectangle" draw:enhanced-path="M 0 0 L 21600 0 21600 21600 0 21600 0 0 Z N"/>
        </draw:custom-shape>
        <draw:connector draw:style-name="gr3" draw:text-style-name="P1" draw:layer="layout" svg:x1="8.609cm" svg:y1="23.025cm" svg:x2="9.79cm" svg:y2="22.808cm" draw:start-shape="id53" draw:start-glue-point="4" draw:end-shape="id54" draw:end-glue-point="3" svg:d="m8609 23025v-217h1181" svg:viewBox="0 0 1182 218">
          <text:p/>
        </draw:connector>
        <draw:connector draw:style-name="gr3" draw:text-style-name="P1" draw:layer="layout" draw:line-skew="0.206cm" svg:x1="8.609cm" svg:y1="23.787cm" svg:x2="19.849cm" svg:y2="18.223cm" draw:start-shape="id53" draw:start-glue-point="6" draw:end-shape="id38" draw:end-glue-point="8" svg:d="m8609 23787v708h11240v-6272" svg:viewBox="0 0 11241 6273">
          <text:p/>
        </draw:connector>
        <draw:connector draw:style-name="gr3" draw:text-style-name="P1" draw:layer="layout" svg:x1="19.315cm" svg:y1="22.808cm" svg:x2="19.849cm" svg:y2="18.223cm" draw:start-shape="id54" draw:start-glue-point="1" draw:end-shape="id38" draw:end-glue-point="8" svg:d="m19315 22808h534v-4585" svg:viewBox="0 0 535 4586">
          <text:p/>
        </draw:connector>
        <draw:custom-shape draw:style-name="gr5" draw:text-style-name="P1" xml:id="id51" draw:id="id51" draw:layer="layout" svg:width="0.508cm" svg:height="0.762cm" svg:x="3.159cm" svg:y="20.81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line-skew="-0.069cm" svg:x1="3.413cm" svg:y1="21.572cm" svg:x2="4.546cm" svg:y2="22.89cm" draw:start-shape="id51" draw:start-glue-point="6" draw:end-shape="id52" draw:end-glue-point="0" svg:d="m3413 21572v591h1133v727" svg:viewBox="0 0 1134 1319">
          <text:p/>
        </draw:connector>
        <draw:connector draw:style-name="gr3" draw:text-style-name="P1" draw:layer="layout" draw:line-skew="-1.277cm 4.978cm" svg:x1="3.159cm" svg:y1="21.191cm" svg:x2="19.849cm" svg:y2="18.223cm" draw:start-shape="id51" draw:start-glue-point="5" draw:end-shape="id38" draw:end-glue-point="8" svg:d="m3159 21191h-1778v3304h18468v-6272" svg:viewBox="0 0 18469 6273">
          <text:p/>
        </draw:connector>
        <draw:frame draw:style-name="gr17" draw:text-style-name="P2" draw:layer="layout" svg:width="1.805cm" svg:height="0.645cm" svg:x="1.735cm" svg:y="21.31cm">
          <draw:text-box>
            <text:p><text:span text:style-name="T1">Failure</text:span></text:p>
          </draw:text-box>
        </draw:frame>
        <draw:frame draw:style-name="gr4" draw:text-style-name="P2" draw:layer="layout" svg:width="1.905cm" svg:height="0.645cm" svg:x="3.413cm" svg:y="21.32cm">
          <draw:text-box>
            <text:p><text:span text:style-name="T1">Success</text:span></text:p>
          </draw:text-box>
        </draw:frame>
        <draw:custom-shape draw:style-name="gr5" draw:text-style-name="P1" xml:id="id49" draw:id="id49" draw:layer="layout" svg:width="0.508cm" svg:height="0.762cm" svg:x="15.8cm" svg:y="2.53cm">
          <text:p/>
          <draw:enhanced-geometry svg:viewBox="0 0 21600 21600" draw:glue-points="10800 0 0 10800 10800 21600 21600 10800" draw:text-areas="5400 5400 16200 16200" draw:type="diamond" draw:enhanced-path="M 10800 0 L 21600 10800 10800 21600 0 10800 10800 0 Z N"/>
        </draw:custom-shape>
        <draw:frame draw:style-name="gr25" draw:text-style-name="P2" draw:layer="layout" svg:width="1.905cm" svg:height="0.645cm" svg:x="16.186cm" svg:y="2.198cm">
          <draw:text-box>
            <text:p><text:span text:style-name="T1">Failure</text:span></text:p>
          </draw:text-box>
        </draw:frame>
        <draw:frame draw:style-name="gr26" draw:text-style-name="P2" draw:layer="layout" svg:width="1.905cm" svg:height="0.645cm" svg:x="15.986cm" svg:y="3.159cm">
          <draw:text-box>
            <text:p><text:span text:style-name="T1">Success</text:span></text:p>
          </draw:text-box>
        </draw:frame>
        <draw:connector draw:style-name="gr3" draw:text-style-name="P1" draw:layer="layout" svg:x1="16.308cm" svg:y1="2.911cm" svg:x2="19.849cm" svg:y2="17.523cm" draw:start-shape="id49" draw:start-glue-point="7" draw:end-shape="id38" draw:end-glue-point="4" svg:d="m16308 2911h3541v14612" svg:viewBox="0 0 3542 14613">
          <text:p/>
        </draw:connector>
        <draw:connector draw:style-name="gr3" draw:text-style-name="P1" draw:layer="layout" svg:x1="16.054cm" svg:y1="3.292cm" svg:x2="16.05cm" svg:y2="4.305cm" draw:start-shape="id49" draw:start-glue-point="6" draw:end-shape="id28" draw:end-glue-point="0" svg:d="m16054 3292v507h-4v506" svg:viewBox="0 0 5 1014">
          <text:p/>
        </draw:connector>
        <draw:frame draw:style-name="gr27" draw:text-style-name="P5" draw:layer="layout" svg:width="19.59cm" svg:height="1.673cm" svg:x="1cm" svg:y="25.267cm">
          <draw:text-box>
            <text:p text:style-name="P5"><text:span text:style-name="T3">The upgrade process is similar to the installation and removal process merged together making it the most complex of all. If you understand the install and remove processes this won't look that complicated.</text:span></text:p>
          </draw:text-box>
        </draw:frame>
      </draw:page>
      <draw:page draw:name="page4" draw:style-name="dp1" draw:master-page-name="Default">
        <draw:custom-shape draw:style-name="gr1" draw:text-style-name="P1" draw:layer="layout" svg:width="17.018cm" svg:height="21.844cm" svg:x="1.254cm" svg:y="1.254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57" draw:id="id57" draw:layer="layout" svg:width="4.445cm" svg:height="1.016cm" svg:x="4.275cm" svg:y="3.567cm">
          <text:p text:style-name="P1"><text:span text:style-name="T1">prerm remove</text:span></text:p>
          <draw:enhanced-geometry svg:viewBox="0 0 21600 21600" draw:type="rectangle" draw:enhanced-path="M 0 0 L 21600 0 21600 21600 0 21600 0 0 Z N"/>
        </draw:custom-shape>
        <draw:custom-shape draw:style-name="gr2" draw:text-style-name="P1" xml:id="id55" draw:id="id55" draw:layer="layout" svg:width="0.7cm" svg:height="0.7cm" svg:x="4.178cm" svg:y="1.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878cm" svg:y1="2.194cm" svg:x2="6.68cm" svg:y2="2.205cm" draw:start-shape="id55" draw:start-glue-point="10" draw:end-shape="id56" draw:end-glue-point="3" svg:d="m4878 2194h901v11h901" svg:viewBox="0 0 1803 12">
          <text:p/>
        </draw:connector>
        <draw:frame draw:style-name="gr4" draw:text-style-name="P2" draw:layer="layout" svg:width="1.905cm" svg:height="1.433cm" svg:x="2.316cm" svg:y="1.524cm">
          <draw:text-box>
            <text:p><text:span text:style-name="T1">Start Remove or Purge</text:span></text:p>
          </draw:text-box>
        </draw:frame>
        <draw:custom-shape draw:style-name="gr10" draw:text-style-name="P3" xml:id="id59" draw:id="id59" draw:layer="layout" svg:width="6.237cm" svg:height="1.016cm" svg:x="10.644cm" svg:y="7.513cm">
          <text:p text:style-name="P1"><text:span text:style-name="T1">postinst abort-remove</text:span></text:p>
          <draw:enhanced-geometry svg:viewBox="0 0 21600 21600" draw:type="rectangle" draw:enhanced-path="M 0 0 L 21600 0 21600 21600 0 21600 0 0 Z N"/>
        </draw:custom-shape>
        <draw:custom-shape draw:style-name="gr5" draw:text-style-name="P1" xml:id="id58" draw:id="id58" draw:layer="layout" svg:width="0.508cm" svg:height="0.762cm" svg:x="10.3cm" svg:y="6.04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line-skew="-0.121cm" svg:x1="6.497cm" svg:y1="4.583cm" svg:x2="10.554cm" svg:y2="6.04cm" draw:start-shape="id57" draw:start-glue-point="2" draw:end-shape="id58" draw:end-glue-point="4" svg:d="m6497 4583v608h4057v849" svg:viewBox="0 0 4058 1458">
          <text:p/>
        </draw:connector>
        <draw:connector draw:style-name="gr3" draw:text-style-name="P1" draw:layer="layout" svg:x1="10.808cm" svg:y1="6.421cm" svg:x2="13.762cm" svg:y2="7.513cm" draw:start-shape="id58" draw:start-glue-point="7" draw:end-shape="id59" draw:end-glue-point="0" svg:d="m10808 6421h2954v1092" svg:viewBox="0 0 2955 1093">
          <text:p/>
        </draw:connector>
        <draw:custom-shape draw:style-name="gr2" draw:text-style-name="P1" xml:id="id67" draw:id="id67" draw:layer="layout" svg:width="0.7cm" svg:height="0.7cm" svg:x="17.06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16.097cm" svg:y="21.23cm">
          <draw:text-box>
            <text:p><text:span text:style-name="T1">End</text:span></text:p>
          </draw:text-box>
        </draw:frame>
        <draw:connector draw:style-name="gr3" draw:text-style-name="P1" draw:layer="layout" svg:x1="10.3cm" svg:y1="6.421cm" svg:x2="8.102cm" svg:y2="6.415cm" draw:start-shape="id58" draw:start-glue-point="5" draw:end-shape="id60" draw:end-glue-point="1" svg:d="m10300 6421h-1099v-6h-1099" svg:viewBox="0 0 2199 7">
          <text:p/>
        </draw:connector>
        <draw:frame draw:style-name="gr4" draw:text-style-name="P2" draw:layer="layout" svg:width="1.905cm" svg:height="0.645cm" svg:x="10.663cm" svg:y="6.468cm">
          <draw:text-box>
            <text:p><text:span text:style-name="T1">Failure</text:span></text:p>
          </draw:text-box>
        </draw:frame>
        <draw:frame draw:style-name="gr4" draw:text-style-name="P2" draw:layer="layout" svg:width="1.905cm" svg:height="0.645cm" svg:x="8.693cm" svg:y="6.448cm">
          <draw:text-box>
            <text:p><text:span text:style-name="T1">Success</text:span></text:p>
          </draw:text-box>
        </draw:frame>
        <draw:frame draw:style-name="gr15" draw:text-style-name="P3" draw:layer="layout" svg:width="2.413cm" svg:height="1.039cm" svg:x="15.859cm" svg:y="1.254cm">
          <draw:text-box>
            <text:p text:style-name="P1"><text:span text:style-name="T1">Remove</text:span></text:p>
            <text:p text:style-name="P1"><text:span text:style-name="T1">Purge</text:span></text:p>
          </draw:text-box>
        </draw:frame>
        <draw:custom-shape draw:style-name="gr10" draw:text-style-name="P3" xml:id="id61" draw:id="id61" draw:layer="layout" svg:width="3.937cm" svg:height="1.016cm" svg:x="2.681cm" svg:y="9.46cm">
          <text:p text:style-name="P1"><text:span text:style-name="T1">postrm remove</text:span></text:p>
          <draw:enhanced-geometry svg:viewBox="0 0 21600 21600" draw:type="rectangle" draw:enhanced-path="M 0 0 L 21600 0 21600 21600 0 21600 0 0 Z N"/>
        </draw:custom-shape>
        <draw:connector draw:style-name="gr3" draw:text-style-name="P1" draw:layer="layout" draw:line-skew="-0.18cm" svg:x1="4.649cm" svg:y1="10.476cm" svg:x2="7.321cm" svg:y2="11.743cm" draw:start-shape="id61" draw:start-glue-point="2" draw:end-shape="id62" draw:end-glue-point="0" svg:d="m4649 10476v454h2672v813" svg:viewBox="0 0 2673 1268">
          <text:p/>
        </draw:connector>
        <draw:custom-shape draw:style-name="gr10" draw:text-style-name="P3" xml:id="id64" draw:id="id64" draw:layer="layout" svg:width="4.731cm" svg:height="1.016cm" svg:x="7.356cm" svg:y="9.363cm">
          <text:p text:style-name="P1"><text:span text:style-name="T1">postinst abort-remove</text:span></text:p>
          <draw:enhanced-geometry svg:viewBox="0 0 21600 21600" draw:type="rectangle" draw:enhanced-path="M 0 0 L 21600 0 21600 21600 0 21600 0 0 Z N"/>
        </draw:custom-shape>
        <draw:custom-shape draw:style-name="gr11" draw:text-style-name="P3" xml:id="id60" draw:id="id60" draw:layer="layout" svg:width="2.794cm" svg:height="1.016cm" svg:x="5.308cm" svg:y="5.907cm">
          <text:p text:style-name="P1"><text:span text:style-name="T1">remove</text:span></text:p>
          <draw:enhanced-geometry svg:viewBox="0 0 21600 21600" draw:type="rectangle" draw:enhanced-path="M 0 0 L 21600 0 21600 21600 0 21600 0 0 Z N"/>
        </draw:custom-shape>
        <draw:custom-shape draw:style-name="gr5" draw:text-style-name="P1" xml:id="id63" draw:id="id63" draw:layer="layout" svg:width="0.508cm" svg:height="0.762cm" svg:x="6.445cm" svg:y="7.828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2" draw:layer="layout" svg:width="1.905cm" svg:height="0.645cm" svg:x="6.786cm" svg:y="8.256cm">
          <draw:text-box>
            <text:p><text:span text:style-name="T1">Failure</text:span></text:p>
          </draw:text-box>
        </draw:frame>
        <draw:frame draw:style-name="gr4" draw:text-style-name="P2" draw:layer="layout" svg:width="1.905cm" svg:height="0.645cm" svg:x="4.816cm" svg:y="8.256cm">
          <draw:text-box>
            <text:p><text:span text:style-name="T1">Success</text:span></text:p>
          </draw:text-box>
        </draw:frame>
        <draw:connector draw:style-name="gr3" draw:text-style-name="P1" draw:layer="layout" svg:x1="6.705cm" svg:y1="6.923cm" svg:x2="6.699cm" svg:y2="7.828cm" draw:start-shape="id60" draw:start-glue-point="2" draw:end-shape="id63" draw:end-glue-point="4" svg:d="m6705 6923v453h-6v452" svg:viewBox="0 0 7 906">
          <text:p/>
        </draw:connector>
        <draw:connector draw:style-name="gr3" draw:text-style-name="P1" draw:layer="layout" svg:x1="6.953cm" svg:y1="8.209cm" svg:x2="9.721cm" svg:y2="9.363cm" draw:start-shape="id63" draw:start-glue-point="7" draw:end-shape="id64" draw:end-glue-point="0" svg:d="m6953 8209h2768v1154" svg:viewBox="0 0 2769 1155">
          <text:p/>
        </draw:connector>
        <draw:connector draw:style-name="gr3" draw:text-style-name="P1" draw:layer="layout" svg:x1="6.445cm" svg:y1="8.209cm" svg:x2="4.649cm" svg:y2="9.46cm" draw:start-shape="id63" draw:start-glue-point="5" draw:end-shape="id61" draw:end-glue-point="0" svg:d="m6445 8209h-1796v1251" svg:viewBox="0 0 1797 1252">
          <text:p/>
        </draw:connector>
        <draw:connector draw:style-name="gr3" draw:text-style-name="P1" draw:layer="layout" svg:x1="11.061cm" svg:y1="2.713cm" svg:x2="11.056cm" svg:y2="3.694cm" draw:start-shape="id56" draw:start-glue-point="2" draw:end-shape="id65" draw:end-glue-point="4" svg:d="m11061 2713v491h-5v490" svg:viewBox="0 0 6 982">
          <text:p/>
        </draw:connector>
        <draw:custom-shape draw:style-name="gr5" draw:text-style-name="P1" xml:id="id66" draw:id="id66" draw:layer="layout" svg:width="0.508cm" svg:height="0.762cm" svg:x="12.684cm" svg:y="12.897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2" draw:layer="layout" svg:width="2.83cm" svg:height="0.645cm" svg:x="13.056cm" svg:y="13.268cm">
          <draw:text-box>
            <text:p><text:span text:style-name="T1">Remove Only</text:span></text:p>
          </draw:text-box>
        </draw:frame>
        <draw:frame draw:style-name="gr28" draw:text-style-name="P2" draw:layer="layout" svg:width="1.498cm" svg:height="0.737cm" svg:x="11.313cm" svg:y="13.278cm">
          <draw:text-box>
            <text:p><text:span text:style-name="T1">Purge</text:span></text:p>
          </draw:text-box>
        </draw:frame>
        <draw:connector draw:style-name="gr3" draw:text-style-name="P1" draw:layer="layout" svg:x1="13.192cm" svg:y1="13.278cm" svg:x2="17.41cm" svg:y2="21.68cm" draw:start-shape="id66" draw:start-glue-point="7" draw:end-shape="id67" draw:end-glue-point="4" svg:d="m13192 13278h4218v8402" svg:viewBox="0 0 4219 8403">
          <text:p/>
        </draw:connector>
        <draw:custom-shape draw:style-name="gr10" draw:text-style-name="P3" xml:id="id69" draw:id="id69" draw:layer="layout" svg:width="4.953cm" svg:height="1.016cm" svg:x="6.842cm" svg:y="19.56cm">
          <text:p text:style-name="P1"><text:span text:style-name="T1">postrm purge | deconfigure</text:span></text:p>
          <draw:enhanced-geometry svg:viewBox="0 0 21600 21600" draw:type="rectangle" draw:enhanced-path="M 0 0 L 21600 0 21600 21600 0 21600 0 0 Z N"/>
        </draw:custom-shape>
        <draw:custom-shape draw:style-name="gr11" draw:text-style-name="P3" xml:id="id71" draw:id="id71" draw:layer="layout" svg:width="2.794cm" svg:height="1.016cm" svg:x="2.52cm" svg:y="19.559cm">
          <text:p text:style-name="P1"><text:span text:style-name="T1">deconfigure</text:span></text:p>
          <draw:enhanced-geometry svg:viewBox="0 0 21600 21600" draw:type="rectangle" draw:enhanced-path="M 0 0 L 21600 0 21600 21600 0 21600 0 0 Z N"/>
        </draw:custom-shape>
        <draw:connector draw:style-name="gr3" draw:text-style-name="P1" draw:layer="layout" svg:x1="12.684cm" svg:y1="13.278cm" svg:x2="7.321cm" svg:y2="14.153cm" draw:start-shape="id66" draw:start-glue-point="5" draw:end-shape="id68" draw:end-glue-point="0" svg:d="m12684 13278h-5363v875" svg:viewBox="0 0 5364 876">
          <text:p/>
        </draw:connector>
        <draw:connector draw:style-name="gr3" draw:text-style-name="P1" draw:layer="layout" svg:x1="9.318cm" svg:y1="20.576cm" svg:x2="9.311cm" svg:y2="21.514cm" draw:start-shape="id69" draw:start-glue-point="2" draw:end-shape="id70" draw:end-glue-point="0" svg:d="m9318 20576v469h-7v469" svg:viewBox="0 0 8 939">
          <text:p/>
        </draw:connector>
        <draw:connector draw:style-name="gr3" draw:text-style-name="P1" draw:layer="layout" svg:x1="5.314cm" svg:y1="20.067cm" svg:x2="6.842cm" svg:y2="20.068cm" draw:start-shape="id71" draw:start-glue-point="1" draw:end-shape="id69" draw:end-glue-point="3" svg:d="m5314 20067h764v1h764" svg:viewBox="0 0 1529 2">
          <text:p/>
        </draw:connector>
        <draw:custom-shape draw:style-name="gr8" draw:text-style-name="P3" xml:id="id56" draw:id="id56" draw:layer="layout" svg:width="8.763cm" svg:height="1.016cm" svg:x="6.68cm" svg:y="1.697cm">
          <text:p text:style-name="P1"><text:span text:style-name="T1">prerm remove &lt;package name&gt; &lt;version&gt;</text:span></text:p>
          <draw:enhanced-geometry svg:viewBox="0 0 21600 21600" draw:type="rectangle" draw:enhanced-path="M 0 0 L 21600 0 21600 21600 0 21600 0 0 Z N"/>
        </draw:custom-shape>
        <draw:custom-shape draw:style-name="gr8" draw:text-style-name="P3" xml:id="id62" draw:id="id62" draw:layer="layout" svg:width="9.202cm" svg:height="1.016cm" svg:x="2.72cm" svg:y="11.743cm">
          <text:p text:style-name="P1"><text:span text:style-name="T1">postrm remove &lt;package name&gt; &lt;version&gt;</text:span></text:p>
          <draw:enhanced-geometry svg:viewBox="0 0 21600 21600" draw:type="rectangle" draw:enhanced-path="M 0 0 L 21600 0 21600 21600 0 21600 0 0 Z N"/>
        </draw:custom-shape>
        <draw:connector draw:style-name="gr3" draw:text-style-name="P1" draw:layer="layout" svg:x1="11.922cm" svg:y1="12.251cm" svg:x2="12.938cm" svg:y2="12.897cm" draw:start-shape="id62" draw:start-glue-point="1" draw:end-shape="id66" draw:end-glue-point="4" svg:d="m11922 12251h1016v646" svg:viewBox="0 0 1017 647">
          <text:p/>
        </draw:connector>
        <draw:custom-shape draw:style-name="gr10" draw:text-style-name="P3" xml:id="id73" draw:id="id73" draw:layer="layout" svg:width="4.445cm" svg:height="1.016cm" svg:x="1.7cm" svg:y="15.904cm">
          <text:p text:style-name="P1"><text:span text:style-name="T1">prerm purge | deconfigure</text:span></text:p>
          <draw:enhanced-geometry svg:viewBox="0 0 21600 21600" draw:type="rectangle" draw:enhanced-path="M 0 0 L 21600 0 21600 21600 0 21600 0 0 Z N"/>
        </draw:custom-shape>
        <draw:custom-shape draw:style-name="gr8" draw:text-style-name="P3" xml:id="id68" draw:id="id68" draw:layer="layout" svg:width="9.202cm" svg:height="1.03cm" svg:x="2.72cm" svg:y="14.153cm">
          <text:p text:style-name="P1"><text:span text:style-name="T1">prerm purge | deconfigure &lt;package name&gt; &lt;version&gt;</text:span></text:p>
          <draw:enhanced-geometry svg:viewBox="0 0 21600 21600" draw:type="rectangle" draw:enhanced-path="M 0 0 L 21600 0 21600 21600 0 21600 0 0 Z N"/>
        </draw:custom-shape>
        <draw:connector draw:style-name="gr3" draw:text-style-name="P1" draw:layer="layout" svg:x1="11.922cm" svg:y1="14.668cm" svg:x2="13.049cm" svg:y2="16.026cm" draw:start-shape="id68" draw:start-glue-point="1" draw:end-shape="id72" draw:end-glue-point="4" svg:d="m11922 14668h1127v1358" svg:viewBox="0 0 1128 1359">
          <text:p/>
        </draw:connector>
        <draw:custom-shape draw:style-name="gr5" draw:text-style-name="P1" xml:id="id65" draw:id="id65" draw:layer="layout" svg:width="0.508cm" svg:height="0.762cm" svg:x="10.802cm" svg:y="3.694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2" draw:layer="layout" svg:width="1.905cm" svg:height="0.645cm" svg:x="11.179cm" svg:y="4.175cm">
          <draw:text-box>
            <text:p><text:span text:style-name="T1">Failure</text:span></text:p>
          </draw:text-box>
        </draw:frame>
        <draw:frame draw:style-name="gr4" draw:text-style-name="P2" draw:layer="layout" svg:width="1.905cm" svg:height="0.645cm" svg:x="9.247cm" svg:y="4.165cm">
          <draw:text-box>
            <text:p><text:span text:style-name="T1">Success</text:span></text:p>
          </draw:text-box>
        </draw:frame>
        <draw:connector draw:style-name="gr3" draw:text-style-name="P1" draw:layer="layout" svg:x1="10.802cm" svg:y1="4.075cm" svg:x2="8.72cm" svg:y2="4.075cm" draw:start-shape="id65" draw:start-glue-point="5" draw:end-shape="id57" draw:end-glue-point="1" svg:d="m10802 4075h-2082" svg:viewBox="0 0 2083 1">
          <text:p/>
        </draw:connector>
        <draw:connector draw:style-name="gr3" draw:text-style-name="P1" draw:layer="layout" svg:x1="11.31cm" svg:y1="4.075cm" svg:x2="17.41cm" svg:y2="21.68cm" draw:start-shape="id65" draw:start-glue-point="7" draw:end-shape="id67" draw:end-glue-point="4" svg:d="m11310 4075h6100v17605" svg:viewBox="0 0 6101 17606">
          <text:p/>
        </draw:connector>
        <draw:connector draw:style-name="gr3" draw:text-style-name="P1" draw:layer="layout" svg:x1="3.922cm" svg:y1="16.92cm" svg:x2="3.914cm" svg:y2="17.917cm" draw:start-shape="id73" draw:start-glue-point="2" draw:end-shape="id74" draw:end-glue-point="4" svg:d="m3922 16920v499h-8v498" svg:viewBox="0 0 9 998">
          <text:p/>
        </draw:connector>
        <draw:connector draw:style-name="gr3" draw:text-style-name="P1" draw:layer="layout" svg:x1="12.087cm" svg:y1="9.871cm" svg:x2="17.41cm" svg:y2="21.68cm" draw:start-shape="id64" draw:start-glue-point="1" draw:end-shape="id67" draw:end-glue-point="4" svg:d="m12087 9871h5323v11809" svg:viewBox="0 0 5324 11810">
          <text:p/>
        </draw:connector>
        <draw:custom-shape draw:style-name="gr5" draw:text-style-name="P1" xml:id="id72" draw:id="id72" draw:layer="layout" svg:width="0.508cm" svg:height="0.762cm" svg:x="12.795cm" svg:y="16.026cm">
          <text:p/>
          <draw:enhanced-geometry svg:viewBox="0 0 21600 21600" draw:glue-points="10800 0 0 10800 10800 21600 21600 10800" draw:text-areas="5400 5400 16200 16200" draw:type="diamond" draw:enhanced-path="M 10800 0 L 21600 10800 10800 21600 0 10800 10800 0 Z N"/>
        </draw:custom-shape>
        <draw:frame draw:style-name="gr29" draw:text-style-name="P2" draw:layer="layout" svg:width="1.905cm" svg:height="0.645cm" svg:x="13.219cm" svg:y="16.534cm">
          <draw:text-box>
            <text:p><text:span text:style-name="T1">Failure</text:span></text:p>
          </draw:text-box>
        </draw:frame>
        <draw:frame draw:style-name="gr30" draw:text-style-name="P2" draw:layer="layout" svg:width="1.905cm" svg:height="0.645cm" svg:x="11.133cm" svg:y="16.534cm">
          <draw:text-box>
            <text:p><text:span text:style-name="T1">Success</text:span></text:p>
          </draw:text-box>
        </draw:frame>
        <draw:connector draw:style-name="gr3" draw:text-style-name="P1" draw:layer="layout" svg:x1="13.303cm" svg:y1="16.407cm" svg:x2="17.41cm" svg:y2="21.68cm" draw:start-shape="id72" draw:start-glue-point="7" draw:end-shape="id67" draw:end-glue-point="4" svg:d="m13303 16407h4107v5273" svg:viewBox="0 0 4108 5274">
          <text:p/>
        </draw:connector>
        <draw:connector draw:style-name="gr3" draw:text-style-name="P1" draw:layer="layout" svg:x1="12.795cm" svg:y1="16.407cm" svg:x2="6.145cm" svg:y2="16.412cm" draw:start-shape="id72" draw:start-glue-point="5" draw:end-shape="id73" draw:end-glue-point="1" svg:d="m12795 16407h-3325v5h-3325" svg:viewBox="0 0 6651 6">
          <text:p/>
        </draw:connector>
        <draw:custom-shape draw:style-name="gr5" draw:text-style-name="P1" xml:id="id74" draw:id="id74" draw:layer="layout" svg:width="0.508cm" svg:height="0.762cm" svg:x="3.66cm" svg:y="17.917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2" draw:layer="layout" svg:width="1.905cm" svg:height="0.645cm" svg:x="4.088cm" svg:y="17.655cm">
          <draw:text-box>
            <text:p><text:span text:style-name="T1">Failure</text:span></text:p>
          </draw:text-box>
        </draw:frame>
        <draw:frame draw:style-name="gr18" draw:text-style-name="P2" draw:layer="layout" svg:width="1.905cm" svg:height="0.645cm" svg:x="3.961cm" svg:y="18.434cm">
          <draw:text-box>
            <text:p><text:span text:style-name="T1">Success</text:span></text:p>
          </draw:text-box>
        </draw:frame>
        <draw:connector draw:style-name="gr3" draw:text-style-name="P1" draw:layer="layout" svg:x1="3.914cm" svg:y1="18.679cm" svg:x2="3.917cm" svg:y2="19.559cm" draw:start-shape="id74" draw:start-glue-point="6" draw:end-shape="id71" draw:end-glue-point="0" svg:d="m3914 18679v441h3v439" svg:viewBox="0 0 4 881">
          <text:p/>
        </draw:connector>
        <draw:connector draw:style-name="gr3" draw:text-style-name="P1" draw:layer="layout" svg:x1="4.168cm" svg:y1="18.298cm" svg:x2="6.86cm" svg:y2="18.298cm" draw:start-shape="id74" draw:start-glue-point="7" draw:end-shape="id75" svg:d="m4168 18298h2692" svg:viewBox="0 0 2693 1">
          <text:p/>
        </draw:connector>
        <draw:custom-shape draw:style-name="gr10" draw:text-style-name="P3" xml:id="id75" draw:id="id75" draw:layer="layout" svg:width="6.707cm" svg:height="1.016cm" svg:x="6.86cm" svg:y="17.79cm">
          <text:p text:style-name="P1"><text:span text:style-name="T1">postinst abort-purge | abort-deconfigure</text:span></text:p>
          <draw:enhanced-geometry svg:viewBox="0 0 21600 21600" draw:type="rectangle" draw:enhanced-path="M 0 0 L 21600 0 21600 21600 0 21600 0 0 Z N"/>
        </draw:custom-shape>
        <draw:connector draw:style-name="gr3" draw:text-style-name="P1" draw:layer="layout" svg:x1="13.567cm" svg:y1="18.298cm" svg:x2="17.41cm" svg:y2="21.68cm" draw:start-shape="id75" draw:start-glue-point="1" draw:end-shape="id67" draw:end-glue-point="4" svg:d="m13567 18298h3843v3382" svg:viewBox="0 0 3844 3383">
          <text:p/>
        </draw:connector>
        <draw:custom-shape draw:style-name="gr2" draw:text-style-name="P1" xml:id="id76" draw:id="id76" draw:layer="layout" svg:width="0.7cm" svg:height="0.7cm" svg:x="1.562cm" svg:y="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2.54cm" svg:height="1.039cm" svg:x="1.335cm" svg:y="3.903cm">
          <draw:text-box>
            <text:p><text:span text:style-name="T1">Start Deconfigure</text:span></text:p>
          </draw:text-box>
        </draw:frame>
        <draw:connector draw:style-name="gr3" draw:text-style-name="P1" draw:layer="layout" svg:x1="1.912cm" svg:y1="5.702cm" svg:x2="2.72cm" svg:y2="14.668cm" draw:start-shape="id76" draw:start-glue-point="8" draw:end-shape="id68" draw:end-glue-point="3" svg:d="m1912 5702v8966h808" svg:viewBox="0 0 809 8967">
          <text:p/>
        </draw:connector>
        <draw:custom-shape draw:style-name="gr8" draw:text-style-name="P3" xml:id="id70" draw:id="id70" draw:layer="layout" svg:width="9.202cm" svg:height="1.03cm" svg:x="4.71cm" svg:y="21.514cm">
          <text:p text:style-name="P1"><text:span text:style-name="T1">postrm purge | deconfigure &lt;package name&gt; &lt;version&gt;</text:span></text:p>
          <draw:enhanced-geometry svg:viewBox="0 0 21600 21600" draw:type="rectangle" draw:enhanced-path="M 0 0 L 21600 0 21600 21600 0 21600 0 0 Z N"/>
        </draw:custom-shape>
        <draw:connector draw:style-name="gr3" draw:text-style-name="P1" draw:layer="layout" svg:x1="13.912cm" svg:y1="22.029cm" svg:x2="17.06cm" svg:y2="22.03cm" draw:start-shape="id70" draw:start-glue-point="1" draw:end-shape="id67" draw:end-glue-point="6" svg:d="m13912 22029h1574v1h1574" svg:viewBox="0 0 3149 2">
          <text:p/>
        </draw:connector>
        <draw:frame draw:style-name="gr31" draw:text-style-name="P4" draw:layer="layout" svg:width="19.558cm" svg:height="3.334cm" svg:x="1cm" svg:y="23.606cm">
          <draw:text-box>
            <text:p text:style-name="P4"><text:span text:style-name="T2">The removal process first stops servers, then deletes files, then finish up clean up tasks such as deleting cache files, temporary files, and configuration files.</text:span></text:p>
            <text:p text:style-name="P4"><text:span text:style-name="T2"/></text:p>
            <text:p text:style-name="P4"><text:span text:style-name="T2">Just like the installation process, these steps start only if the validation steps all returned with success.</text:span></text:p>
          </draw:text-box>
        </draw:frame>
        <draw:connector draw:style-name="gr3" draw:text-style-name="P1" draw:layer="layout" svg:x1="16.881cm" svg:y1="8.021cm" svg:x2="17.41cm" svg:y2="21.68cm" draw:start-shape="id59" draw:start-glue-point="1" draw:end-shape="id67" draw:end-glue-point="4" svg:d="m16881 8021h529v13659" svg:viewBox="0 0 530 13660">
          <text:p/>
        </draw:connector>
      </draw:page>
      <draw:page draw:name="page5" draw:style-name="dp1" draw:master-page-name="Default">
        <draw:frame draw:style-name="gr32" draw:text-style-name="P7" draw:layer="layout" svg:width="19.59cm" svg:height="7.489cm" svg:x="1cm" svg:y="10.271cm">
          <draw:text-box>
            <text:p text:style-name="P6"><text:span text:style-name="T4">The following UML graphs are the old ones that I keep for archival. These are not showing the hooks (cyan boxes) nor are they showing the complete process. Instead it follows the process as shown on the Debian website which is broken up by tasks and not shown as a complete algorithm.</text:span></text:p>
          </draw:text-box>
        </draw:frame>
        <draw:frame draw:style-name="gr33" draw:text-style-name="P8" draw:layer="layout" svg:width="10.287cm" svg:height="2.79cm" svg:x="5.826cm" svg:y="7.096cm">
          <draw:text-box>
            <text:p text:style-name="P8"><text:span text:style-name="T5">WARNING</text:span></text:p>
          </draw:text-box>
        </draw:frame>
      </draw:page>
      <draw:page draw:name="page6" draw:style-name="dp1" draw:master-page-name="Default">
        <draw:custom-shape draw:style-name="gr1" draw:text-style-name="P1" draw:layer="layout" svg:width="12.829cm" svg:height="15.367cm" svg:x="1.254cm" svg:y="1.254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79" draw:id="id79" draw:layer="layout" svg:width="5.08cm" svg:height="1.016cm" svg:x="4.485cm" svg:y="5.667cm">
          <text:p text:style-name="P9"><text:span text:style-name="T1">preinst install &lt;old-version&gt;</text:span></text:p>
          <draw:enhanced-geometry svg:viewBox="0 0 21600 21600" draw:type="rectangle" draw:enhanced-path="M 0 0 L 21600 0 21600 21600 0 21600 0 0 Z N"/>
        </draw:custom-shape>
        <draw:custom-shape draw:style-name="gr2" draw:text-style-name="P1" xml:id="id77" draw:id="id77" draw:layer="layout" svg:width="0.7cm" svg:height="0.7cm" svg:x="6.669cm" svg:y="1.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7.019cm" svg:y1="2.443cm" svg:x2="7.028cm" svg:y2="3.659cm" draw:start-shape="id77" draw:start-glue-point="8" draw:end-shape="id78" draw:end-glue-point="4" svg:d="m7019 2443v609h9v607" svg:viewBox="0 0 10 1217">
          <text:p/>
        </draw:connector>
        <draw:frame draw:style-name="gr4" draw:text-style-name="P2" draw:layer="layout" svg:width="2.679cm" svg:height="1.039cm" svg:x="7.333cm" svg:y="1.585cm">
          <draw:text-box>
            <text:p text:style-name="P10"><text:span text:style-name="T1">Start Reinstallation</text:span></text:p>
          </draw:text-box>
        </draw:frame>
        <draw:custom-shape draw:style-name="gr10" draw:text-style-name="P3" xml:id="id81" draw:id="id81" draw:layer="layout" svg:width="6.731cm" svg:height="1.016cm" svg:x="6.898cm" svg:y="10.775cm">
          <text:p text:style-name="P9"><text:span text:style-name="T1">postrm abort-install &lt;old-version&gt;</text:span></text:p>
          <draw:enhanced-geometry svg:viewBox="0 0 21600 21600" draw:type="rectangle" draw:enhanced-path="M 0 0 L 21600 0 21600 21600 0 21600 0 0 Z N"/>
        </draw:custom-shape>
        <draw:custom-shape draw:style-name="gr5" draw:text-style-name="P1" xml:id="id80" draw:id="id80" draw:layer="layout" svg:width="0.508cm" svg:height="0.762cm" svg:x="6.773cm" svg:y="7.645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7.025cm" svg:y1="6.683cm" svg:x2="7.027cm" svg:y2="7.645cm" draw:start-shape="id79" draw:start-glue-point="2" draw:end-shape="id80" draw:end-glue-point="4" svg:d="m7025 6683v481h2v481" svg:viewBox="0 0 3 963">
          <text:p/>
        </draw:connector>
        <draw:connector draw:style-name="gr3" draw:text-style-name="P1" draw:layer="layout" svg:x1="7.281cm" svg:y1="8.026cm" svg:x2="10.263cm" svg:y2="10.775cm" draw:start-shape="id80" draw:start-glue-point="7" draw:end-shape="id81" draw:end-glue-point="0" svg:d="m7281 8026h2982v2749" svg:viewBox="0 0 2983 2750">
          <text:p/>
        </draw:connector>
        <draw:custom-shape draw:style-name="gr2" draw:text-style-name="P1" xml:id="id83" draw:id="id83" draw:layer="layout" svg:width="0.7cm" svg:height="0.7cm" svg:x="9.92cm" svg:y="15.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10.608cm" svg:y="15.12cm">
          <draw:text-box>
            <text:p text:style-name="P10"><text:span text:style-name="T1">End</text:span></text:p>
          </draw:text-box>
        </draw:frame>
        <draw:connector draw:style-name="gr3" draw:text-style-name="P1" draw:layer="layout" svg:x1="6.773cm" svg:y1="8.026cm" svg:x2="3.934cm" svg:y2="8.823cm" draw:start-shape="id80" draw:start-glue-point="5" draw:end-shape="id82" draw:end-glue-point="0" svg:d="m6773 8026h-2839v797" svg:viewBox="0 0 2840 798">
          <text:p/>
        </draw:connector>
        <draw:connector draw:style-name="gr3" draw:text-style-name="P1" draw:layer="layout" svg:x1="10.263cm" svg:y1="11.791cm" svg:x2="10.27cm" svg:y2="15.023cm" draw:start-shape="id81" draw:start-glue-point="2" draw:end-shape="id83" draw:end-glue-point="4" svg:d="m10263 11791v1616h7v1616" svg:viewBox="0 0 8 3233">
          <text:p/>
        </draw:connector>
        <draw:frame draw:style-name="gr4" draw:text-style-name="P2" draw:layer="layout" svg:width="1.905cm" svg:height="0.645cm" svg:x="7.094cm" svg:y="8.073cm">
          <draw:text-box>
            <text:p text:style-name="P10"><text:span text:style-name="T1">Failure</text:span></text:p>
          </draw:text-box>
        </draw:frame>
        <draw:frame draw:style-name="gr4" draw:text-style-name="P2" draw:layer="layout" svg:width="1.905cm" svg:height="0.645cm" svg:x="5.224cm" svg:y="8.073cm">
          <draw:text-box>
            <text:p text:style-name="P10"><text:span text:style-name="T1">Success</text:span></text:p>
          </draw:text-box>
        </draw:frame>
        <draw:frame draw:style-name="gr34" draw:text-style-name="P3" draw:layer="layout" svg:width="2.994cm" svg:height="1.016cm" svg:x="11.089cm" svg:y="1.254cm">
          <draw:text-box>
            <text:p text:style-name="P9"><text:span text:style-name="T1">Re-Installation</text:span></text:p>
          </draw:text-box>
        </draw:frame>
        <draw:custom-shape draw:style-name="gr11" draw:text-style-name="P3" xml:id="id82" draw:id="id82" draw:layer="layout" svg:width="2.794cm" svg:height="1.016cm" svg:x="2.537cm" svg:y="8.823cm">
          <text:p text:style-name="P9"><text:span text:style-name="T1">unpack</text:span></text:p>
          <draw:enhanced-geometry svg:viewBox="0 0 21600 21600" draw:type="rectangle" draw:enhanced-path="M 0 0 L 21600 0 21600 21600 0 21600 0 0 Z N"/>
        </draw:custom-shape>
        <draw:custom-shape draw:style-name="gr5" draw:text-style-name="P1" xml:id="id84" draw:id="id84" draw:layer="layout" svg:width="0.508cm" svg:height="0.762cm" svg:x="3.68cm" svg:y="10.901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3.934cm" svg:y1="9.839cm" svg:x2="3.934cm" svg:y2="10.901cm" draw:start-shape="id82" draw:start-glue-point="2" draw:end-shape="id84" draw:end-glue-point="4" svg:d="m3934 9839v1062" svg:viewBox="0 0 1 1063">
          <text:p/>
        </draw:connector>
        <draw:frame draw:style-name="gr4" draw:text-style-name="P2" draw:layer="layout" svg:width="1.905cm" svg:height="0.645cm" svg:x="4.026cm" svg:y="11.329cm">
          <draw:text-box>
            <text:p text:style-name="P10"><text:span text:style-name="T1">Failure</text:span></text:p>
          </draw:text-box>
        </draw:frame>
        <draw:frame draw:style-name="gr12" draw:text-style-name="P2" draw:layer="layout" svg:width="1.905cm" svg:height="0.645cm" svg:x="2.056cm" svg:y="11.309cm">
          <draw:text-box>
            <text:p text:style-name="P10"><text:span text:style-name="T1">Success</text:span></text:p>
          </draw:text-box>
        </draw:frame>
        <draw:connector draw:style-name="gr3" draw:text-style-name="P1" draw:layer="layout" svg:x1="3.68cm" svg:y1="11.282cm" svg:x2="1.999cm" svg:y2="12.933cm" draw:start-shape="id84" draw:start-glue-point="5" draw:end-shape="id85" draw:end-glue-point="4" svg:d="m3680 11282h-1681v1651" svg:viewBox="0 0 1682 1652">
          <text:p/>
        </draw:connector>
        <draw:custom-shape draw:style-name="gr5" draw:text-style-name="P1" xml:id="id85" draw:id="id85" draw:layer="layout" svg:width="0.508cm" svg:height="0.762cm" svg:x="1.745cm" svg:y="12.933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3" draw:layer="layout" svg:width="2.718cm" svg:height="0.645cm" svg:x="2.129cm" svg:y="12.696cm">
          <draw:text-box>
            <text:p text:style-name="P9"><text:span text:style-name="T1">Unpack Only</text:span></text:p>
          </draw:text-box>
        </draw:frame>
        <draw:frame draw:style-name="gr13" draw:text-style-name="P2" draw:layer="layout" svg:width="2.348cm" svg:height="0.665cm" svg:x="1.937cm" svg:y="13.622cm">
          <draw:text-box>
            <text:p text:style-name="P10"><text:span text:style-name="T1">Full Install</text:span></text:p>
          </draw:text-box>
        </draw:frame>
        <draw:connector draw:style-name="gr3" draw:text-style-name="P1" draw:layer="layout" svg:x1="1.999cm" svg:y1="13.695cm" svg:x2="2.953cm" svg:y2="15.381cm" draw:start-shape="id85" draw:start-glue-point="6" draw:end-shape="id86" draw:end-glue-point="3" svg:d="m1999 13695v1686h954" svg:viewBox="0 0 955 1687">
          <text:p/>
        </draw:connector>
        <draw:connector draw:style-name="gr3" draw:text-style-name="P1" draw:layer="layout" svg:x1="4.188cm" svg:y1="11.282cm" svg:x2="6.898cm" svg:y2="11.283cm" draw:start-shape="id84" draw:start-glue-point="7" draw:end-shape="id81" draw:end-glue-point="3" svg:d="m4188 11282h1355v1h1355" svg:viewBox="0 0 2711 2">
          <text:p/>
        </draw:connector>
        <draw:connector draw:style-name="gr3" draw:text-style-name="P1" draw:layer="layout" svg:x1="2.253cm" svg:y1="13.314cm" svg:x2="10.27cm" svg:y2="15.023cm" draw:start-shape="id85" draw:start-glue-point="7" draw:end-shape="id83" draw:end-glue-point="4" svg:d="m2253 13314h8017v1709" svg:viewBox="0 0 8018 1710">
          <text:p/>
        </draw:connector>
        <draw:custom-shape draw:style-name="gr10" draw:text-style-name="P3" xml:id="id86" draw:id="id86" draw:layer="layout" svg:width="5.977cm" svg:height="1.016cm" svg:x="2.953cm" svg:y="14.873cm">
          <text:p text:style-name="P9"><text:span text:style-name="T1">postinst configure &lt;old-version&gt;</text:span></text:p>
          <draw:enhanced-geometry svg:viewBox="0 0 21600 21600" draw:type="rectangle" draw:enhanced-path="M 0 0 L 21600 0 21600 21600 0 21600 0 0 Z N"/>
        </draw:custom-shape>
        <draw:connector draw:style-name="gr3" draw:text-style-name="P1" draw:layer="layout" svg:x1="8.93cm" svg:y1="15.381cm" svg:x2="9.92cm" svg:y2="15.373cm" draw:start-shape="id86" draw:start-glue-point="1" draw:end-shape="id83" draw:end-glue-point="6" svg:d="m8930 15381h495v-8h495" svg:viewBox="0 0 991 9">
          <text:p/>
        </draw:connector>
        <draw:custom-shape draw:style-name="gr5" draw:text-style-name="P1" xml:id="id78" draw:id="id78" draw:layer="layout" svg:width="0.508cm" svg:height="0.762cm" svg:x="6.774cm" svg:y="3.659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2" draw:layer="layout" svg:width="1.905cm" svg:height="0.645cm" svg:x="7.015cm" svg:y="4.487cm">
          <draw:text-box>
            <text:p text:style-name="P10"><text:span text:style-name="T1">Installed</text:span></text:p>
          </draw:text-box>
        </draw:frame>
        <draw:frame draw:style-name="gr4" draw:text-style-name="P2" draw:layer="layout" svg:width="3.029cm" svg:height="0.645cm" svg:x="4.121cm" svg:y="4.087cm">
          <draw:text-box>
            <text:p text:style-name="P10"><text:span text:style-name="T1">Unpacked Only</text:span></text:p>
          </draw:text-box>
        </draw:frame>
        <draw:connector draw:style-name="gr3" draw:text-style-name="P1" draw:layer="layout" svg:x1="7.028cm" svg:y1="4.421cm" svg:x2="7.025cm" svg:y2="5.667cm" draw:start-shape="id78" draw:start-glue-point="6" draw:end-shape="id79" draw:end-glue-point="0" svg:d="m7028 4421v624h-3v622" svg:viewBox="0 0 4 1247">
          <text:p/>
        </draw:connector>
        <draw:connector draw:style-name="gr3" draw:text-style-name="P1" draw:layer="layout" svg:x1="6.774cm" svg:y1="4.04cm" svg:x2="3.934cm" svg:y2="8.823cm" draw:start-shape="id78" draw:start-glue-point="5" draw:end-shape="id82" draw:end-glue-point="0" svg:d="m6774 4040h-2840v4783" svg:viewBox="0 0 2841 4784">
          <text:p/>
        </draw:connector>
        <draw:frame draw:style-name="gr35" draw:layer="layout" svg:width="5.62cm" svg:height="8.048cm" svg:x="14.97cm" svg:y="5.398cm">
          <draw:text-box>
            <text:p>This one is missing global hooks and the New Installation is pretty much the same thing except for the &lt;old-version&gt; parameters.</text:p>
          </draw:text-box>
        </draw:frame>
        <draw:custom-shape draw:style-name="gr1" draw:text-style-name="P1" draw:layer="layout" svg:width="9.78cm" svg:height="9.335cm" svg:x="1.381cm" svg:y="17.094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88" draw:id="id88" draw:layer="layout" svg:width="3.556cm" svg:height="1.016cm" svg:x="4.401cm" svg:y="18.999cm">
          <text:p text:style-name="P1"><text:span text:style-name="T1">prerm deconfigure</text:span></text:p>
          <draw:enhanced-geometry svg:viewBox="0 0 21600 21600" draw:type="rectangle" draw:enhanced-path="M 0 0 L 21600 0 21600 21600 0 21600 0 0 Z N"/>
        </draw:custom-shape>
        <draw:custom-shape draw:style-name="gr2" draw:text-style-name="P1" xml:id="id87" draw:id="id87" draw:layer="layout" svg:width="0.7cm" svg:height="0.7cm" svg:x="5.836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6.186cm" svg:y1="18.175cm" svg:x2="6.179cm" svg:y2="18.999cm" draw:start-shape="id87" draw:start-glue-point="8" draw:end-shape="id88" draw:end-glue-point="0" svg:d="m6186 18175v413h-7v411" svg:viewBox="0 0 8 825">
          <text:p/>
        </draw:connector>
        <draw:frame draw:style-name="gr4" draw:text-style-name="P2" draw:layer="layout" svg:width="1.905cm" svg:height="0.645cm" svg:x="6.521cm" svg:y="17.475cm">
          <draw:text-box>
            <text:p><text:span text:style-name="T1">Start</text:span></text:p>
          </draw:text-box>
        </draw:frame>
        <draw:custom-shape draw:style-name="gr10" draw:text-style-name="P3" xml:id="id90" draw:id="id90" draw:layer="layout" svg:width="4.53cm" svg:height="1.016cm" svg:x="6.123cm" svg:y="22.619cm">
          <text:p text:style-name="P1"><text:span text:style-name="T1">postinst abort-deconfigure</text:span></text:p>
          <draw:enhanced-geometry svg:viewBox="0 0 21600 21600" draw:type="rectangle" draw:enhanced-path="M 0 0 L 21600 0 21600 21600 0 21600 0 0 Z N"/>
        </draw:custom-shape>
        <draw:custom-shape draw:style-name="gr5" draw:text-style-name="P1" xml:id="id89" draw:id="id89" draw:layer="layout" svg:width="0.508cm" svg:height="0.762cm" svg:x="5.9cm" svg:y="20.7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6.179cm" svg:y1="20.015cm" svg:x2="6.154cm" svg:y2="20.777cm" draw:start-shape="id88" draw:start-glue-point="2" draw:end-shape="id89" draw:end-glue-point="4" svg:d="m6179 20015v381h-25v381" svg:viewBox="0 0 26 763">
          <text:p/>
        </draw:connector>
        <draw:connector draw:style-name="gr3" draw:text-style-name="P1" draw:layer="layout" svg:x1="6.408cm" svg:y1="21.158cm" svg:x2="8.388cm" svg:y2="22.619cm" draw:start-shape="id89" draw:start-glue-point="7" draw:end-shape="id90" draw:end-glue-point="0" svg:d="m6408 21158h1980v1461" svg:viewBox="0 0 1981 1462">
          <text:p/>
        </draw:connector>
        <draw:connector draw:style-name="gr3" draw:text-style-name="P1" draw:layer="layout" svg:x1="5.9cm" svg:y1="21.158cm" svg:x2="4.303cm" svg:y2="22.619cm" draw:start-shape="id89" draw:start-glue-point="5" draw:end-shape="id91" draw:end-glue-point="0" svg:d="m5900 21158h-1597v1461" svg:viewBox="0 0 1598 1462">
          <text:p/>
        </draw:connector>
        <draw:connector draw:style-name="gr3" draw:text-style-name="P1" draw:layer="layout" svg:x1="8.388cm" svg:y1="23.635cm" svg:x2="8.376cm" svg:y2="25.058cm" draw:start-shape="id90" draw:start-glue-point="2" draw:end-shape="id92" draw:end-glue-point="4" svg:d="m8388 23635v712h-12v711" svg:viewBox="0 0 13 1424">
          <text:p/>
        </draw:connector>
        <draw:frame draw:style-name="gr4" draw:text-style-name="P2" draw:layer="layout" svg:width="1.905cm" svg:height="0.645cm" svg:x="6.221cm" svg:y="21.205cm">
          <draw:text-box>
            <text:p><text:span text:style-name="T1">Failure</text:span></text:p>
          </draw:text-box>
        </draw:frame>
        <draw:frame draw:style-name="gr4" draw:text-style-name="P2" draw:layer="layout" svg:width="1.905cm" svg:height="0.645cm" svg:x="4.351cm" svg:y="21.205cm">
          <draw:text-box>
            <text:p><text:span text:style-name="T1">Success</text:span></text:p>
          </draw:text-box>
        </draw:frame>
        <draw:frame draw:style-name="gr15" draw:text-style-name="P3" draw:layer="layout" svg:width="2.413cm" svg:height="0.645cm" svg:x="8.761cm" svg:y="17.094cm">
          <draw:text-box>
            <text:p text:style-name="P1"><text:span text:style-name="T1">Deconfigure</text:span></text:p>
          </draw:text-box>
        </draw:frame>
        <draw:custom-shape draw:style-name="gr10" draw:text-style-name="P3" xml:id="id93" draw:id="id93" draw:layer="layout" svg:width="4.064cm" svg:height="1.016cm" svg:x="2.27cm" svg:y="24.89cm">
          <text:p text:style-name="P1"><text:span text:style-name="T1">postrm deconfigure</text:span></text:p>
          <draw:enhanced-geometry svg:viewBox="0 0 21600 21600" draw:type="rectangle" draw:enhanced-path="M 0 0 L 21600 0 21600 21600 0 21600 0 0 Z N"/>
        </draw:custom-shape>
        <draw:connector draw:style-name="gr3" draw:text-style-name="P1" draw:layer="layout" svg:x1="4.303cm" svg:y1="23.635cm" svg:x2="4.302cm" svg:y2="24.89cm" draw:start-shape="id91" draw:start-glue-point="2" draw:end-shape="id93" draw:end-glue-point="0" svg:d="m4303 23635v628h-1v627" svg:viewBox="0 0 2 1256">
          <text:p/>
        </draw:connector>
        <draw:connector draw:style-name="gr3" draw:text-style-name="P1" draw:layer="layout" svg:x1="6.334cm" svg:y1="25.398cm" svg:x2="8.026cm" svg:y2="25.408cm" draw:start-shape="id93" draw:start-glue-point="1" draw:end-shape="id92" draw:end-glue-point="6" svg:d="m6334 25398h846v10h846" svg:viewBox="0 0 1693 11">
          <text:p/>
        </draw:connector>
        <draw:custom-shape draw:style-name="gr2" draw:text-style-name="P1" xml:id="id92" draw:id="id92" draw:layer="layout" svg:width="0.7cm" svg:height="0.7cm" svg:x="8.026cm" svg:y="2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 draw:layer="layout" svg:width="1.524cm" svg:height="0.645cm" svg:x="8.675cm" svg:y="25.132cm">
          <draw:text-box>
            <text:p><text:span text:style-name="T1">End</text:span></text:p>
          </draw:text-box>
        </draw:frame>
        <draw:custom-shape draw:style-name="gr11" draw:text-style-name="P3" xml:id="id91" draw:id="id91" draw:layer="layout" svg:width="2.794cm" svg:height="1.016cm" svg:x="2.906cm" svg:y="22.619cm">
          <text:p text:style-name="P1"><text:span text:style-name="T1">deconfigure</text:span></text:p>
          <draw:enhanced-geometry svg:viewBox="0 0 21600 21600" draw:type="rectangle" draw:enhanced-path="M 0 0 L 21600 0 21600 21600 0 21600 0 0 Z N"/>
        </draw:custom-shape>
        <draw:frame draw:style-name="gr37" draw:layer="layout" svg:width="7.62cm" svg:height="5.207cm" svg:x="12.049cm" svg:y="19.923cm">
          <draw:text-box>
            <text:p>This one is missing global hooks and the Deconfigure is now part of the Removal algorithm.</text:p>
          </draw:text-box>
        </draw:frame>
      </draw:page>
      <draw:page draw:name="page7" draw:style-name="dp1" draw:master-page-name="Default">
        <draw:custom-shape draw:style-name="gr1" draw:text-style-name="P1" draw:layer="layout" svg:width="7.493cm" svg:height="7.366cm" svg:x="1.381cm" svg:y="1.289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95" draw:id="id95" draw:layer="layout" svg:width="2.794cm" svg:height="1.016cm" svg:x="2.87cm" svg:y="3.194cm">
          <text:p text:style-name="P1"><text:span text:style-name="T1">preinst install</text:span></text:p>
          <draw:enhanced-geometry svg:viewBox="0 0 21600 21600" draw:type="rectangle" draw:enhanced-path="M 0 0 L 21600 0 21600 21600 0 21600 0 0 Z N"/>
        </draw:custom-shape>
        <draw:custom-shape draw:style-name="gr2" draw:text-style-name="P1" xml:id="id94" draw:id="id94" draw:layer="layout" svg:width="0.7cm" svg:height="0.7cm" svg:x="3.936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286cm" svg:y1="2.37cm" svg:x2="4.267cm" svg:y2="3.194cm" draw:start-shape="id94" draw:start-glue-point="8" draw:end-shape="id95" draw:end-glue-point="0" svg:d="m4286 2370v413h-19v411" svg:viewBox="0 0 20 825">
          <text:p/>
        </draw:connector>
        <draw:frame draw:style-name="gr4" draw:text-style-name="P2" draw:layer="layout" svg:width="1.905cm" svg:height="0.645cm" svg:x="4.621cm" svg:y="1.67cm">
          <draw:text-box>
            <text:p><text:span text:style-name="T1">Start</text:span></text:p>
          </draw:text-box>
        </draw:frame>
        <draw:custom-shape draw:style-name="gr10" draw:text-style-name="P3" xml:id="id97" draw:id="id97" draw:layer="layout" svg:width="3.556cm" svg:height="1.016cm" svg:x="4.302cm" svg:y="6.775cm">
          <text:p text:style-name="P1"><text:span text:style-name="T1">postrm abort-install</text:span></text:p>
          <draw:enhanced-geometry svg:viewBox="0 0 21600 21600" draw:type="rectangle" draw:enhanced-path="M 0 0 L 21600 0 21600 21600 0 21600 0 0 Z N"/>
        </draw:custom-shape>
        <draw:custom-shape draw:style-name="gr5" draw:text-style-name="P1" xml:id="id96" draw:id="id96" draw:layer="layout" svg:width="0.508cm" svg:height="0.762cm" svg:x="4cm" svg:y="4.972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4.267cm" svg:y1="4.21cm" svg:x2="4.254cm" svg:y2="4.972cm" draw:start-shape="id95" draw:start-glue-point="2" draw:end-shape="id96" draw:end-glue-point="4" svg:d="m4267 4210v381h-13v381" svg:viewBox="0 0 14 763">
          <text:p/>
        </draw:connector>
        <draw:connector draw:style-name="gr3" draw:text-style-name="P1" draw:layer="layout" svg:x1="4.508cm" svg:y1="5.353cm" svg:x2="6.08cm" svg:y2="6.775cm" draw:start-shape="id96" draw:start-glue-point="7" draw:end-shape="id97" draw:end-glue-point="0" svg:d="m4508 5353h1572v1422" svg:viewBox="0 0 1573 1423">
          <text:p/>
        </draw:connector>
        <draw:custom-shape draw:style-name="gr2" draw:text-style-name="P1" xml:id="id98" draw:id="id98" draw:layer="layout" svg:width="0.7cm" svg:height="0.7cm" svg:x="2.143cm" svg:y="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1.889cm" svg:y="7.883cm">
          <draw:text-box>
            <text:p><text:span text:style-name="T1">End</text:span></text:p>
          </draw:text-box>
        </draw:frame>
        <draw:connector draw:style-name="gr3" draw:text-style-name="P1" draw:layer="layout" svg:x1="4cm" svg:y1="5.353cm" svg:x2="2.493cm" svg:y2="6.939cm" draw:start-shape="id96" draw:start-glue-point="5" draw:end-shape="id98" draw:end-glue-point="4" svg:d="m4000 5353h-1507v1586" svg:viewBox="0 0 1508 1587">
          <text:p/>
        </draw:connector>
        <draw:connector draw:style-name="gr3" draw:text-style-name="P1" draw:layer="layout" svg:x1="4.302cm" svg:y1="7.283cm" svg:x2="2.843cm" svg:y2="7.289cm" draw:start-shape="id97" draw:start-glue-point="3" draw:end-shape="id98" draw:end-glue-point="10" svg:d="m4302 7283h-729v6h-730" svg:viewBox="0 0 1460 7">
          <text:p/>
        </draw:connector>
        <draw:frame draw:style-name="gr4" draw:text-style-name="P2" draw:layer="layout" svg:width="1.905cm" svg:height="0.645cm" svg:x="4.321cm" svg:y="5.4cm">
          <draw:text-box>
            <text:p><text:span text:style-name="T1">Failure</text:span></text:p>
          </draw:text-box>
        </draw:frame>
        <draw:frame draw:style-name="gr4" draw:text-style-name="P2" draw:layer="layout" svg:width="1.905cm" svg:height="0.645cm" svg:x="2.451cm" svg:y="5.4cm">
          <draw:text-box>
            <text:p><text:span text:style-name="T1">Success</text:span></text:p>
          </draw:text-box>
        </draw:frame>
        <draw:frame draw:style-name="gr15" draw:text-style-name="P3" draw:layer="layout" svg:width="2.413cm" svg:height="1.039cm" svg:x="6.461cm" svg:y="1.289cm">
          <draw:text-box>
            <text:p text:style-name="P1"><text:span text:style-name="T1">New Installation</text:span></text:p>
          </draw:text-box>
        </draw:frame>
        <draw:custom-shape draw:style-name="gr1" draw:text-style-name="P1" draw:layer="layout" svg:width="9.398cm" svg:height="7.366cm" svg:x="1.381cm" svg:y="9.636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00" draw:id="id100" draw:layer="layout" svg:width="4.953cm" svg:height="1.016cm" svg:x="1.807cm" svg:y="11.541cm">
          <text:p text:style-name="P1"><text:span text:style-name="T1">preinst install &lt;old-version&gt;</text:span></text:p>
          <draw:enhanced-geometry svg:viewBox="0 0 21600 21600" draw:type="rectangle" draw:enhanced-path="M 0 0 L 21600 0 21600 21600 0 21600 0 0 Z N"/>
        </draw:custom-shape>
        <draw:custom-shape draw:style-name="gr2" draw:text-style-name="P1" xml:id="id99" draw:id="id99" draw:layer="layout" svg:width="0.7cm" svg:height="0.7cm" svg:x="3.936cm" svg:y="10.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286cm" svg:y1="10.717cm" svg:x2="4.283cm" svg:y2="11.541cm" draw:start-shape="id99" draw:start-glue-point="8" draw:end-shape="id100" draw:end-glue-point="0" svg:d="m4286 10717v413h-3v411" svg:viewBox="0 0 4 825">
          <text:p/>
        </draw:connector>
        <draw:frame draw:style-name="gr4" draw:text-style-name="P2" draw:layer="layout" svg:width="1.905cm" svg:height="0.645cm" svg:x="4.621cm" svg:y="10.017cm">
          <draw:text-box>
            <text:p><text:span text:style-name="T1">Start</text:span></text:p>
          </draw:text-box>
        </draw:frame>
        <draw:custom-shape draw:style-name="gr10" draw:text-style-name="P3" xml:id="id102" draw:id="id102" draw:layer="layout" svg:width="5.842cm" svg:height="1.016cm" svg:x="4.302cm" svg:y="15.137cm">
          <text:p text:style-name="P1"><text:span text:style-name="T1">postrm abort-install &lt;old-version&gt;</text:span></text:p>
          <draw:enhanced-geometry svg:viewBox="0 0 21600 21600" draw:type="rectangle" draw:enhanced-path="M 0 0 L 21600 0 21600 21600 0 21600 0 0 Z N"/>
        </draw:custom-shape>
        <draw:custom-shape draw:style-name="gr5" draw:text-style-name="P1" xml:id="id101" draw:id="id101" draw:layer="layout" svg:width="0.508cm" svg:height="0.762cm" svg:x="4cm" svg:y="13.319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4.283cm" svg:y1="12.557cm" svg:x2="4.254cm" svg:y2="13.319cm" draw:start-shape="id100" draw:start-glue-point="2" draw:end-shape="id101" draw:end-glue-point="4" svg:d="m4283 12557v381h-29v381" svg:viewBox="0 0 30 763">
          <text:p/>
        </draw:connector>
        <draw:connector draw:style-name="gr3" draw:text-style-name="P1" draw:layer="layout" svg:x1="4.508cm" svg:y1="13.7cm" svg:x2="7.223cm" svg:y2="15.137cm" draw:start-shape="id101" draw:start-glue-point="7" draw:end-shape="id102" draw:end-glue-point="0" svg:d="m4508 13700h2715v1437" svg:viewBox="0 0 2716 1438">
          <text:p/>
        </draw:connector>
        <draw:custom-shape draw:style-name="gr2" draw:text-style-name="P1" xml:id="id103" draw:id="id103" draw:layer="layout" svg:width="0.7cm" svg:height="0.7cm" svg:x="2.143cm" svg:y="1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1.889cm" svg:y="16.23cm">
          <draw:text-box>
            <text:p><text:span text:style-name="T1">End</text:span></text:p>
          </draw:text-box>
        </draw:frame>
        <draw:connector draw:style-name="gr3" draw:text-style-name="P1" draw:layer="layout" svg:x1="4cm" svg:y1="13.7cm" svg:x2="2.493cm" svg:y2="15.286cm" draw:start-shape="id101" draw:start-glue-point="5" draw:end-shape="id103" draw:end-glue-point="4" svg:d="m4000 13700h-1507v1586" svg:viewBox="0 0 1508 1587">
          <text:p/>
        </draw:connector>
        <draw:connector draw:style-name="gr3" draw:text-style-name="P1" draw:layer="layout" svg:x1="4.302cm" svg:y1="15.645cm" svg:x2="2.843cm" svg:y2="15.636cm" draw:start-shape="id102" draw:start-glue-point="3" draw:end-shape="id103" draw:end-glue-point="10" svg:d="m4302 15645h-729v-9h-730" svg:viewBox="0 0 1460 10">
          <text:p/>
        </draw:connector>
        <draw:frame draw:style-name="gr4" draw:text-style-name="P2" draw:layer="layout" svg:width="1.905cm" svg:height="0.645cm" svg:x="4.321cm" svg:y="13.747cm">
          <draw:text-box>
            <text:p><text:span text:style-name="T1">Failure</text:span></text:p>
          </draw:text-box>
        </draw:frame>
        <draw:frame draw:style-name="gr4" draw:text-style-name="P2" draw:layer="layout" svg:width="1.905cm" svg:height="0.645cm" svg:x="2.451cm" svg:y="13.747cm">
          <draw:text-box>
            <text:p><text:span text:style-name="T1">Success</text:span></text:p>
          </draw:text-box>
        </draw:frame>
        <draw:frame draw:style-name="gr15" draw:text-style-name="P3" draw:layer="layout" svg:width="2.921cm" svg:height="0.645cm" svg:x="7.858cm" svg:y="9.636cm">
          <draw:text-box>
            <text:p text:style-name="P1"><text:span text:style-name="T1">Re-Installation</text:span></text:p>
          </draw:text-box>
        </draw:frame>
        <draw:frame draw:style-name="gr38" draw:text-style-name="P5" draw:layer="layout" svg:width="9.017cm" svg:height="1.199cm" svg:x="9.89cm" svg:y="1.635cm">
          <draw:text-box>
            <text:p><text:span text:style-name="T3">Installation when the package was never installed or was previously purged.</text:span></text:p>
          </draw:text-box>
        </draw:frame>
        <draw:frame draw:style-name="gr38" draw:text-style-name="P5" draw:layer="layout" svg:width="9.017cm" svg:height="1.199cm" svg:x="11.414cm" svg:y="10.144cm">
          <draw:text-box>
            <text:p><text:span text:style-name="T3">Installation when the package was previously installed or was </text:span><text:span text:style-name="T6">only</text:span><text:span text:style-name="T3"> removed.</text:span></text:p>
          </draw:text-box>
        </draw:frame>
        <draw:custom-shape draw:style-name="gr1" draw:text-style-name="P1" draw:layer="layout" svg:width="7.493cm" svg:height="5.207cm" svg:x="1.508cm" svg:y="18.145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05" draw:id="id105" draw:layer="layout" svg:width="3.302cm" svg:height="1.016cm" svg:x="2.778cm" svg:y="20.05cm">
          <text:p text:style-name="P1"><text:span text:style-name="T1">postrm abort-install</text:span></text:p>
          <draw:enhanced-geometry svg:viewBox="0 0 21600 21600" draw:type="rectangle" draw:enhanced-path="M 0 0 L 21600 0 21600 21600 0 21600 0 0 Z N"/>
        </draw:custom-shape>
        <draw:custom-shape draw:style-name="gr2" draw:text-style-name="P1" xml:id="id104" draw:id="id104" draw:layer="layout" svg:width="0.7cm" svg:height="0.7cm" svg:x="4.07cm" svg:y="18.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42cm" svg:y1="19.226cm" svg:x2="4.429cm" svg:y2="20.05cm" draw:start-shape="id104" draw:start-glue-point="8" draw:end-shape="id105" draw:end-glue-point="0" svg:d="m4420 19226v413h9v411" svg:viewBox="0 0 10 825">
          <text:p/>
        </draw:connector>
        <draw:frame draw:style-name="gr4" draw:text-style-name="P2" draw:layer="layout" svg:width="1.905cm" svg:height="0.645cm" svg:x="4.748cm" svg:y="18.526cm">
          <draw:text-box>
            <text:p><text:span text:style-name="T1">Start</text:span></text:p>
          </draw:text-box>
        </draw:frame>
        <draw:connector draw:style-name="gr3" draw:text-style-name="P1" draw:layer="layout" svg:x1="4.429cm" svg:y1="21.066cm" svg:x2="4.425cm" svg:y2="22.017cm" draw:start-shape="id105" draw:start-glue-point="2" draw:end-shape="id106" draw:end-glue-point="4" svg:d="m4429 21066v476h-4v475" svg:viewBox="0 0 5 952">
          <text:p/>
        </draw:connector>
        <draw:custom-shape draw:style-name="gr2" draw:text-style-name="P1" xml:id="id106" draw:id="id106" draw:layer="layout" svg:width="0.7cm" svg:height="0.7cm" svg:x="4.075cm" svg:y="22.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3.921cm" svg:y="22.661cm">
          <draw:text-box>
            <text:p><text:span text:style-name="T1">End</text:span></text:p>
          </draw:text-box>
        </draw:frame>
        <draw:frame draw:style-name="gr15" draw:text-style-name="P3" draw:layer="layout" svg:width="2.413cm" svg:height="1.039cm" svg:x="6.588cm" svg:y="18.145cm">
          <draw:text-box>
            <text:p text:style-name="P1"><text:span text:style-name="T1">Cancel Installation</text:span></text:p>
          </draw:text-box>
        </draw:frame>
        <draw:frame draw:style-name="gr38" draw:text-style-name="P5" draw:layer="layout" svg:width="18.669cm" svg:height="2.147cm" svg:x="1.635cm" svg:y="24.228cm">
          <draw:text-box>
            <text:p><text:span text:style-name="T3">Cancel an installation in the event the upgrade failed.</text:span></text:p>
            <text:p><text:span text:style-name="T3"/></text:p>
            <text:p><text:span text:style-name="T3">These are NOT used in case of an upgrade. The Cancel Upgrade Scripts are used in that case in an attempt to re-establish the old version.</text:span></text:p>
          </draw:text-box>
        </draw:frame>
        <draw:custom-shape draw:style-name="gr1" draw:text-style-name="P1" draw:layer="layout" svg:width="7.493cm" svg:height="5.207cm" svg:x="11.033cm" svg:y="18.145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08" draw:id="id108" draw:layer="layout" svg:width="5.715cm" svg:height="1.016cm" svg:x="11.414cm" svg:y="20.05cm">
          <text:p text:style-name="P1"><text:span text:style-name="T1">postrm abort-install &lt;old-version&gt;</text:span></text:p>
          <draw:enhanced-geometry svg:viewBox="0 0 21600 21600" draw:type="rectangle" draw:enhanced-path="M 0 0 L 21600 0 21600 21600 0 21600 0 0 Z N"/>
        </draw:custom-shape>
        <draw:custom-shape draw:style-name="gr2" draw:text-style-name="P1" xml:id="id107" draw:id="id107" draw:layer="layout" svg:width="0.7cm" svg:height="0.7cm" svg:x="13.918cm" svg:y="18.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268cm" svg:y1="19.226cm" svg:x2="14.271cm" svg:y2="20.05cm" draw:start-shape="id107" draw:start-glue-point="8" draw:end-shape="id108" draw:end-glue-point="0" svg:d="m14268 19226v413h3v411" svg:viewBox="0 0 4 825">
          <text:p/>
        </draw:connector>
        <draw:frame draw:style-name="gr4" draw:text-style-name="P2" draw:layer="layout" svg:width="1.905cm" svg:height="0.645cm" svg:x="12.684cm" svg:y="18.543cm">
          <draw:text-box>
            <text:p><text:span text:style-name="T1">Start</text:span></text:p>
          </draw:text-box>
        </draw:frame>
        <draw:connector draw:style-name="gr3" draw:text-style-name="P1" draw:layer="layout" svg:x1="14.271cm" svg:y1="21.066cm" svg:x2="14.25cm" svg:y2="21.917cm" draw:start-shape="id108" draw:start-glue-point="2" draw:end-shape="id109" draw:end-glue-point="4" svg:d="m14271 21066v426h-21v425" svg:viewBox="0 0 22 852">
          <text:p/>
        </draw:connector>
        <draw:custom-shape draw:style-name="gr2" draw:text-style-name="P1" xml:id="id109" draw:id="id109" draw:layer="layout" svg:width="0.7cm" svg:height="0.7cm" svg:x="13.9cm" svg:y="21.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13.746cm" svg:y="22.561cm">
          <draw:text-box>
            <text:p><text:span text:style-name="T1">End</text:span></text:p>
          </draw:text-box>
        </draw:frame>
        <draw:frame draw:style-name="gr15" draw:text-style-name="P3" draw:layer="layout" svg:width="2.921cm" svg:height="1.039cm" svg:x="15.605cm" svg:y="18.145cm">
          <draw:text-box>
            <text:p text:style-name="P1"><text:span text:style-name="T1">Cancel</text:span><text:span text:style-name="T1"><text:line-break/></text:span><text:span text:style-name="T1">Re-Installation</text:span></text:p>
          </draw:text-box>
        </draw:frame>
        <draw:custom-shape draw:style-name="gr1" draw:text-style-name="P1" draw:layer="layout" svg:width="7.493cm" svg:height="5.207cm" svg:x="10.017cm" svg:y="3.432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11" draw:id="id111" draw:layer="layout" svg:width="5.715cm" svg:height="1.016cm" svg:x="10.652cm" svg:y="5.337cm">
          <text:p text:style-name="P1"><text:span text:style-name="T1">postinst configure &lt;new-version&gt;</text:span></text:p>
          <draw:enhanced-geometry svg:viewBox="0 0 21600 21600" draw:type="rectangle" draw:enhanced-path="M 0 0 L 21600 0 21600 21600 0 21600 0 0 Z N"/>
        </draw:custom-shape>
        <draw:custom-shape draw:style-name="gr2" draw:text-style-name="P1" xml:id="id110" draw:id="id110" draw:layer="layout" svg:width="0.7cm" svg:height="0.7cm" svg:x="13.179cm" svg:y="3.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529cm" svg:y1="4.513cm" svg:x2="13.509cm" svg:y2="5.337cm" draw:start-shape="id110" draw:start-glue-point="8" draw:end-shape="id111" draw:end-glue-point="0" svg:d="m13529 4513v413h-20v411" svg:viewBox="0 0 21 825">
          <text:p/>
        </draw:connector>
        <draw:frame draw:style-name="gr4" draw:text-style-name="P2" draw:layer="layout" svg:width="1.905cm" svg:height="0.645cm" svg:x="13.857cm" svg:y="3.813cm">
          <draw:text-box>
            <text:p><text:span text:style-name="T1">Start</text:span></text:p>
          </draw:text-box>
        </draw:frame>
        <draw:connector draw:style-name="gr3" draw:text-style-name="P1" draw:layer="layout" svg:x1="13.509cm" svg:y1="6.353cm" svg:x2="13.534cm" svg:y2="7.304cm" draw:start-shape="id111" draw:start-glue-point="2" draw:end-shape="id112" draw:end-glue-point="4" svg:d="m13509 6353v476h25v475" svg:viewBox="0 0 26 952">
          <text:p/>
        </draw:connector>
        <draw:custom-shape draw:style-name="gr2" draw:text-style-name="P1" xml:id="id112" draw:id="id112" draw:layer="layout" svg:width="0.7cm" svg:height="0.7cm" svg:x="13.184cm" svg:y="7.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13.03cm" svg:y="7.948cm">
          <draw:text-box>
            <text:p><text:span text:style-name="T1">End</text:span></text:p>
          </draw:text-box>
        </draw:frame>
        <draw:frame draw:style-name="gr15" draw:text-style-name="P3" draw:layer="layout" svg:width="2.413cm" svg:height="0.645cm" svg:x="15.097cm" svg:y="3.432cm">
          <draw:text-box>
            <text:p text:style-name="P1"><text:span text:style-name="T1">Configure</text:span></text:p>
          </draw:text-box>
        </draw:frame>
      </draw:page>
      <draw:page draw:name="page8" draw:style-name="dp1" draw:master-page-name="Default">
        <draw:custom-shape draw:style-name="gr1" draw:text-style-name="P1" draw:layer="layout" svg:width="14.732cm" svg:height="14.351cm" svg:x="1.508cm" svg:y="1.381cm">
          <text:p/>
          <draw:enhanced-geometry svg:viewBox="0 0 21600 21600" draw:path-stretchpoint-x="10800" draw:path-stretchpoint-y="10800" draw:text-areas="?f3 ?f4 ?f5 ?f6" draw:type="round-rectangle" draw:modifiers="583.6734693877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xml:id="id114" draw:id="id114" draw:layer="layout" svg:width="5.08cm" svg:height="1.016cm" svg:x="5.5cm" svg:y="3.286cm">
          <text:p text:style-name="P1"><text:span text:style-name="T1">prerm upgrade &lt;new-version&gt;</text:span></text:p>
          <draw:enhanced-geometry svg:viewBox="0 0 21600 21600" draw:type="rectangle" draw:enhanced-path="M 0 0 L 21600 0 21600 21600 0 21600 0 0 Z N"/>
        </draw:custom-shape>
        <draw:custom-shape draw:style-name="gr2" draw:text-style-name="P1" xml:id="id113" draw:id="id113" draw:layer="layout" svg:width="0.7cm" svg:height="0.7cm" svg:x="7.69cm" svg:y="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8.04cm" svg:y1="2.462cm" svg:x2="8.04cm" svg:y2="3.286cm" draw:start-shape="id113" draw:start-glue-point="8" draw:end-shape="id114" draw:end-glue-point="0" svg:d="m8040 2462v824" svg:viewBox="0 0 1 825">
          <text:p/>
        </draw:connector>
        <draw:frame draw:style-name="gr4" draw:text-style-name="P2" draw:layer="layout" svg:width="1.905cm" svg:height="0.645cm" svg:x="8.375cm" svg:y="1.762cm">
          <draw:text-box>
            <text:p><text:span text:style-name="T1">Start</text:span></text:p>
          </draw:text-box>
        </draw:frame>
        <draw:custom-shape draw:style-name="gr10" draw:text-style-name="P3" xml:id="id116" draw:id="id116" draw:layer="layout" svg:width="5.842cm" svg:height="1.016cm" svg:x="10.045cm" svg:y="4.937cm">
          <text:p text:style-name="P1"><text:span text:style-name="T1">prerm failed-upgrade &lt;old-version&gt;</text:span></text:p>
          <draw:enhanced-geometry svg:viewBox="0 0 21600 21600" draw:type="rectangle" draw:enhanced-path="M 0 0 L 21600 0 21600 21600 0 21600 0 0 Z N"/>
        </draw:custom-shape>
        <draw:custom-shape draw:style-name="gr5" draw:text-style-name="P1" xml:id="id115" draw:id="id115" draw:layer="layout" svg:width="0.508cm" svg:height="0.762cm" svg:x="7.784cm" svg:y="5.064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8.04cm" svg:y1="4.302cm" svg:x2="8.038cm" svg:y2="5.064cm" draw:start-shape="id114" draw:start-glue-point="2" draw:end-shape="id115" draw:end-glue-point="4" svg:d="m8040 4302v381h-2v381" svg:viewBox="0 0 3 763">
          <text:p/>
        </draw:connector>
        <draw:connector draw:style-name="gr3" draw:text-style-name="P1" draw:layer="layout" svg:x1="8.292cm" svg:y1="5.445cm" svg:x2="10.045cm" svg:y2="5.445cm" draw:start-shape="id115" draw:start-glue-point="7" draw:end-shape="id116" svg:d="m8292 5445h1753" svg:viewBox="0 0 1754 1">
          <text:p/>
        </draw:connector>
        <draw:custom-shape draw:style-name="gr2" draw:text-style-name="P1" xml:id="id120" draw:id="id120" draw:layer="layout" svg:width="0.7cm" svg:height="0.7cm" svg:x="2.397cm" svg:y="14.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 draw:layer="layout" svg:width="1.905cm" svg:height="0.645cm" svg:x="2.243cm" svg:y="14.981cm">
          <draw:text-box>
            <text:p><text:span text:style-name="T1">End</text:span></text:p>
          </draw:text-box>
        </draw:frame>
        <draw:connector draw:style-name="gr3" draw:text-style-name="P1" draw:layer="layout" svg:x1="7.784cm" svg:y1="5.445cm" svg:x2="4.556cm" svg:y2="6.642cm" draw:start-shape="id115" draw:start-glue-point="5" draw:end-shape="id117" draw:end-glue-point="0" svg:d="m7784 5445h-3228v1197" svg:viewBox="0 0 3229 1198">
          <text:p/>
        </draw:connector>
        <draw:frame draw:style-name="gr4" draw:text-style-name="P2" draw:layer="layout" svg:width="1.905cm" svg:height="0.645cm" svg:x="8.075cm" svg:y="5.492cm">
          <draw:text-box>
            <text:p><text:span text:style-name="T1">Failure</text:span></text:p>
          </draw:text-box>
        </draw:frame>
        <draw:frame draw:style-name="gr4" draw:text-style-name="P2" draw:layer="layout" svg:width="1.905cm" svg:height="0.645cm" svg:x="6.205cm" svg:y="5.492cm">
          <draw:text-box>
            <text:p><text:span text:style-name="T1">Success</text:span></text:p>
          </draw:text-box>
        </draw:frame>
        <draw:frame draw:style-name="gr15" draw:text-style-name="P3" draw:layer="layout" svg:width="2.413cm" svg:height="1.039cm" svg:x="13.827cm" svg:y="1.381cm">
          <draw:text-box>
            <text:p text:style-name="P1"><text:span text:style-name="T1">Upgrade Installation</text:span></text:p>
          </draw:text-box>
        </draw:frame>
        <draw:custom-shape draw:style-name="gr5" draw:text-style-name="P1" xml:id="id118" draw:id="id118" draw:layer="layout" svg:width="0.508cm" svg:height="0.762cm" svg:x="12.728cm" svg:y="7.35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line-skew="-0.191cm" svg:x1="12.966cm" svg:y1="5.953cm" svg:x2="12.982cm" svg:y2="7.35cm" draw:start-shape="id116" draw:end-shape="id118" draw:end-glue-point="4" svg:d="m12966 5953v508h16v889" svg:viewBox="0 0 17 1398">
          <text:p/>
        </draw:connector>
        <draw:connector draw:style-name="gr3" draw:text-style-name="P1" draw:layer="layout" svg:x1="12.728cm" svg:y1="7.731cm" svg:x2="10.08cm" svg:y2="12.938cm" draw:start-shape="id118" draw:start-glue-point="5" draw:end-shape="id119" draw:end-glue-point="0" svg:d="m12728 7731h-2648v5207" svg:viewBox="0 0 2649 5208">
          <text:p/>
        </draw:connector>
        <draw:connector draw:style-name="gr3" draw:text-style-name="P1" draw:layer="layout" draw:line-skew="1.776cm" svg:x1="13.236cm" svg:y1="7.731cm" svg:x2="3.097cm" svg:y2="14.569cm" draw:start-shape="id118" draw:start-glue-point="7" draw:end-shape="id120" draw:end-glue-point="10" svg:d="m13236 7731h2278v6838h-12417" svg:viewBox="0 0 12418 6839">
          <text:p/>
        </draw:connector>
        <draw:frame draw:style-name="gr17" draw:text-style-name="P2" draw:layer="layout" svg:width="1.843cm" svg:height="0.645cm" svg:x="11.265cm" svg:y="7.731cm">
          <draw:text-box>
            <text:p><text:span text:style-name="T1">Failure</text:span></text:p>
          </draw:text-box>
        </draw:frame>
        <draw:frame draw:style-name="gr18" draw:text-style-name="P2" draw:layer="layout" svg:width="1.905cm" svg:height="0.645cm" svg:x="13.081cm" svg:y="7.721cm">
          <draw:text-box>
            <text:p><text:span text:style-name="T1">Success</text:span></text:p>
          </draw:text-box>
        </draw:frame>
        <draw:custom-shape draw:style-name="gr10" draw:text-style-name="P3" xml:id="id117" draw:id="id117" draw:layer="layout" svg:width="5.334cm" svg:height="1.016cm" svg:x="1.889cm" svg:y="6.642cm">
          <text:p text:style-name="P1"><text:span text:style-name="T1">preinst upgrade &lt;old-version&gt;</text:span></text:p>
          <draw:enhanced-geometry svg:viewBox="0 0 21600 21600" draw:type="rectangle" draw:enhanced-path="M 0 0 L 21600 0 21600 21600 0 21600 0 0 Z N"/>
        </draw:custom-shape>
        <draw:custom-shape draw:style-name="gr5" draw:text-style-name="P1" xml:id="id121" draw:id="id121" draw:layer="layout" svg:width="0.508cm" svg:height="0.762cm" svg:x="4.323cm" svg:y="8.574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4.556cm" svg:y1="7.658cm" svg:x2="4.577cm" svg:y2="8.574cm" draw:start-shape="id117" draw:start-glue-point="2" draw:end-shape="id121" draw:end-glue-point="4" svg:d="m4556 7658v458h21v458" svg:viewBox="0 0 22 917">
          <text:p/>
        </draw:connector>
        <draw:connector draw:style-name="gr3" draw:text-style-name="P1" draw:layer="layout" svg:x1="4.831cm" svg:y1="8.955cm" svg:x2="6.27cm" svg:y2="9.898cm" draw:start-shape="id121" draw:start-glue-point="7" draw:end-shape="id122" draw:end-glue-point="0" svg:d="m4831 8955h1439v943" svg:viewBox="0 0 1440 944">
          <text:p/>
        </draw:connector>
        <draw:connector draw:style-name="gr3" draw:text-style-name="P1" draw:layer="layout" svg:x1="4.323cm" svg:y1="8.955cm" svg:x2="2.747cm" svg:y2="14.219cm" draw:start-shape="id121" draw:start-glue-point="5" draw:end-shape="id120" draw:end-glue-point="4" svg:d="m4323 8955h-1576v5264" svg:viewBox="0 0 1577 5265">
          <text:p/>
        </draw:connector>
        <draw:frame draw:style-name="gr4" draw:text-style-name="P2" draw:layer="layout" svg:width="1.905cm" svg:height="0.645cm" svg:x="4.594cm" svg:y="9.002cm">
          <draw:text-box>
            <text:p><text:span text:style-name="T1">Failure</text:span></text:p>
          </draw:text-box>
        </draw:frame>
        <draw:frame draw:style-name="gr4" draw:text-style-name="P2" draw:layer="layout" svg:width="1.905cm" svg:height="0.645cm" svg:x="2.724cm" svg:y="9.002cm">
          <draw:text-box>
            <text:p><text:span text:style-name="T1">Success</text:span></text:p>
          </draw:text-box>
        </draw:frame>
        <draw:custom-shape draw:style-name="gr10" draw:text-style-name="P3" xml:id="id122" draw:id="id122" draw:layer="layout" svg:width="6.223cm" svg:height="1.016cm" svg:x="3.159cm" svg:y="9.898cm">
          <text:p text:style-name="P1"><text:span text:style-name="T1">postrm abort-upgrade &lt;old-version&gt;</text:span></text:p>
          <draw:enhanced-geometry svg:viewBox="0 0 21600 21600" draw:type="rectangle" draw:enhanced-path="M 0 0 L 21600 0 21600 21600 0 21600 0 0 Z N"/>
        </draw:custom-shape>
        <draw:connector draw:style-name="gr3" draw:text-style-name="P1" draw:layer="layout" svg:x1="6.27cm" svg:y1="10.914cm" svg:x2="6.272cm" svg:y2="11.803cm" draw:start-shape="id122" draw:start-glue-point="2" draw:end-shape="id123" draw:end-glue-point="4" svg:d="m6270 10914v445h2v444" svg:viewBox="0 0 3 890">
          <text:p/>
        </draw:connector>
        <draw:connector draw:style-name="gr3" draw:text-style-name="P1" draw:layer="layout" draw:line-skew="-0.51cm" svg:x1="6.018cm" svg:y1="12.184cm" svg:x2="3.097cm" svg:y2="14.569cm" draw:start-shape="id123" draw:start-glue-point="5" draw:end-shape="id120" draw:end-glue-point="10" svg:d="m6018 12184h-1970v2385h-951" svg:viewBox="0 0 2922 2386">
          <text:p/>
        </draw:connector>
        <draw:frame draw:style-name="gr4" draw:text-style-name="P2" draw:layer="layout" svg:width="1.905cm" svg:height="0.645cm" svg:x="6.399cm" svg:y="12.147cm">
          <draw:text-box>
            <text:p><text:span text:style-name="T1">Failure</text:span></text:p>
          </draw:text-box>
        </draw:frame>
        <draw:frame draw:style-name="gr4" draw:text-style-name="P2" draw:layer="layout" svg:width="1.905cm" svg:height="0.645cm" svg:x="4.367cm" svg:y="12.166cm">
          <draw:text-box>
            <text:p><text:span text:style-name="T1">Success</text:span></text:p>
          </draw:text-box>
        </draw:frame>
        <draw:custom-shape draw:style-name="gr5" draw:text-style-name="P1" xml:id="id123" draw:id="id123" draw:layer="layout" svg:width="0.508cm" svg:height="0.762cm" svg:x="6.018cm" svg:y="11.8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 xml:id="id119" draw:id="id119" draw:layer="layout" svg:width="6.223cm" svg:height="1.016cm" svg:x="6.969cm" svg:y="12.938cm">
          <text:p text:style-name="P1"><text:span text:style-name="T1">postinst abort-upgrade &lt;new-version&gt;</text:span></text:p>
          <draw:enhanced-geometry svg:viewBox="0 0 21600 21600" draw:type="rectangle" draw:enhanced-path="M 0 0 L 21600 0 21600 21600 0 21600 0 0 Z N"/>
        </draw:custom-shape>
        <draw:connector draw:style-name="gr3" draw:text-style-name="P1" draw:layer="layout" svg:x1="6.526cm" svg:y1="12.184cm" svg:x2="10.08cm" svg:y2="12.938cm" draw:start-shape="id123" draw:start-glue-point="7" draw:end-shape="id119" draw:end-glue-point="0" svg:d="m6526 12184h3554v754" svg:viewBox="0 0 3555 755">
          <text:p/>
        </draw:connector>
        <draw:connector draw:style-name="gr3" draw:text-style-name="P1" draw:layer="layout" svg:x1="10.08cm" svg:y1="13.954cm" svg:x2="3.097cm" svg:y2="14.569cm" draw:start-shape="id119" draw:start-glue-point="2" draw:end-shape="id120" draw:end-glue-point="10" svg:d="m10080 13954v615h-6983" svg:viewBox="0 0 6984 616">
          <text:p/>
        </draw:connector>
        <draw:frame draw:style-name="gr38" draw:text-style-name="P5" draw:layer="layout" svg:width="15.748cm" svg:height="2.147cm" svg:x="2.397cm" svg:y="17.891cm">
          <draw:text-box>
            <text:p><text:span text:style-name="T3">Upgrade of a package, this also applies when re-installing the same version of a package. Notice that we call 2 scripts on success:</text:span></text:p>
            <text:list text:style-name="L1">
              <text:list-item>
                <text:p><text:span text:style-name="T3">prerm upgrade &lt;new-version&gt;</text:span></text:p>
              </text:list-item>
              <text:list-item>
                <text:p><text:span text:style-name="T3">preinst upgrade &lt;new-version&gt;</text:span></text:p>
              </text:list-item>
            </text:list>
          </draw:text-box>
        </draw:frame>
      </draw:page>
      <draw:page draw:name="page9" draw:style-name="dp1" draw:master-page-name="Default">
        <draw:custom-shape draw:style-name="gr1" draw:text-style-name="P1" draw:layer="layout" svg:width="11.178cm" svg:height="10.16cm" svg:x="1.379cm" svg:y="1.254cm">
          <text:p/>
          <draw:enhanced-geometry svg:viewBox="0 0 21600 21600" draw:path-stretchpoint-x="10800" draw:path-stretchpoint-y="10800" draw:text-areas="?f3 ?f4 ?f5 ?f6" draw:type="round-rectangle" draw:modifiers="695.5899454334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xml:id="id125" draw:id="id125" draw:layer="layout" svg:width="5.334cm" svg:height="1.016cm" svg:x="1.635cm" svg:y="3.193cm">
          <text:p text:style-name="P1"><text:span text:style-name="T1">postrm upgrade &lt;new-version&gt;</text:span></text:p>
          <draw:enhanced-geometry svg:viewBox="0 0 21600 21600" draw:type="rectangle" draw:enhanced-path="M 0 0 L 21600 0 21600 21600 0 21600 0 0 Z N"/>
        </draw:custom-shape>
        <draw:custom-shape draw:style-name="gr2" draw:text-style-name="P1" xml:id="id124" draw:id="id124" draw:layer="layout" svg:width="0.7cm" svg:height="0.7cm" svg:x="3.934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284cm" svg:y1="2.369cm" svg:x2="4.302cm" svg:y2="3.193cm" draw:start-shape="id124" draw:start-glue-point="8" draw:end-shape="id125" draw:end-glue-point="0" svg:d="m4284 2369v413h18v411" svg:viewBox="0 0 19 825">
          <text:p/>
        </draw:connector>
        <draw:frame draw:style-name="gr4" draw:text-style-name="P2" draw:layer="layout" svg:width="1.905cm" svg:height="0.645cm" svg:x="4.619cm" svg:y="1.669cm">
          <draw:text-box>
            <text:p><text:span text:style-name="T1">Start</text:span></text:p>
          </draw:text-box>
        </draw:frame>
        <draw:custom-shape draw:style-name="gr10" draw:text-style-name="P3" xml:id="id127" draw:id="id127" draw:layer="layout" svg:width="6.488cm" svg:height="1.016cm" svg:x="5.445cm" svg:y="6.289cm">
          <text:p text:style-name="P1"><text:span text:style-name="T1">postrm failed-upgrade &lt;old-version&gt;</text:span></text:p>
          <draw:enhanced-geometry svg:viewBox="0 0 21600 21600" draw:type="rectangle" draw:enhanced-path="M 0 0 L 21600 0 21600 21600 0 21600 0 0 Z N"/>
        </draw:custom-shape>
        <draw:custom-shape draw:style-name="gr5" draw:text-style-name="P1" xml:id="id126" draw:id="id126" draw:layer="layout" svg:width="0.508cm" svg:height="0.762cm" svg:x="4.05cm" svg:y="4.971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4.302cm" svg:y1="4.209cm" svg:x2="4.304cm" svg:y2="4.971cm" draw:start-shape="id125" draw:start-glue-point="2" draw:end-shape="id126" draw:end-glue-point="4" svg:d="m4302 4209v381h2v381" svg:viewBox="0 0 3 763">
          <text:p/>
        </draw:connector>
        <draw:connector draw:style-name="gr3" draw:text-style-name="P1" draw:layer="layout" svg:x1="4.558cm" svg:y1="5.352cm" svg:x2="8.689cm" svg:y2="6.289cm" draw:start-shape="id126" draw:start-glue-point="7" draw:end-shape="id127" draw:end-glue-point="0" svg:d="m4558 5352h4131v937" svg:viewBox="0 0 4132 938">
          <text:p/>
        </draw:connector>
        <draw:custom-shape draw:style-name="gr2" draw:text-style-name="P1" xml:id="id128" draw:id="id128" draw:layer="layout" svg:width="0.7cm" svg:height="0.7cm" svg:x="1.81cm" svg:y="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1.635cm" svg:y="10.388cm">
          <draw:text-box>
            <text:p><text:span text:style-name="T1">End</text:span></text:p>
          </draw:text-box>
        </draw:frame>
        <draw:connector draw:style-name="gr3" draw:text-style-name="P1" draw:layer="layout" svg:x1="4.05cm" svg:y1="5.352cm" svg:x2="2.16cm" svg:y2="9.649cm" draw:start-shape="id126" draw:start-glue-point="5" draw:end-shape="id128" draw:end-glue-point="4" svg:d="m4050 5352h-1890v4297" svg:viewBox="0 0 1891 4298">
          <text:p/>
        </draw:connector>
        <draw:frame draw:style-name="gr4" draw:text-style-name="P2" draw:layer="layout" svg:width="1.905cm" svg:height="0.645cm" svg:x="4.419cm" svg:y="5.399cm">
          <draw:text-box>
            <text:p><text:span text:style-name="T1">Failure</text:span></text:p>
          </draw:text-box>
        </draw:frame>
        <draw:frame draw:style-name="gr4" draw:text-style-name="P2" draw:layer="layout" svg:width="1.905cm" svg:height="0.645cm" svg:x="2.449cm" svg:y="5.399cm">
          <draw:text-box>
            <text:p><text:span text:style-name="T1">Success</text:span></text:p>
          </draw:text-box>
        </draw:frame>
        <draw:frame draw:style-name="gr15" draw:text-style-name="P3" draw:layer="layout" svg:width="2.413cm" svg:height="1.039cm" svg:x="10.144cm" svg:y="1.254cm">
          <draw:text-box>
            <text:p text:style-name="P1"><text:span text:style-name="T1">Finish Upgrade</text:span></text:p>
          </draw:text-box>
        </draw:frame>
        <draw:frame draw:style-name="gr39" draw:text-style-name="P5" draw:layer="layout" svg:width="6.602cm" svg:height="4.517cm" svg:x="13.573cm" svg:y="1.762cm">
          <draw:text-box>
            <text:p><text:span text:style-name="T3">Run after the unpack to finish up the removal that started before the unpack of a package being upgraded.</text:span></text:p>
            <text:p><text:span text:style-name="T3"/></text:p>
            <text:p><text:span text:style-name="T3">This is also run when a package is being refreshed (i.e. the same version of a package is being re-installed over itself.)</text:span></text:p>
          </draw:text-box>
        </draw:frame>
        <draw:custom-shape draw:style-name="gr5" draw:text-style-name="P1" xml:id="id129" draw:id="id129" draw:layer="layout" svg:width="0.508cm" svg:height="0.762cm" svg:x="4.057cm" svg:y="7.659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5.445cm" svg:y1="6.797cm" svg:x2="4.311cm" svg:y2="7.659cm" draw:start-shape="id127" draw:start-glue-point="3" draw:end-shape="id129" draw:end-glue-point="4" svg:d="m5445 6797h-1134v862" svg:viewBox="0 0 1135 863">
          <text:p/>
        </draw:connector>
        <draw:connector draw:style-name="gr3" draw:text-style-name="P1" draw:layer="layout" svg:x1="4.565cm" svg:y1="8.04cm" svg:x2="8.683cm" svg:y2="9.5cm" draw:start-shape="id129" draw:start-glue-point="7" draw:end-shape="id130" draw:end-glue-point="0" svg:d="m4565 8040h4118v1460" svg:viewBox="0 0 4119 1461">
          <text:p/>
        </draw:connector>
        <draw:connector draw:style-name="gr3" draw:text-style-name="P1" draw:layer="layout" svg:x1="4.057cm" svg:y1="8.04cm" svg:x2="2.16cm" svg:y2="9.649cm" draw:start-shape="id129" draw:start-glue-point="5" draw:end-shape="id128" draw:end-glue-point="4" svg:d="m4057 8040h-1897v1609" svg:viewBox="0 0 1898 1610">
          <text:p/>
        </draw:connector>
        <draw:frame draw:style-name="gr4" draw:text-style-name="P2" draw:layer="layout" svg:width="1.905cm" svg:height="0.645cm" svg:x="4.469cm" svg:y="8.087cm">
          <draw:text-box>
            <text:p><text:span text:style-name="T1">Failure</text:span></text:p>
          </draw:text-box>
        </draw:frame>
        <draw:frame draw:style-name="gr4" draw:text-style-name="P2" draw:layer="layout" svg:width="1.905cm" svg:height="0.645cm" svg:x="2.499cm" svg:y="8.087cm">
          <draw:text-box>
            <text:p><text:span text:style-name="T1">Success</text:span></text:p>
          </draw:text-box>
        </draw:frame>
        <draw:custom-shape draw:style-name="gr40" draw:text-style-name="P3" xml:id="id130" draw:id="id130" draw:layer="layout" svg:width="6.477cm" svg:height="1.016cm" svg:x="5.445cm" svg:y="9.5cm">
          <text:p text:style-name="P1"><text:span text:style-name="T1">Cancel Upgrade</text:span></text:p>
          <draw:enhanced-geometry svg:viewBox="0 0 21600 21600" draw:type="rectangle" draw:enhanced-path="M 0 0 L 21600 0 21600 21600 0 21600 0 0 Z N"/>
        </draw:custom-shape>
        <draw:connector draw:style-name="gr3" draw:text-style-name="P1" draw:layer="layout" svg:x1="5.445cm" svg:y1="10.008cm" svg:x2="2.51cm" svg:y2="9.999cm" draw:start-shape="id130" draw:start-glue-point="3" draw:end-shape="id128" draw:end-glue-point="10" svg:d="m5445 10008h-1467v-9h-1468" svg:viewBox="0 0 2936 10">
          <text:p/>
        </draw:connector>
        <draw:frame draw:style-name="gr39" draw:text-style-name="P5" draw:layer="layout" svg:width="6.602cm" svg:height="3.569cm" svg:x="13.7cm" svg:y="14.462cm">
          <draw:text-box>
            <text:p><text:span text:style-name="T3">Cancel Upgrade runs in the event of an error while unpacking the scripts in order to cancel an upgrade.</text:span></text:p>
            <text:p><text:span text:style-name="T3"/></text:p>
            <text:p><text:span text:style-name="T3">It is also applied in case the finalization of an upgrade fails.</text:span></text:p>
          </draw:text-box>
        </draw:frame>
        <draw:custom-shape draw:style-name="gr1" draw:text-style-name="P1" draw:layer="layout" svg:width="11.303cm" svg:height="9.906cm" svg:x="1.635cm" svg:y="13.573cm">
          <text:p/>
          <draw:enhanced-geometry svg:viewBox="0 0 21600 21600" draw:path-stretchpoint-x="10800" draw:path-stretchpoint-y="10800" draw:text-areas="?f3 ?f4 ?f5 ?f6" draw:type="round-rectangle" draw:modifiers="1023.265915569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134" draw:id="id134" draw:layer="layout" svg:width="0.7cm" svg:height="0.7cm" svg:x="2.275cm" svg:y="2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2.1cm" svg:y="22.529cm">
          <draw:text-box>
            <text:p><text:span text:style-name="T1">End</text:span></text:p>
          </draw:text-box>
        </draw:frame>
        <draw:custom-shape draw:style-name="gr19" draw:text-style-name="P3" xml:id="id131" draw:id="id131" draw:layer="layout" svg:width="6.477cm" svg:height="1.016cm" svg:x="5.577cm" svg:y="15.651cm">
          <text:p text:style-name="P1"><text:span text:style-name="T1">preinst abort-upgrade &lt;new-version&gt;</text:span></text:p>
          <draw:enhanced-geometry svg:viewBox="0 0 21600 21600" draw:type="rectangle" draw:enhanced-path="M 0 0 L 21600 0 21600 21600 0 21600 0 0 Z N"/>
        </draw:custom-shape>
        <draw:custom-shape draw:style-name="gr5" draw:text-style-name="P1" xml:id="id132" draw:id="id132" draw:layer="layout" svg:width="0.508cm" svg:height="0.762cm" svg:x="4.18cm" svg:y="17.048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5.577cm" svg:y1="16.159cm" svg:x2="4.434cm" svg:y2="17.048cm" draw:start-shape="id131" draw:start-glue-point="3" draw:end-shape="id132" draw:end-glue-point="4" svg:d="m5577 16159h-1143v889" svg:viewBox="0 0 1144 890">
          <text:p/>
        </draw:connector>
        <draw:connector draw:style-name="gr3" draw:text-style-name="P1" draw:layer="layout" svg:x1="4.688cm" svg:y1="17.429cm" svg:x2="8.815cm" svg:y2="18.177cm" draw:start-shape="id132" draw:start-glue-point="7" draw:end-shape="id133" draw:end-glue-point="0" svg:d="m4688 17429h4127v748" svg:viewBox="0 0 4128 749">
          <text:p/>
        </draw:connector>
        <draw:connector draw:style-name="gr3" draw:text-style-name="P1" draw:layer="layout" svg:x1="4.18cm" svg:y1="17.429cm" svg:x2="2.625cm" svg:y2="21.89cm" draw:start-shape="id132" draw:start-glue-point="5" draw:end-shape="id134" draw:end-glue-point="4" svg:d="m4180 17429h-1555v4461" svg:viewBox="0 0 1556 4462">
          <text:p/>
        </draw:connector>
        <draw:frame draw:style-name="gr4" draw:text-style-name="P2" draw:layer="layout" svg:width="1.905cm" svg:height="0.645cm" svg:x="2.783cm" svg:y="17.435cm">
          <draw:text-box>
            <text:p><text:span text:style-name="T1">Failure</text:span></text:p>
          </draw:text-box>
        </draw:frame>
        <draw:frame draw:style-name="gr4" draw:text-style-name="P2" draw:layer="layout" svg:width="1.905cm" svg:height="0.645cm" svg:x="4.688cm" svg:y="17.445cm">
          <draw:text-box>
            <text:p><text:span text:style-name="T1">Success</text:span></text:p>
          </draw:text-box>
        </draw:frame>
        <draw:custom-shape draw:style-name="gr10" draw:text-style-name="P3" xml:id="id133" draw:id="id133" draw:layer="layout" svg:width="6.477cm" svg:height="1.016cm" svg:x="5.577cm" svg:y="18.177cm">
          <text:p text:style-name="P1"><text:span text:style-name="T1">postrm abort-upgrade &lt;old-version&gt;</text:span></text:p>
          <draw:enhanced-geometry svg:viewBox="0 0 21600 21600" draw:type="rectangle" draw:enhanced-path="M 0 0 L 21600 0 21600 21600 0 21600 0 0 Z N"/>
        </draw:custom-shape>
        <draw:connector draw:style-name="gr3" draw:text-style-name="P1" draw:layer="layout" svg:x1="5.577cm" svg:y1="18.685cm" svg:x2="4.408cm" svg:y2="19.455cm" draw:start-shape="id133" draw:start-glue-point="3" draw:end-shape="id135" draw:end-glue-point="4" svg:d="m5577 18685h-1169v770" svg:viewBox="0 0 1170 771">
          <text:p/>
        </draw:connector>
        <draw:connector draw:style-name="gr3" draw:text-style-name="P1" draw:layer="layout" svg:x1="4.662cm" svg:y1="19.836cm" svg:x2="8.815cm" svg:y2="20.731cm" draw:start-shape="id135" draw:start-glue-point="7" draw:end-shape="id136" draw:end-glue-point="0" svg:d="m4662 19836h4153v895" svg:viewBox="0 0 4154 896">
          <text:p/>
        </draw:connector>
        <draw:connector draw:style-name="gr3" draw:text-style-name="P1" draw:layer="layout" svg:x1="4.154cm" svg:y1="19.836cm" svg:x2="2.625cm" svg:y2="21.89cm" draw:start-shape="id135" draw:start-glue-point="5" draw:end-shape="id134" draw:end-glue-point="4" svg:d="m4154 19836h-1529v2054" svg:viewBox="0 0 1530 2055">
          <text:p/>
        </draw:connector>
        <draw:frame draw:style-name="gr4" draw:text-style-name="P2" draw:layer="layout" svg:width="1.905cm" svg:height="0.645cm" svg:x="2.761cm" svg:y="19.875cm">
          <draw:text-box>
            <text:p><text:span text:style-name="T1">Failure</text:span></text:p>
          </draw:text-box>
        </draw:frame>
        <draw:frame draw:style-name="gr4" draw:text-style-name="P2" draw:layer="layout" svg:width="1.905cm" svg:height="0.645cm" svg:x="4.666cm" svg:y="19.885cm">
          <draw:text-box>
            <text:p><text:span text:style-name="T1">Success</text:span></text:p>
          </draw:text-box>
        </draw:frame>
        <draw:custom-shape draw:style-name="gr5" draw:text-style-name="P1" xml:id="id135" draw:id="id135" draw:layer="layout" svg:width="0.508cm" svg:height="0.762cm" svg:x="4.154cm" svg:y="19.45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 xml:id="id136" draw:id="id136" draw:layer="layout" svg:width="6.477cm" svg:height="1.016cm" svg:x="5.577cm" svg:y="20.731cm">
          <text:p text:style-name="P1"><text:span text:style-name="T1">postinst abort-upgrade &lt;new-version&gt;</text:span></text:p>
          <draw:enhanced-geometry svg:viewBox="0 0 21600 21600" draw:type="rectangle" draw:enhanced-path="M 0 0 L 21600 0 21600 21600 0 21600 0 0 Z N"/>
        </draw:custom-shape>
        <draw:connector draw:style-name="gr3" draw:text-style-name="P1" draw:layer="layout" svg:x1="8.815cm" svg:y1="21.747cm" svg:x2="2.975cm" svg:y2="22.24cm" draw:start-shape="id136" draw:start-glue-point="2" draw:end-shape="id134" draw:end-glue-point="10" svg:d="m8815 21747v501h-4539v-8h-1301" svg:viewBox="0 0 5841 502">
          <text:p/>
        </draw:connector>
        <draw:frame draw:style-name="gr15" draw:text-style-name="P3" draw:layer="layout" svg:width="2.413cm" svg:height="1.039cm" svg:x="10.525cm" svg:y="13.573cm">
          <draw:text-box>
            <text:p text:style-name="P1"><text:span text:style-name="T1">Cancel Upgrade</text:span></text:p>
          </draw:text-box>
        </draw:frame>
        <draw:custom-shape draw:style-name="gr2" draw:text-style-name="P1" xml:id="id137" draw:id="id137" draw:layer="layout" svg:width="0.7cm" svg:height="0.7cm" svg:x="8.466cm" svg:y="1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8.816cm" svg:y1="14.781cm" svg:x2="8.815cm" svg:y2="15.651cm" draw:start-shape="id137" draw:start-glue-point="8" draw:end-shape="id131" draw:end-glue-point="0" svg:d="m8816 14781v436h-1v434" svg:viewBox="0 0 2 871">
          <text:p/>
        </draw:connector>
        <draw:frame draw:style-name="gr4" draw:text-style-name="P2" draw:layer="layout" svg:width="1.905cm" svg:height="0.645cm" svg:x="9.101cm" svg:y="14.081cm">
          <draw:text-box>
            <text:p><text:span text:style-name="T1">Start</text:span></text:p>
          </draw:text-box>
        </draw:frame>
      </draw:page>
      <draw:page draw:name="page10" draw:style-name="dp1" draw:master-page-name="Default">
        <draw:custom-shape draw:style-name="gr1" draw:text-style-name="P1" draw:layer="layout" svg:width="7.493cm" svg:height="7.366cm" svg:x="1.379cm" svg:y="1.288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39" draw:id="id139" draw:layer="layout" svg:width="2.794cm" svg:height="1.016cm" svg:x="2.868cm" svg:y="3.193cm">
          <text:p text:style-name="P1"><text:span text:style-name="T1">prerm remove</text:span></text:p>
          <draw:enhanced-geometry svg:viewBox="0 0 21600 21600" draw:type="rectangle" draw:enhanced-path="M 0 0 L 21600 0 21600 21600 0 21600 0 0 Z N"/>
        </draw:custom-shape>
        <draw:custom-shape draw:style-name="gr2" draw:text-style-name="P1" xml:id="id138" draw:id="id138" draw:layer="layout" svg:width="0.7cm" svg:height="0.7cm" svg:x="3.934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284cm" svg:y1="2.369cm" svg:x2="4.265cm" svg:y2="3.193cm" draw:start-shape="id138" draw:start-glue-point="8" draw:end-shape="id139" draw:end-glue-point="0" svg:d="m4284 2369v413h-19v411" svg:viewBox="0 0 20 825">
          <text:p/>
        </draw:connector>
        <draw:frame draw:style-name="gr4" draw:text-style-name="P2" draw:layer="layout" svg:width="1.905cm" svg:height="0.645cm" svg:x="4.619cm" svg:y="1.669cm">
          <draw:text-box>
            <text:p><text:span text:style-name="T1">Start</text:span></text:p>
          </draw:text-box>
        </draw:frame>
        <draw:custom-shape draw:style-name="gr10" draw:text-style-name="P3" xml:id="id141" draw:id="id141" draw:layer="layout" svg:width="3.939cm" svg:height="1.016cm" svg:x="4.3cm" svg:y="6.774cm">
          <text:p text:style-name="P1"><text:span text:style-name="T1">postinst abort-remove</text:span></text:p>
          <draw:enhanced-geometry svg:viewBox="0 0 21600 21600" draw:type="rectangle" draw:enhanced-path="M 0 0 L 21600 0 21600 21600 0 21600 0 0 Z N"/>
        </draw:custom-shape>
        <draw:custom-shape draw:style-name="gr5" draw:text-style-name="P1" xml:id="id140" draw:id="id140" draw:layer="layout" svg:width="0.508cm" svg:height="0.762cm" svg:x="3.998cm" svg:y="4.971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4.265cm" svg:y1="4.209cm" svg:x2="4.252cm" svg:y2="4.971cm" draw:start-shape="id139" draw:start-glue-point="2" draw:end-shape="id140" draw:end-glue-point="4" svg:d="m4265 4209v381h-13v381" svg:viewBox="0 0 14 763">
          <text:p/>
        </draw:connector>
        <draw:connector draw:style-name="gr3" draw:text-style-name="P1" draw:layer="layout" svg:x1="4.506cm" svg:y1="5.352cm" svg:x2="6.269cm" svg:y2="6.774cm" draw:start-shape="id140" draw:start-glue-point="7" draw:end-shape="id141" draw:end-glue-point="0" svg:d="m4506 5352h1763v1422" svg:viewBox="0 0 1764 1423">
          <text:p/>
        </draw:connector>
        <draw:custom-shape draw:style-name="gr2" draw:text-style-name="P1" xml:id="id142" draw:id="id142" draw:layer="layout" svg:width="0.7cm" svg:height="0.7cm" svg:x="2.141cm" svg:y="6.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1.887cm" svg:y="7.882cm">
          <draw:text-box>
            <text:p><text:span text:style-name="T1">End</text:span></text:p>
          </draw:text-box>
        </draw:frame>
        <draw:connector draw:style-name="gr3" draw:text-style-name="P1" draw:layer="layout" svg:x1="3.998cm" svg:y1="5.352cm" svg:x2="2.491cm" svg:y2="6.938cm" draw:start-shape="id140" draw:start-glue-point="5" draw:end-shape="id142" draw:end-glue-point="4" svg:d="m3998 5352h-1507v1586" svg:viewBox="0 0 1508 1587">
          <text:p/>
        </draw:connector>
        <draw:connector draw:style-name="gr3" draw:text-style-name="P1" draw:layer="layout" svg:x1="4.3cm" svg:y1="7.282cm" svg:x2="2.841cm" svg:y2="7.288cm" draw:start-shape="id141" draw:start-glue-point="3" draw:end-shape="id142" draw:end-glue-point="10" svg:d="m4300 7282h-729v6h-730" svg:viewBox="0 0 1460 7">
          <text:p/>
        </draw:connector>
        <draw:frame draw:style-name="gr4" draw:text-style-name="P2" draw:layer="layout" svg:width="1.905cm" svg:height="0.645cm" svg:x="4.319cm" svg:y="5.399cm">
          <draw:text-box>
            <text:p><text:span text:style-name="T1">Failure</text:span></text:p>
          </draw:text-box>
        </draw:frame>
        <draw:frame draw:style-name="gr4" draw:text-style-name="P2" draw:layer="layout" svg:width="1.905cm" svg:height="0.645cm" svg:x="2.449cm" svg:y="5.399cm">
          <draw:text-box>
            <text:p><text:span text:style-name="T1">Success</text:span></text:p>
          </draw:text-box>
        </draw:frame>
        <draw:frame draw:style-name="gr15" draw:text-style-name="P3" draw:layer="layout" svg:width="2.413cm" svg:height="0.645cm" svg:x="6.459cm" svg:y="1.288cm">
          <draw:text-box>
            <text:p text:style-name="P1"><text:span text:style-name="T1">Removal</text:span></text:p>
          </draw:text-box>
        </draw:frame>
        <draw:frame draw:style-name="gr38" draw:text-style-name="P5" draw:layer="layout" svg:width="9.017cm" svg:height="1.673cm" svg:x="9.888cm" svg:y="1.634cm">
          <draw:text-box>
            <text:p><text:span text:style-name="T3">Before applying a remove (i.e. delete the files found in the data.tar.gz tarball) run these scripts.</text:span></text:p>
          </draw:text-box>
        </draw:frame>
        <draw:custom-shape draw:style-name="gr1" draw:text-style-name="P1" draw:layer="layout" svg:width="7.493cm" svg:height="5.207cm" svg:x="1.408cm" svg:y="9.336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44" draw:id="id144" draw:layer="layout" svg:width="3.302cm" svg:height="1.016cm" svg:x="2.678cm" svg:y="11.241cm">
          <text:p text:style-name="P1"><text:span text:style-name="T1">postrm remove</text:span></text:p>
          <draw:enhanced-geometry svg:viewBox="0 0 21600 21600" draw:type="rectangle" draw:enhanced-path="M 0 0 L 21600 0 21600 21600 0 21600 0 0 Z N"/>
        </draw:custom-shape>
        <draw:custom-shape draw:style-name="gr2" draw:text-style-name="P1" xml:id="id143" draw:id="id143" draw:layer="layout" svg:width="0.7cm" svg:height="0.7cm" svg:x="3.97cm" svg:y="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32cm" svg:y1="10.417cm" svg:x2="4.329cm" svg:y2="11.241cm" draw:start-shape="id143" draw:start-glue-point="8" draw:end-shape="id144" draw:end-glue-point="0" svg:d="m4320 10417v413h9v411" svg:viewBox="0 0 10 825">
          <text:p/>
        </draw:connector>
        <draw:frame draw:style-name="gr4" draw:text-style-name="P2" draw:layer="layout" svg:width="1.905cm" svg:height="0.645cm" svg:x="4.648cm" svg:y="9.717cm">
          <draw:text-box>
            <text:p><text:span text:style-name="T1">Start</text:span></text:p>
          </draw:text-box>
        </draw:frame>
        <draw:connector draw:style-name="gr3" draw:text-style-name="P1" draw:layer="layout" svg:x1="4.329cm" svg:y1="12.257cm" svg:x2="4.325cm" svg:y2="13.208cm" draw:start-shape="id144" draw:start-glue-point="2" draw:end-shape="id145" draw:end-glue-point="4" svg:d="m4329 12257v476h-4v475" svg:viewBox="0 0 5 952">
          <text:p/>
        </draw:connector>
        <draw:custom-shape draw:style-name="gr2" draw:text-style-name="P1" xml:id="id145" draw:id="id145" draw:layer="layout" svg:width="0.7cm" svg:height="0.7cm" svg:x="3.975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3.821cm" svg:y="13.852cm">
          <draw:text-box>
            <text:p><text:span text:style-name="T1">End</text:span></text:p>
          </draw:text-box>
        </draw:frame>
        <draw:frame draw:style-name="gr15" draw:text-style-name="P3" draw:layer="layout" svg:width="2.413cm" svg:height="1.039cm" svg:x="6.488cm" svg:y="9.336cm">
          <draw:text-box>
            <text:p text:style-name="P1"><text:span text:style-name="T1">After Removal</text:span></text:p>
          </draw:text-box>
        </draw:frame>
        <draw:frame draw:style-name="gr38" draw:text-style-name="P5" draw:layer="layout" svg:width="9.017cm" svg:height="1.673cm" svg:x="9.79cm" svg:y="9.695cm">
          <draw:text-box>
            <text:p><text:span text:style-name="T3">Run the postrm script once the removal of the files happened. The results of this run are completely ignored.</text:span></text:p>
          </draw:text-box>
        </draw:frame>
        <draw:custom-shape draw:style-name="gr1" draw:text-style-name="P1" draw:layer="layout" svg:width="7.493cm" svg:height="5.207cm" svg:x="1.381cm" svg:y="15.351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47" draw:id="id147" draw:layer="layout" svg:width="4.064cm" svg:height="1.016cm" svg:x="2.27cm" svg:y="17.256cm">
          <text:p text:style-name="P1"><text:span text:style-name="T1">postrm abort-remove</text:span></text:p>
          <draw:enhanced-geometry svg:viewBox="0 0 21600 21600" draw:type="rectangle" draw:enhanced-path="M 0 0 L 21600 0 21600 21600 0 21600 0 0 Z N"/>
        </draw:custom-shape>
        <draw:custom-shape draw:style-name="gr2" draw:text-style-name="P1" xml:id="id146" draw:id="id146" draw:layer="layout" svg:width="0.7cm" svg:height="0.7cm" svg:x="3.943cm" svg:y="15.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293cm" svg:y1="16.432cm" svg:x2="4.302cm" svg:y2="17.256cm" draw:start-shape="id146" draw:start-glue-point="8" draw:end-shape="id147" draw:end-glue-point="0" svg:d="m4293 16432v413h9v411" svg:viewBox="0 0 10 825">
          <text:p/>
        </draw:connector>
        <draw:frame draw:style-name="gr4" draw:text-style-name="P2" draw:layer="layout" svg:width="1.905cm" svg:height="0.645cm" svg:x="4.621cm" svg:y="15.732cm">
          <draw:text-box>
            <text:p><text:span text:style-name="T1">Start</text:span></text:p>
          </draw:text-box>
        </draw:frame>
        <draw:connector draw:style-name="gr3" draw:text-style-name="P1" draw:layer="layout" svg:x1="4.302cm" svg:y1="18.272cm" svg:x2="4.298cm" svg:y2="19.223cm" draw:start-shape="id147" draw:start-glue-point="2" draw:end-shape="id148" draw:end-glue-point="4" svg:d="m4302 18272v476h-4v475" svg:viewBox="0 0 5 952">
          <text:p/>
        </draw:connector>
        <draw:custom-shape draw:style-name="gr2" draw:text-style-name="P1" xml:id="id148" draw:id="id148" draw:layer="layout" svg:width="0.7cm" svg:height="0.7cm" svg:x="3.948cm" svg:y="19.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3.794cm" svg:y="19.867cm">
          <draw:text-box>
            <text:p><text:span text:style-name="T1">End</text:span></text:p>
          </draw:text-box>
        </draw:frame>
        <draw:frame draw:style-name="gr15" draw:text-style-name="P3" draw:layer="layout" svg:width="2.413cm" svg:height="1.039cm" svg:x="6.461cm" svg:y="15.351cm">
          <draw:text-box>
            <text:p text:style-name="P1"><text:span text:style-name="T1">Cancel Removal</text:span></text:p>
          </draw:text-box>
        </draw:frame>
        <draw:frame draw:style-name="gr38" draw:text-style-name="P5" draw:layer="layout" svg:width="9.017cm" svg:height="1.673cm" svg:x="9.763cm" svg:y="15.71cm">
          <draw:text-box>
            <text:p><text:span text:style-name="T3">This is in case a remove fails to delete a file or similar problem. The result of this run are completely ignored.</text:span></text:p>
          </draw:text-box>
        </draw:frame>
      </draw:page>
      <draw:page draw:name="page11" draw:style-name="dp1" draw:master-page-name="Default">
        <draw:custom-shape draw:style-name="gr1" draw:text-style-name="P1" draw:layer="layout" svg:width="7.493cm" svg:height="7.366cm" svg:x="1.508cm" svg:y="1.572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50" draw:id="id150" draw:layer="layout" svg:width="3.556cm" svg:height="1.016cm" svg:x="2.628cm" svg:y="3.477cm">
          <text:p text:style-name="P1"><text:span text:style-name="T1">prerm deconfigure</text:span></text:p>
          <draw:enhanced-geometry svg:viewBox="0 0 21600 21600" draw:type="rectangle" draw:enhanced-path="M 0 0 L 21600 0 21600 21600 0 21600 0 0 Z N"/>
        </draw:custom-shape>
        <draw:custom-shape draw:style-name="gr2" draw:text-style-name="P1" xml:id="id149" draw:id="id149" draw:layer="layout" svg:width="0.7cm" svg:height="0.7cm" svg:x="4.063cm" svg:y="1.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413cm" svg:y1="2.653cm" svg:x2="4.406cm" svg:y2="3.477cm" draw:start-shape="id149" draw:start-glue-point="8" draw:end-shape="id150" draw:end-glue-point="0" svg:d="m4413 2653v413h-7v411" svg:viewBox="0 0 8 825">
          <text:p/>
        </draw:connector>
        <draw:frame draw:style-name="gr4" draw:text-style-name="P2" draw:layer="layout" svg:width="1.905cm" svg:height="0.645cm" svg:x="4.748cm" svg:y="1.953cm">
          <draw:text-box>
            <text:p><text:span text:style-name="T1">Start</text:span></text:p>
          </draw:text-box>
        </draw:frame>
        <draw:custom-shape draw:style-name="gr10" draw:text-style-name="P3" xml:id="id152" draw:id="id152" draw:layer="layout" svg:width="4.318cm" svg:height="1.016cm" svg:x="4.35cm" svg:y="7.067cm">
          <text:p text:style-name="P1"><text:span text:style-name="T1">postinst abort-deconfigure</text:span></text:p>
          <draw:enhanced-geometry svg:viewBox="0 0 21600 21600" draw:type="rectangle" draw:enhanced-path="M 0 0 L 21600 0 21600 21600 0 21600 0 0 Z N"/>
        </draw:custom-shape>
        <draw:custom-shape draw:style-name="gr5" draw:text-style-name="P1" xml:id="id151" draw:id="id151" draw:layer="layout" svg:width="0.508cm" svg:height="0.762cm" svg:x="4.127cm" svg:y="5.255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4.406cm" svg:y1="4.493cm" svg:x2="4.381cm" svg:y2="5.255cm" draw:start-shape="id150" draw:start-glue-point="2" draw:end-shape="id151" draw:end-glue-point="4" svg:d="m4406 4493v381h-25v381" svg:viewBox="0 0 26 763">
          <text:p/>
        </draw:connector>
        <draw:connector draw:style-name="gr3" draw:text-style-name="P1" draw:layer="layout" svg:x1="4.635cm" svg:y1="5.636cm" svg:x2="6.509cm" svg:y2="7.067cm" draw:start-shape="id151" draw:start-glue-point="7" draw:end-shape="id152" draw:end-glue-point="0" svg:d="m4635 5636h1874v1431" svg:viewBox="0 0 1875 1432">
          <text:p/>
        </draw:connector>
        <draw:custom-shape draw:style-name="gr2" draw:text-style-name="P1" xml:id="id153" draw:id="id153" draw:layer="layout" svg:width="0.7cm" svg:height="0.7cm" svg:x="2.27cm" svg:y="7.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2.016cm" svg:y="8.166cm">
          <draw:text-box>
            <text:p><text:span text:style-name="T1">End</text:span></text:p>
          </draw:text-box>
        </draw:frame>
        <draw:connector draw:style-name="gr3" draw:text-style-name="P1" draw:layer="layout" svg:x1="4.127cm" svg:y1="5.636cm" svg:x2="2.62cm" svg:y2="7.222cm" draw:start-shape="id151" draw:start-glue-point="5" draw:end-shape="id153" draw:end-glue-point="4" svg:d="m4127 5636h-1507v1586" svg:viewBox="0 0 1508 1587">
          <text:p/>
        </draw:connector>
        <draw:connector draw:style-name="gr3" draw:text-style-name="P1" draw:layer="layout" svg:x1="4.35cm" svg:y1="7.575cm" svg:x2="2.97cm" svg:y2="7.572cm" draw:start-shape="id152" draw:start-glue-point="3" draw:end-shape="id153" draw:end-glue-point="10" svg:d="m4350 7575h-689v-3h-691" svg:viewBox="0 0 1381 4">
          <text:p/>
        </draw:connector>
        <draw:frame draw:style-name="gr4" draw:text-style-name="P2" draw:layer="layout" svg:width="1.905cm" svg:height="0.645cm" svg:x="4.448cm" svg:y="5.683cm">
          <draw:text-box>
            <text:p><text:span text:style-name="T1">Failure</text:span></text:p>
          </draw:text-box>
        </draw:frame>
        <draw:frame draw:style-name="gr4" draw:text-style-name="P2" draw:layer="layout" svg:width="1.905cm" svg:height="0.645cm" svg:x="2.578cm" svg:y="5.683cm">
          <draw:text-box>
            <text:p><text:span text:style-name="T1">Success</text:span></text:p>
          </draw:text-box>
        </draw:frame>
        <draw:frame draw:style-name="gr15" draw:text-style-name="P3" draw:layer="layout" svg:width="2.413cm" svg:height="0.645cm" svg:x="6.588cm" svg:y="1.572cm">
          <draw:text-box>
            <text:p text:style-name="P1"><text:span text:style-name="T1">Deconfigure</text:span></text:p>
          </draw:text-box>
        </draw:frame>
        <draw:frame draw:style-name="gr38" draw:text-style-name="P5" draw:layer="layout" svg:width="9.017cm" svg:height="2.147cm" svg:x="10.017cm" svg:y="1.918cm">
          <draw:text-box>
            <text:p><text:span text:style-name="T3">This is specific to wpkg when the user explicitly deconfigure a package, although it is run on a purge as well, after the remove happened.</text:span></text:p>
          </draw:text-box>
        </draw:frame>
        <draw:custom-shape draw:style-name="gr1" draw:text-style-name="P1" draw:layer="layout" svg:width="7.493cm" svg:height="5.207cm" svg:x="1.508cm" svg:y="9.763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55" draw:id="id155" draw:layer="layout" svg:width="4.064cm" svg:height="1.016cm" svg:x="2.397cm" svg:y="11.668cm">
          <text:p text:style-name="P1"><text:span text:style-name="T1">postrm deconfigure</text:span></text:p>
          <draw:enhanced-geometry svg:viewBox="0 0 21600 21600" draw:type="rectangle" draw:enhanced-path="M 0 0 L 21600 0 21600 21600 0 21600 0 0 Z N"/>
        </draw:custom-shape>
        <draw:custom-shape draw:style-name="gr2" draw:text-style-name="P1" xml:id="id154" draw:id="id154" draw:layer="layout" svg:width="0.7cm" svg:height="0.7cm" svg:x="4.07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42cm" svg:y1="10.844cm" svg:x2="4.429cm" svg:y2="11.668cm" draw:start-shape="id154" draw:start-glue-point="8" draw:end-shape="id155" draw:end-glue-point="0" svg:d="m4420 10844v413h9v411" svg:viewBox="0 0 10 825">
          <text:p/>
        </draw:connector>
        <draw:frame draw:style-name="gr4" draw:text-style-name="P2" draw:layer="layout" svg:width="1.905cm" svg:height="0.645cm" svg:x="4.748cm" svg:y="10.144cm">
          <draw:text-box>
            <text:p><text:span text:style-name="T1">Start</text:span></text:p>
          </draw:text-box>
        </draw:frame>
        <draw:connector draw:style-name="gr3" draw:text-style-name="P1" draw:layer="layout" svg:x1="4.429cm" svg:y1="12.684cm" svg:x2="4.425cm" svg:y2="13.635cm" draw:start-shape="id155" draw:start-glue-point="2" draw:end-shape="id156" draw:end-glue-point="4" svg:d="m4429 12684v476h-4v475" svg:viewBox="0 0 5 952">
          <text:p/>
        </draw:connector>
        <draw:custom-shape draw:style-name="gr2" draw:text-style-name="P1" xml:id="id156" draw:id="id156" draw:layer="layout" svg:width="0.7cm" svg:height="0.7cm" svg:x="4.075cm" svg:y="13.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3.921cm" svg:y="14.279cm">
          <draw:text-box>
            <text:p><text:span text:style-name="T1">End</text:span></text:p>
          </draw:text-box>
        </draw:frame>
        <draw:frame draw:style-name="gr15" draw:text-style-name="P3" draw:layer="layout" svg:width="2.413cm" svg:height="1.039cm" svg:x="6.588cm" svg:y="9.763cm">
          <draw:text-box>
            <text:p text:style-name="P1"><text:span text:style-name="T1">Finish</text:span></text:p>
            <text:p text:style-name="P1"><text:span text:style-name="T1">Deconfigure</text:span></text:p>
          </draw:text-box>
        </draw:frame>
        <draw:frame draw:style-name="gr38" draw:text-style-name="P5" draw:layer="layout" svg:width="9.017cm" svg:height="1.673cm" svg:x="9.89cm" svg:y="10.122cm">
          <draw:text-box>
            <text:p><text:span text:style-name="T3">Once the deconfiguration was successful. The results of this run are completely ignored.</text:span></text:p>
          </draw:text-box>
        </draw:frame>
        <draw:custom-shape draw:style-name="gr1" draw:text-style-name="P1" draw:layer="layout" svg:width="7.493cm" svg:height="5.207cm" svg:x="1.508cm" svg:y="15.859cm">
          <text:p/>
          <draw:enhanced-geometry svg:viewBox="0 0 21600 21600" draw:path-stretchpoint-x="10800" draw:path-stretchpoint-y="10800" draw:text-areas="?f3 ?f4 ?f5 ?f6" draw:type="round-rectangle" draw:modifiers="1149.341658748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58" draw:id="id158" draw:layer="layout" svg:width="4.064cm" svg:height="1.016cm" svg:x="2.397cm" svg:y="17.764cm">
          <text:p text:style-name="P1"><text:span text:style-name="T1">postrm purge</text:span></text:p>
          <draw:enhanced-geometry svg:viewBox="0 0 21600 21600" draw:type="rectangle" draw:enhanced-path="M 0 0 L 21600 0 21600 21600 0 21600 0 0 Z N"/>
        </draw:custom-shape>
        <draw:custom-shape draw:style-name="gr2" draw:text-style-name="P1" xml:id="id157" draw:id="id157" draw:layer="layout" svg:width="0.7cm" svg:height="0.7cm" svg:x="4.07cm" svg:y="1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4.42cm" svg:y1="16.94cm" svg:x2="4.429cm" svg:y2="17.764cm" draw:start-shape="id157" draw:start-glue-point="8" draw:end-shape="id158" draw:end-glue-point="0" svg:d="m4420 16940v413h9v411" svg:viewBox="0 0 10 825">
          <text:p/>
        </draw:connector>
        <draw:frame draw:style-name="gr4" draw:text-style-name="P2" draw:layer="layout" svg:width="1.905cm" svg:height="0.645cm" svg:x="4.748cm" svg:y="16.24cm">
          <draw:text-box>
            <text:p><text:span text:style-name="T1">Start</text:span></text:p>
          </draw:text-box>
        </draw:frame>
        <draw:connector draw:style-name="gr3" draw:text-style-name="P1" draw:layer="layout" svg:x1="4.429cm" svg:y1="18.78cm" svg:x2="4.425cm" svg:y2="19.731cm" draw:start-shape="id158" draw:start-glue-point="2" draw:end-shape="id159" draw:end-glue-point="4" svg:d="m4429 18780v476h-4v475" svg:viewBox="0 0 5 952">
          <text:p/>
        </draw:connector>
        <draw:custom-shape draw:style-name="gr2" draw:text-style-name="P1" xml:id="id159" draw:id="id159" draw:layer="layout" svg:width="0.7cm" svg:height="0.7cm" svg:x="4.075cm" svg:y="19.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905cm" svg:height="0.645cm" svg:x="3.921cm" svg:y="20.375cm">
          <draw:text-box>
            <text:p><text:span text:style-name="T1">End</text:span></text:p>
          </draw:text-box>
        </draw:frame>
        <draw:frame draw:style-name="gr15" draw:text-style-name="P3" draw:layer="layout" svg:width="2.413cm" svg:height="1.039cm" svg:x="6.588cm" svg:y="15.859cm">
          <draw:text-box>
            <text:p text:style-name="P1"><text:span text:style-name="T1">Finish</text:span></text:p>
            <text:p text:style-name="P1"><text:span text:style-name="T1">Purge</text:span></text:p>
          </draw:text-box>
        </draw:frame>
        <draw:frame draw:style-name="gr38" draw:text-style-name="P5" draw:layer="layout" svg:width="9.017cm" svg:height="1.673cm" svg:x="9.89cm" svg:y="16.218cm">
          <draw:text-box>
            <text:p><text:span text:style-name="T3">Once the purge (i.e. deconfiguration after a remove) was successful. The results of this run are completely ignor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is Wilke</meta:initial-creator>
    <meta:creation-date>2013-05-31T00:00:55</meta:creation-date>
    <dc:date>2013-09-14T17:46:30</dc:date>
    <dc:creator>Alexis Wilke</dc:creator>
    <meta:editing-duration>PT12H34M12S</meta:editing-duration>
    <meta:editing-cycles>121</meta:editing-cycles>
    <meta:generator>LibreOffice/3.5$Linux_X86_64 LibreOffice_project/350m1$Build-2</meta:generator>
    <meta:document-statistic meta:object-count="538"/>
  </office:meta>
</office:document-meta>
</file>